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5E0000005EACD32FBA6E785776.png" manifest:media-type="image/png"/>
  <manifest:file-entry manifest:full-path="Pictures/100000000000005E0000005E678C7EBED077601A.png" manifest:media-type="image/png"/>
  <manifest:file-entry manifest:full-path="Pictures/1000000000000462000000584F439745515D277C.png" manifest:media-type="image/png"/>
  <manifest:file-entry manifest:full-path="Pictures/1000000000000020000000204B249CA79A42C6D7.png" manifest:media-type="image/png"/>
  <manifest:file-entry manifest:full-path="Pictures/1000020100000A26000000EC2D54EC42112EA04B.png" manifest:media-type="image/png"/>
  <manifest:file-entry manifest:full-path="Pictures/1000000000000059000000478358BC09E866CC53.png" manifest:media-type="image/png"/>
  <manifest:file-entry manifest:full-path="Pictures/1000000000000008000000084D60FB4967481DF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OpenSymbol" svg:font-family="OpenSymbol" style:font-pitch="variable" style:font-charset="x-symbol"/>
    <style:font-face style:name="Tahoma2" svg:font-family="Tahoma"/>
    <style:font-face style:name="monospace" svg:font-family="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1" svg:font-family="Tahoma"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4"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9.151cm" table:align="margins"/>
    </style:style>
    <style:style style:name="Tableau3.A" style:family="table-column">
      <style:table-column-properties style:column-width="4.576cm" style:rel-column-width="32767*"/>
    </style:style>
    <style:style style:name="Tableau3.B" style:family="table-column">
      <style:table-column-properties style:column-width="4.576cm" style:rel-column-width="32768*"/>
    </style:style>
    <style:style style:name="Tableau3.A1" style:family="table-cell">
      <style:table-cell-properties fo:padding="0.097cm" fo:border="none"/>
    </style:style>
    <style:style style:name="P1" style:family="paragraph" style:parent-style-name="Header">
      <style:paragraph-properties fo:text-align="start" style:justify-single-word="false"/>
      <style:text-properties officeooo:paragraph-rsid="010b73da"/>
    </style:style>
    <style:style style:name="P2" style:family="paragraph" style:parent-style-name="Header">
      <style:text-properties fo:font-size="3pt" style:font-size-asian="4pt" style:font-size-complex="4pt"/>
    </style:style>
    <style:style style:name="P3" style:family="paragraph" style:parent-style-name="Header">
      <style:text-properties fo:font-size="14pt" style:font-size-asian="14pt" style:font-size-complex="14pt"/>
    </style:style>
    <style:style style:name="P4" style:family="paragraph" style:parent-style-name="Header">
      <style:paragraph-properties fo:text-align="end" style:justify-single-word="false"/>
      <style:text-properties fo:font-size="12pt" style:font-size-asian="12pt" style:font-size-complex="12pt"/>
    </style:style>
    <style:style style:name="P5" style:family="paragraph" style:parent-style-name="Footer">
      <style:text-properties officeooo:paragraph-rsid="018620a3"/>
    </style:style>
    <style:style style:name="P6" style:family="paragraph" style:parent-style-name="Footer">
      <style:text-properties officeooo:paragraph-rsid="00a59a60"/>
    </style:style>
    <style:style style:name="P7" style:family="paragraph" style:parent-style-name="Footer">
      <style:text-properties officeooo:rsid="00178920" officeooo:paragraph-rsid="00178920"/>
    </style:style>
    <style:style style:name="P8" style:family="paragraph" style:parent-style-name="Footer">
      <style:text-properties officeooo:paragraph-rsid="004274bc"/>
    </style:style>
    <style:style style:name="P9"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P10" style:family="paragraph" style:parent-style-name="Footer">
      <style:paragraph-properties fo:text-align="center" style:justify-single-word="false"/>
      <style:text-properties officeooo:rsid="001f8a2d" officeooo:paragraph-rsid="000a0746"/>
    </style:style>
    <style:style style:name="P11" style:family="paragraph" style:parent-style-name="_5f_Header_20_page_20_paire_20__28_G_29_">
      <style:paragraph-properties fo:text-align="start" style:justify-single-word="false"/>
    </style:style>
    <style:style style:name="P12" style:family="paragraph" style:parent-style-name="_5f_Header_20_page_20_paire_20__28_G_29_">
      <style:paragraph-properties fo:text-align="start" style:justify-single-word="false"/>
      <style:text-properties officeooo:paragraph-rsid="0297b650"/>
    </style:style>
    <style:style style:name="P13" style:family="paragraph" style:parent-style-name="Standard">
      <style:text-properties fo:font-size="9pt" officeooo:paragraph-rsid="021387f4" style:font-size-asian="8.55000019073486pt" style:font-size-complex="9.80000019073486pt"/>
    </style:style>
    <style:style style:name="P14" style:family="paragraph" style:parent-style-name="Standard">
      <style:text-properties fo:font-size="10pt" style:font-size-asian="10pt" style:font-size-complex="10pt"/>
    </style:style>
    <style:style style:name="P15" style:family="paragraph" style:parent-style-name="Standard">
      <style:text-properties officeooo:paragraph-rsid="029191d0"/>
    </style:style>
    <style:style style:name="P16" style:family="paragraph" style:parent-style-name="Standard">
      <style:text-properties fo:font-size="6pt" style:font-size-asian="6pt" style:font-size-complex="6pt"/>
    </style:style>
    <style:style style:name="P1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0" style:family="paragraph" style:parent-style-name="_5f_En-tête">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384cf" style:font-size-asian="16pt" style:font-style-asian="normal" style:font-size-complex="16pt" style:font-style-complex="normal"/>
    </style:style>
    <style:style style:name="P21" style:family="paragraph" style:parent-style-name="Standard">
      <style:paragraph-properties fo:margin-top="0.199cm" fo:margin-bottom="0cm" style:contextual-spacing="false"/>
      <style:text-properties officeooo:rsid="00178920" officeooo:paragraph-rsid="00178920"/>
    </style:style>
    <style:style style:name="P22" style:family="paragraph" style:parent-style-name="Folio">
      <style:paragraph-properties fo:text-align="center" style:justify-single-word="false"/>
      <style:text-properties fo:font-size="8pt" officeooo:paragraph-rsid="001ce334" style:font-size-asian="8pt" style:font-size-complex="8pt"/>
    </style:style>
    <style:style style:name="P23"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2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_5f_En-tête">
      <style:paragraph-properties fo:text-align="start" style:justify-single-word="false"/>
      <style:text-properties fo:font-variant="small-caps" fo:color="#1ca2b8" loext:opacity="100%" style:font-name="Bitstream Vera Sans5" fo:font-size="16pt" fo:font-style="normal" fo:text-shadow="none" fo:font-weight="bold" officeooo:rsid="02a438c1" officeooo:paragraph-rsid="02a52c56" style:font-size-asian="16pt" style:font-style-asian="normal" style:font-size-complex="16pt" style:font-style-complex="normal"/>
    </style:style>
    <style:style style:name="P27" style:family="paragraph" style:parent-style-name="_5f_En-tête">
      <style:paragraph-properties fo:text-align="start" style:justify-single-word="false"/>
      <style:text-properties fo:font-variant="small-caps" fo:color="#1ca2b8" loext:opacity="100%" style:font-name="Bitstream Vera Sans5" fo:font-size="16pt" fo:letter-spacing="-0.007cm" fo:font-style="normal" fo:text-shadow="none" fo:font-weight="bold" officeooo:rsid="02a438c1" officeooo:paragraph-rsid="02a74d55" style:font-size-asian="16pt" style:font-style-asian="normal" style:font-size-complex="16pt" style:font-style-complex="normal"/>
    </style:style>
    <style:style style:name="P28" style:family="paragraph" style:parent-style-name="_5f_Footer_20_page_20_impaire_20__28_D_29_">
      <style:paragraph-properties fo:text-align="center" style:justify-single-word="false"/>
      <style:text-properties officeooo:paragraph-rsid="0297b650"/>
    </style:style>
    <style:style style:name="P29" style:family="paragraph" style:parent-style-name="_5f_Footer_20_page_20_impaire_20__28_D_29_">
      <style:paragraph-properties fo:text-align="center" style:justify-single-word="false"/>
      <style:text-properties officeooo:paragraph-rsid="02943ba7"/>
    </style:style>
    <style:style style:name="P30" style:family="paragraph" style:parent-style-name="_5f_Footer_20_page_20_impaire_20__28_D_29_">
      <style:paragraph-properties fo:text-align="center" style:justify-single-word="false"/>
      <style:text-properties fo:font-variant="small-caps" fo:color="#808080" loext:opacity="100%" style:font-name="Bitstream Vera Sans1" fo:font-size="11pt" fo:font-style="normal" fo:font-weight="bold" officeooo:rsid="00375438" officeooo:paragraph-rsid="0297b650" fo:background-color="transparent" style:font-size-asian="11pt" style:font-style-asian="normal" style:font-weight-asian="bold" style:font-size-complex="11pt" style:font-style-complex="normal" style:font-weight-complex="normal"/>
    </style:style>
    <style:style style:name="P31" style:family="paragraph" style:parent-style-name="_5f_Footer_20_page_20_paire_20__28_G_29_">
      <style:text-properties officeooo:paragraph-rsid="02cdb06c"/>
    </style:style>
    <style:style style:name="P32" style:family="paragraph" style:parent-style-name="_5f_Titre_20_d_27_exercices_20_livret" style:list-style-name="_5f_Numérotation_20_des_20_exercices_20_livrets"/>
    <style:style style:name="P33" style:family="paragraph" style:parent-style-name="_5f_Titre_20_d_27_exercices_20_livret_20_avec_20_num_20_exo" style:master-page-name="SERIE_5f_G_5f_GAUCHE_5f_ET_5f_DROITE_5f_2COL">
      <style:paragraph-properties style:page-number="auto"/>
    </style:style>
    <style:style style:name="P34" style:family="paragraph" style:parent-style-name="_5f_Titre_20_d_27_exercices_20_livret_20_sans_20_titre_20_avec_20_num_20_exo" style:master-page-name="SERIE_5f_G_5f_GAUCHE_5f_ET_5f_DROITE_5f_1COL">
      <style:paragraph-properties style:page-number="auto"/>
      <style:text-properties officeooo:paragraph-rsid="029191d0"/>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37" style:family="paragraph">
      <loext:graphic-properties draw:fill="solid" draw:fill-color="#1ca2b8"/>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P4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4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P47"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P48" style:family="paragraph">
      <loext:graphic-properties draw:fill="solid"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4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1"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style:paragraph-properties fo:margin-left="0cm" fo:margin-right="0cm" fo:margin-top="0cm" fo:margin-bottom="0cm" fo:line-height="100%" fo:text-indent="0cm" style:writing-mode="lr-tb"/>
    </style:style>
    <style:style style:name="P5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 style:family="paragraph">
      <loext:graphic-properties draw:fill="none"/>
    </style:style>
    <style:style style:name="P63" style:family="paragraph">
      <loext:graphic-properties draw:fill="none" draw:fill-color="#ffffff"/>
      <style:paragraph-properties style:writing-mode="lr-tb"/>
      <style:text-properties style:font-name="Bitstream Vera Sans5" fo:font-size="10pt" style:font-size-asian="10pt" style:font-size-complex="10pt"/>
    </style:style>
    <style:style style:name="P6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5"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6" style:family="paragraph">
      <loext:graphic-properties draw:fill="none" draw:fill-color="#ffffff"/>
      <style:paragraph-properties style:writing-mode="lr-tb"/>
      <style:text-properties fo:color="#ffffff" loext:opacity="100%" fo:font-size="16pt" style:font-size-asian="16pt" style:font-size-complex="16pt"/>
    </style:style>
    <style:style style:name="P67" style:family="paragraph">
      <loext:graphic-properties draw:fill="solid" draw:fill-color="#00cccc"/>
      <style:paragraph-properties style:writing-mode="lr-tb"/>
      <style:text-properties fo:color="#ffffff" loext:opacity="100%"/>
    </style:style>
    <style:style style:name="T1" style:family="text">
      <style:text-properties fo:color="#0066ff" loext:opacity="100%" fo:font-size="16pt" fo:letter-spacing="normal" officeooo:rsid="01202368" style:font-size-asian="16pt" style:font-size-complex="16pt"/>
    </style:style>
    <style:style style:name="T2" style:family="text">
      <style:text-properties fo:font-variant="normal" fo:text-transform="none" fo:color="#0066ff" loext:opacity="100%" style:font-name="Bitstream Vera Sans5" fo:font-size="16pt" fo:letter-spacing="normal" fo:font-style="normal" fo:text-shadow="none" fo:font-weight="bold" officeooo:rsid="01cc996b" style:font-size-asian="16pt" style:font-style-asian="normal" style:font-size-complex="16pt" style:font-style-complex="normal"/>
    </style:style>
    <style:style style:name="T3" style:family="text">
      <style:text-properties fo:font-variant="normal" fo:text-transform="none" fo:color="#3c3c3c" loext:opacity="100%" style:font-name="monospace" fo:font-size="10.6499996185303pt" fo:letter-spacing="normal" fo:font-style="normal" fo:font-weight="normal"/>
    </style:style>
    <style:style style:name="T4" style:family="text">
      <style:text-properties fo:font-variant="normal" fo:text-transform="none" fo:color="#000000" loext:opacity="100%" style:font-name="Bitstream Vera Sans5" fo:background-color="transparent" loext:char-shading-value="0"/>
    </style:style>
    <style:style style:name="T5" style:family="text">
      <style:text-properties officeooo:rsid="0297b650"/>
    </style:style>
    <style:style style:name="T6" style:family="text">
      <style:text-properties fo:font-variant="small-caps" fo:color="#808080" loext:opacity="100%" style:font-name="Bitstream Vera Sans1"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7" style:family="text">
      <style:text-properties fo:font-variant="small-caps" fo:color="#808080" loext:opacity="100%" style:font-name="Bitstream Vera Sans1"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8" style:family="text">
      <style:text-properties fo:font-variant="small-caps" fo:color="#808080" loext:opacity="100%" style:font-name="Bitstream Vera Sans1" fo:font-size="11pt" fo:font-style="normal" fo:font-weight="bold" officeooo:rsid="0297b650" fo:background-color="transparent" loext:char-shading-value="0" style:font-size-asian="11pt" style:font-style-asian="normal" style:font-weight-asian="bold" style:font-size-complex="11pt" style:font-style-complex="normal" style:font-weight-complex="normal"/>
    </style:style>
    <style:style style:name="T9" style:family="text">
      <style:text-properties fo:font-variant="small-caps" fo:color="#808080" loext:opacity="100%" style:font-name="Bitstream Vera Sans1" fo:font-size="11pt" fo:font-style="normal" fo:font-weight="bold" officeooo:rsid="02892b50" fo:background-color="transparent" loext:char-shading-value="0" style:font-size-asian="11pt" style:font-style-asian="normal" style:font-weight-asian="bold" style:font-size-complex="11pt" style:font-style-complex="normal" style:font-weight-complex="normal"/>
    </style:style>
    <style:style style:name="T10" style:family="text">
      <style:text-properties fo:font-variant="small-caps" fo:font-size="15pt" style:font-size-asian="15pt" style:font-size-complex="15pt"/>
    </style:style>
    <style:style style:name="T11"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T12"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T13"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T14" style:family="text">
      <style:text-properties fo:font-variant="small-caps" officeooo:rsid="00990660"/>
    </style:style>
    <style:style style:name="T15" style:family="text">
      <style:text-properties fo:font-variant="small-caps" officeooo:rsid="0054f64f"/>
    </style:style>
    <style:style style:name="T16" style:family="text">
      <style:text-properties fo:font-variant="small-caps" officeooo:rsid="00b5d2d1"/>
    </style:style>
    <style:style style:name="T17" style:family="text">
      <style:text-properties fo:font-variant="small-caps" officeooo:rsid="00b6801f"/>
    </style:style>
    <style:style style:name="T18" style:family="text">
      <style:text-properties officeooo:rsid="01f05ba6"/>
    </style:style>
    <style:style style:name="T19" style:family="text">
      <style:text-properties officeooo:rsid="01f06956"/>
    </style:style>
    <style:style style:name="T20" style:family="text">
      <style:text-properties officeooo:rsid="02892b50"/>
    </style:style>
    <style:style style:name="T21" style:family="text">
      <style:text-properties style:use-window-font-color="true" loext:opacity="0%" fo:font-weight="normal" officeooo:rsid="0247d6cd"/>
    </style:style>
    <style:style style:name="T22" style:family="text">
      <style:text-properties style:use-window-font-color="true" loext:opacity="0%" style:font-name="Bitstream Vera Sans5"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23" style:family="text">
      <style:text-properties fo:color="#000000" loext:opacity="100%" style:text-underline-style="none" fo:font-weight="bold" style:font-weight-asian="bold" style:font-weight-complex="bold"/>
    </style:style>
    <style:style style:name="T24" style:family="text">
      <style:text-properties fo:color="#000000" loext:opacity="100%" style:font-name="Bitstream Vera Sans5" fo:font-size="10pt" fo:font-style="normal" fo:font-weight="normal" officeooo:rsid="02890049" fo:background-color="transparent" loext:char-shading-value="0" style:font-size-asian="12pt" style:font-style-asian="italic" style:font-size-complex="12pt" style:font-style-complex="italic"/>
    </style:style>
    <style:style style:name="T25" style:family="text">
      <style:text-properties fo:font-size="9pt" fo:font-style="normal" officeooo:rsid="0218ad7a"/>
    </style:style>
    <style:style style:name="T26" style:family="text">
      <style:text-properties officeooo:rsid="001ae645"/>
    </style:style>
    <style:style style:name="T27" style:family="text">
      <style:text-properties fo:color="#ff660d" loext:opacity="100%" style:text-underline-style="none" fo:font-weight="bold" style:font-weight-asian="bold" style:font-weight-complex="bold"/>
    </style:style>
    <style:style style:name="T28" style:family="text">
      <style:text-properties officeooo:rsid="0218ad7a"/>
    </style:style>
    <style:style style:name="T29" style:family="text">
      <style:text-properties fo:font-size="6pt" officeooo:rsid="0218ad7a" style:font-size-asian="6pt" style:font-size-complex="6pt"/>
    </style:style>
    <style:style style:name="T30" style:family="text">
      <style:text-properties style:text-position="sub 58%"/>
    </style:style>
    <style:style style:name="T31" style:family="text">
      <style:text-properties officeooo:rsid="022307af"/>
    </style:style>
    <style:style style:name="T32" style:family="text">
      <style:text-properties officeooo:rsid="02248c2e"/>
    </style:style>
    <style:style style:name="T33" style:family="text">
      <style:text-properties officeooo:rsid="023628dc"/>
    </style:style>
    <style:style style:name="T34" style:family="text">
      <style:text-properties officeooo:rsid="0247d6cd"/>
    </style:style>
    <style:style style:name="T35" style:family="text">
      <style:text-properties fo:font-size="10pt" style:font-size-asian="10pt" style:font-size-complex="10pt"/>
    </style:style>
    <style:style style:name="T36" style:family="text">
      <style:text-properties fo:font-size="10pt" officeooo:rsid="0218ad7a" style:font-size-asian="10pt" style:font-size-complex="10pt"/>
    </style:style>
    <style:style style:name="T37" style:family="text">
      <style:text-properties fo:font-size="10pt" officeooo:rsid="02890049" style:font-size-asian="10pt" style:font-size-complex="10pt"/>
    </style:style>
    <style:style style:name="T38" style:family="text">
      <style:text-properties fo:font-size="10pt" fo:font-style="normal" officeooo:rsid="0218ad7a" style:font-size-asian="10pt" style:font-size-complex="10pt"/>
    </style:style>
    <style:style style:name="T39" style:family="text">
      <style:text-properties officeooo:rsid="020d3d04"/>
    </style:style>
    <style:style style:name="T40" style:family="text">
      <style:text-properties fo:font-size="12pt" style:font-size-asian="12pt" style:font-size-complex="12pt"/>
    </style:style>
    <style:style style:name="T41" style:family="text">
      <style:text-properties officeooo:rsid="00b5d2d1"/>
    </style:style>
    <style:style style:name="T42" style:family="text">
      <style:text-properties fo:text-transform="uppercase" fo:color="#808080" loext:opacity="100%" style:font-name="Bitstream Vera Sans1" fo:font-size="9pt" officeooo:rsid="009a8a6b" fo:background-color="transparent" loext:char-shading-value="0"/>
    </style:style>
    <style:style style:name="T43" style:family="text">
      <style:text-properties fo:text-transform="uppercase" fo:color="#808080" loext:opacity="100%" style:font-name="Bitstream Vera Sans1" fo:font-size="9pt" officeooo:rsid="00b5d2d1" fo:background-color="transparent" loext:char-shading-value="0"/>
    </style:style>
    <style:style style:name="T44" style:family="text">
      <style:text-properties fo:text-transform="uppercase" fo:color="#808080" loext:opacity="100%" style:font-name="Bitstream Vera Sans1" fo:font-size="9pt" officeooo:rsid="00b6801f" fo:background-color="transparent" loext:char-shading-value="0"/>
    </style:style>
    <style:style style:name="T45" style:family="text">
      <style:text-properties fo:text-transform="uppercase" fo:color="#808080" loext:opacity="100%" style:font-name="Bitstream Vera Sans1" fo:font-size="9pt" officeooo:rsid="009e3fdd" fo:background-color="transparent" loext:char-shading-value="0"/>
    </style:style>
    <style:style style:name="T46" style:family="text">
      <style:text-properties officeooo:rsid="009e3fdd"/>
    </style:style>
    <style:style style:name="T47" style:family="text">
      <style:text-properties officeooo:rsid="00b6801f"/>
    </style:style>
    <style:style style:name="T48" style:family="text">
      <style:text-properties officeooo:rsid="002925a2"/>
    </style:style>
    <style:style style:name="T49" style:family="text">
      <style:text-properties officeooo:rsid="002b33ed"/>
    </style:style>
    <style:style style:name="T50" style:family="text">
      <style:text-properties fo:color="#ffffff" loext:opacity="100%" style:font-name="Bitstream Vera Sans5" fo:font-size="16pt" fo:font-weight="bold" style:font-size-asian="16pt" style:font-weight-asian="bold" style:font-size-complex="16pt" style:font-weight-complex="bold"/>
    </style:style>
    <style:style style:name="T5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2"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3"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54"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55" style:family="text">
      <style:text-properties style:use-window-font-color="true" loext:opacity="0%" style:text-outline="false" style:text-line-through-style="none" style:text-line-through-type="none" style:text-position="-33% 58%"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56" style:family="text">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7" style:family="text">
      <style:text-properties style:font-name="Bitstream Vera Sans5" fo:font-size="10pt" style:font-size-asian="10pt" style:font-size-complex="10pt"/>
    </style:style>
    <style:style style:name="T58" style:family="text">
      <style:text-properties fo:color="#ffffff" loext:opacity="100%" fo:font-size="16pt" fo:font-weight="bold" style:font-size-asian="16pt" style:font-weight-asian="bold" style:font-size-complex="16pt" style:font-weight-complex="bold"/>
    </style:style>
    <style:style style:name="T59" style:family="text">
      <style:text-properties fo:color="#ffffff" loext:opacity="100%" fo:font-size="16pt" style:font-size-asian="16pt" style:font-size-complex="16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1ca2b8" style:run-through="foreground" style:wrap="none" style:vertical-pos="from-top" style:vertical-rel="page"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49cm" svg:stroke-color="#b3b3b3" draw:marker-start-width="0.3cm" draw:marker-start-center="false" draw:marker-end-width="0.3cm" draw:marker-end-center="false" draw:fill="none" draw:fill-color="#ffffff" draw:textarea-horizontal-align="justify" draw:auto-grow-width="true" fo:min-height="0.413cm" fo:min-width="0.503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style:run-through="foreground"/>
    </style:style>
    <style:style style:name="gr8" style:family="graphic">
      <style:graphic-properties draw:stroke="solid"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solid" svg:stroke-width="0.041cm" svg:stroke-color="#d3802c" draw:marker-start-width="0.397cm" draw:marker-start-center="false" draw:marker-end-width="0.397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0"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none" svg:stroke-width="0cm" svg:stroke-color="#b3b3b3" draw:marker-start-width="0.3cm" draw:marker-start-center="false" draw:marker-end-width="0.3cm" draw:marker-end-center="false" draw:fill="none" draw:fill-color="#ffffff" draw:textarea-horizontal-align="justify" fo:min-height="0.483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b3b3b3" draw:marker-start-width="0.3cm" draw:marker-start-center="false" draw:marker-end-width="0.3cm" draw:marker-end-center="false" draw:fill="none" draw:fill-color="#ffffff" draw:textarea-horizontal-align="justify" fo:min-height="0.49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solid" svg:stroke-width="0.019cm" svg:stroke-color="#b3b3b3"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none" svg:stroke-width="0.049cm" svg:stroke-color="#b3b3b3" draw:marker-start-width="0.3cm" draw:marker-start-center="false" draw:marker-end-width="0.3cm" draw:marker-end-center="false" draw:fill="none" draw:fill-color="#ffffff" draw:textarea-horizontal-align="justify" draw:auto-grow-width="true" fo:min-height="0.471cm" fo:min-width="0.51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041cm" svg:stroke-color="#d3802c" draw:marker-start-width="0.277cm" draw:marker-start-center="false" draw:marker-end-width="0.277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049cm" svg:stroke-color="#000000" draw:marker-start-width="0.3cm" draw:marker-start-center="false"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solid" draw:stroke-dash="Dashed_20__28_var_29__20_658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 style:family="graphic">
      <style:graphic-properties draw:stroke="solid" draw:stroke-dash="Dashed_20__28_var_29__20_658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 style:family="graphic">
      <style:graphic-properties draw:stroke="solid" draw:stroke-dash="Dashed_20__28_var_29__20_658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 style:family="graphic">
      <style:graphic-properties draw:stroke="solid" draw:stroke-dash="Dashed_20__28_var_29__20_658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 style:family="graphic">
      <style:graphic-properties draw:stroke="solid" draw:stroke-dash="Dashed_20__28_var_29__20_658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 style:family="graphic">
      <style:graphic-properties draw:stroke="solid" draw:stroke-dash="Dashed_20__28_var_29__20_658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 style:family="graphic">
      <style:graphic-properties draw:stroke="solid" draw:stroke-dash="Dashed_20__28_var_29__20_658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 style:family="graphic">
      <style:graphic-properties draw:stroke="solid" draw:stroke-dash="Dashed_20__28_var_29__20_658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6" style:family="graphic">
      <style:graphic-properties draw:stroke="solid" draw:stroke-dash="Dashed_20__28_var_29__20_659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7" style:family="graphic">
      <style:graphic-properties draw:stroke="solid" draw:stroke-dash="Dashed_20__28_var_29__20_659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8" style:family="graphic">
      <style:graphic-properties draw:stroke="solid" draw:stroke-dash="Dashed_20__28_var_29__20_659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9" style:family="graphic">
      <style:graphic-properties draw:stroke="solid" draw:stroke-dash="Dashed_20__28_var_29__20_659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0" style:family="graphic">
      <style:graphic-properties draw:stroke="solid" draw:stroke-dash="Dashed_20__28_var_29__20_659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1" style:family="graphic">
      <style:graphic-properties draw:stroke="solid" draw:stroke-dash="Dashed_20__28_var_29__20_659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2" style:family="graphic">
      <style:graphic-properties draw:stroke="solid" draw:stroke-dash="Dashed_20__28_var_29__20_659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3" style:family="graphic">
      <style:graphic-properties draw:stroke="solid" draw:stroke-dash="Dashed_20__28_var_29__20_659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4" style:family="graphic">
      <style:graphic-properties draw:stroke="solid" draw:stroke-dash="Dashed_20__28_var_29__20_659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5" style:family="graphic">
      <style:graphic-properties draw:stroke="solid" draw:stroke-dash="Dashed_20__28_var_29__20_659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6" style:family="graphic">
      <style:graphic-properties draw:stroke="solid" draw:stroke-dash="Dashed_20__28_var_29__20_660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7" style:family="graphic">
      <style:graphic-properties draw:stroke="solid" draw:stroke-dash="Dashed_20__28_var_29__20_660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8" style:family="graphic">
      <style:graphic-properties draw:stroke="solid" draw:stroke-dash="Dashed_20__28_var_29__20_660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39" style:family="graphic">
      <style:graphic-properties draw:stroke="solid" draw:stroke-dash="Dashed_20__28_var_29__20_660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0" style:family="graphic">
      <style:graphic-properties draw:stroke="solid" draw:stroke-dash="Dashed_20__28_var_29__20_660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1" style:family="graphic">
      <style:graphic-properties draw:stroke="solid" draw:stroke-dash="Dashed_20__28_var_29__20_660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2" style:family="graphic">
      <style:graphic-properties draw:stroke="solid" draw:stroke-dash="Dashed_20__28_var_29__20_660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3" style:family="graphic">
      <style:graphic-properties draw:stroke="solid" draw:stroke-dash="Dashed_20__28_var_29__20_660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4" style:family="graphic">
      <style:graphic-properties draw:stroke="solid" draw:stroke-dash="Dashed_20__28_var_29__20_660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5" style:family="graphic">
      <style:graphic-properties draw:stroke="solid" draw:stroke-dash="Dashed_20__28_var_29__20_660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6" style:family="graphic">
      <style:graphic-properties draw:stroke="solid" draw:stroke-dash="Dashed_20__28_var_29__20_661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7" style:family="graphic">
      <style:graphic-properties draw:stroke="solid" draw:stroke-dash="Dashed_20__28_var_29__20_661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8" style:family="graphic">
      <style:graphic-properties draw:stroke="solid" draw:stroke-dash="Dashed_20__28_var_29__20_661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49" style:family="graphic">
      <style:graphic-properties draw:stroke="solid" draw:stroke-dash="Dashed_20__28_var_29__20_661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0" style:family="graphic">
      <style:graphic-properties draw:stroke="solid" draw:stroke-dash="Dashed_20__28_var_29__20_661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1" style:family="graphic">
      <style:graphic-properties draw:stroke="solid" draw:stroke-dash="Dashed_20__28_var_29__20_661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2" style:family="graphic">
      <style:graphic-properties draw:stroke="solid" draw:stroke-dash="Dashed_20__28_var_29__20_661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3" style:family="graphic">
      <style:graphic-properties draw:stroke="solid" draw:stroke-dash="Dashed_20__28_var_29__20_661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4" style:family="graphic">
      <style:graphic-properties draw:stroke="solid" draw:stroke-dash="Dashed_20__28_var_29__20_661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5" style:family="graphic">
      <style:graphic-properties draw:stroke="solid" draw:stroke-dash="Dashed_20__28_var_29__20_661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6" style:family="graphic">
      <style:graphic-properties draw:stroke="solid" draw:stroke-dash="Dashed_20__28_var_29__20_662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7" style:family="graphic">
      <style:graphic-properties draw:stroke="solid" draw:stroke-dash="Dashed_20__28_var_29__20_662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8" style:family="graphic">
      <style:graphic-properties draw:stroke="solid" draw:stroke-dash="Dashed_20__28_var_29__20_662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9" style:family="graphic">
      <style:graphic-properties draw:stroke="solid" draw:stroke-dash="Dashed_20__28_var_29__20_662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0" style:family="graphic">
      <style:graphic-properties draw:stroke="solid" draw:stroke-dash="Dashed_20__28_var_29__20_662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1" style:family="graphic">
      <style:graphic-properties draw:stroke="solid" draw:stroke-dash="Dashed_20__28_var_29__20_662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2" style:family="graphic">
      <style:graphic-properties draw:stroke="solid" draw:stroke-dash="Dashed_20__28_var_29__20_662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3" style:family="graphic">
      <style:graphic-properties draw:stroke="solid" draw:stroke-dash="Dashed_20__28_var_29__20_662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4" style:family="graphic">
      <style:graphic-properties draw:stroke="solid" draw:stroke-dash="Dashed_20__28_var_29__20_662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5" style:family="graphic">
      <style:graphic-properties draw:stroke="solid" draw:stroke-dash="Dashed_20__28_var_29__20_662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6" style:family="graphic">
      <style:graphic-properties draw:stroke="solid" draw:stroke-dash="Dashed_20__28_var_29__20_663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7" style:family="graphic">
      <style:graphic-properties draw:stroke="solid" draw:stroke-dash="Dashed_20__28_var_29__20_663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8" style:family="graphic">
      <style:graphic-properties draw:stroke="solid" draw:stroke-dash="Dashed_20__28_var_29__20_663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9" style:family="graphic">
      <style:graphic-properties draw:stroke="solid" draw:stroke-dash="Dashed_20__28_var_29__20_663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0" style:family="graphic">
      <style:graphic-properties draw:stroke="solid" draw:stroke-dash="Dashed_20__28_var_29__20_663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1" style:family="graphic">
      <style:graphic-properties draw:stroke="solid" draw:stroke-dash="Dashed_20__28_var_29__20_663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2" style:family="graphic">
      <style:graphic-properties draw:stroke="solid" draw:stroke-dash="Dashed_20__28_var_29__20_663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3" style:family="graphic">
      <style:graphic-properties draw:stroke="solid" draw:stroke-dash="Dashed_20__28_var_29__20_663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4" style:family="graphic">
      <style:graphic-properties draw:stroke="solid" draw:stroke-dash="Dashed_20__28_var_29__20_663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5" style:family="graphic">
      <style:graphic-properties draw:stroke="solid" draw:stroke-dash="Dashed_20__28_var_29__20_663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6" style:family="graphic">
      <style:graphic-properties draw:stroke="solid" draw:stroke-dash="Dashed_20__28_var_29__20_664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7" style:family="graphic">
      <style:graphic-properties draw:stroke="solid" draw:stroke-dash="Dashed_20__28_var_29__20_664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8" style:family="graphic">
      <style:graphic-properties draw:stroke="solid" draw:stroke-dash="Dashed_20__28_var_29__20_664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9" style:family="graphic">
      <style:graphic-properties draw:stroke="solid" draw:stroke-dash="Dashed_20__28_var_29__20_664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0" style:family="graphic">
      <style:graphic-properties draw:stroke="solid" draw:stroke-dash="Dashed_20__28_var_29__20_664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1" style:family="graphic">
      <style:graphic-properties draw:stroke="solid" draw:stroke-dash="Dashed_20__28_var_29__20_664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2" style:family="graphic">
      <style:graphic-properties draw:stroke="solid" draw:stroke-dash="Dashed_20__28_var_29__20_664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3" style:family="graphic">
      <style:graphic-properties draw:stroke="solid" draw:stroke-dash="Dashed_20__28_var_29__20_664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4" style:family="graphic">
      <style:graphic-properties draw:stroke="solid" draw:stroke-dash="Dashed_20__28_var_29__20_664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5" style:family="graphic">
      <style:graphic-properties draw:stroke="solid" draw:stroke-dash="Dashed_20__28_var_29__20_664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6" style:family="graphic">
      <style:graphic-properties draw:stroke="solid" draw:stroke-dash="Dashed_20__28_var_29__20_665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7" style:family="graphic">
      <style:graphic-properties draw:stroke="solid" draw:stroke-dash="Dashed_20__28_var_29__20_665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8" style:family="graphic">
      <style:graphic-properties draw:stroke="solid" draw:stroke-dash="Dashed_20__28_var_29__20_665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9" style:family="graphic">
      <style:graphic-properties draw:stroke="solid" draw:stroke-dash="Dashed_20__28_var_29__20_665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0" style:family="graphic">
      <style:graphic-properties draw:stroke="solid" draw:stroke-dash="Dashed_20__28_var_29__20_665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1" style:family="graphic">
      <style:graphic-properties draw:stroke="solid" draw:stroke-dash="Dashed_20__28_var_29__20_665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2" style:family="graphic">
      <style:graphic-properties draw:stroke="solid" draw:stroke-dash="Dashed_20__28_var_29__20_665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3" style:family="graphic">
      <style:graphic-properties draw:stroke="solid" draw:stroke-dash="Dashed_20__28_var_29__20_665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4" style:family="graphic">
      <style:graphic-properties draw:stroke="solid" draw:stroke-dash="Dashed_20__28_var_29__20_665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5" style:family="graphic">
      <style:graphic-properties draw:stroke="solid" draw:stroke-dash="Dashed_20__28_var_29__20_665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6" style:family="graphic">
      <style:graphic-properties draw:stroke="solid" draw:stroke-dash="Dashed_20__28_var_29__20_666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7" style:family="graphic">
      <style:graphic-properties draw:stroke="solid" draw:stroke-dash="Dashed_20__28_var_29__20_666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8" style:family="graphic">
      <style:graphic-properties draw:stroke="solid" draw:stroke-dash="Dashed_20__28_var_29__20_666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9" style:family="graphic">
      <style:graphic-properties draw:stroke="solid" draw:stroke-dash="Dashed_20__28_var_29__20_666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0" style:family="graphic">
      <style:graphic-properties draw:stroke="solid" draw:stroke-dash="Dashed_20__28_var_29__20_666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1" style:family="graphic">
      <style:graphic-properties draw:stroke="solid" draw:stroke-dash="Dashed_20__28_var_29__20_666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2" style:family="graphic">
      <style:graphic-properties draw:stroke="solid" draw:stroke-dash="Dashed_20__28_var_29__20_666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3" style:family="graphic">
      <style:graphic-properties draw:stroke="solid" draw:stroke-dash="Dashed_20__28_var_29__20_666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4" style:family="graphic">
      <style:graphic-properties draw:stroke="solid" draw:stroke-dash="Dashed_20__28_var_29__20_666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5" style:family="graphic">
      <style:graphic-properties draw:stroke="solid" draw:stroke-dash="Dashed_20__28_var_29__20_666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6" style:family="graphic">
      <style:graphic-properties draw:stroke="solid" draw:stroke-dash="Dashed_20__28_var_29__20_667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7" style:family="graphic">
      <style:graphic-properties draw:stroke="solid" draw:stroke-dash="Dashed_20__28_var_29__20_667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8" style:family="graphic">
      <style:graphic-properties draw:stroke="solid" draw:stroke-dash="Dashed_20__28_var_29__20_729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9" style:family="graphic">
      <style:graphic-properties draw:stroke="solid" draw:stroke-dash="Dashed_20__28_var_29__20_730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0" style:family="graphic">
      <style:graphic-properties draw:stroke="solid" draw:stroke-dash="Dashed_20__28_var_29__20_730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1" style:family="graphic">
      <style:graphic-properties draw:stroke="solid" draw:stroke-dash="Dashed_20__28_var_29__20_730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2" style:family="graphic">
      <style:graphic-properties draw:stroke="solid" draw:stroke-dash="Dashed_20__28_var_29__20_730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3" style:family="graphic">
      <style:graphic-properties draw:stroke="solid" draw:stroke-dash="Dashed_20__28_var_29__20_730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4" style:family="graphic">
      <style:graphic-properties draw:stroke="solid" draw:stroke-dash="Dashed_20__28_var_29__20_730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5" style:family="graphic">
      <style:graphic-properties draw:stroke="solid" draw:stroke-dash="Dashed_20__28_var_29__20_730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6" style:family="graphic">
      <style:graphic-properties draw:stroke="solid" draw:stroke-dash="Dashed_20__28_var_29__20_730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7" style:family="graphic">
      <style:graphic-properties draw:stroke="solid" draw:stroke-dash="Dashed_20__28_var_29__20_730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8" style:family="graphic">
      <style:graphic-properties draw:stroke="solid" draw:stroke-dash="Dashed_20__28_var_29__20_730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9" style:family="graphic">
      <style:graphic-properties draw:stroke="solid" draw:stroke-dash="Dashed_20__28_var_29__20_731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0" style:family="graphic">
      <style:graphic-properties draw:stroke="solid" draw:stroke-dash="Dashed_20__28_var_29__20_731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1" style:family="graphic">
      <style:graphic-properties draw:stroke="solid" draw:stroke-dash="Dashed_20__28_var_29__20_731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2" style:family="graphic">
      <style:graphic-properties draw:stroke="solid" draw:stroke-dash="Dashed_20__28_var_29__20_731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3" style:family="graphic">
      <style:graphic-properties draw:stroke="solid" draw:stroke-dash="Dashed_20__28_var_29__20_731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4" style:family="graphic">
      <style:graphic-properties draw:stroke="solid" draw:stroke-dash="Dashed_20__28_var_29__20_731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5" style:family="graphic">
      <style:graphic-properties draw:stroke="solid" draw:stroke-dash="Dashed_20__28_var_29__20_731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6" style:family="graphic">
      <style:graphic-properties draw:stroke="solid" draw:stroke-dash="Dashed_20__28_var_29__20_731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7" style:family="graphic">
      <style:graphic-properties draw:stroke="solid" draw:stroke-dash="Dashed_20__28_var_29__20_731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8" style:family="graphic">
      <style:graphic-properties draw:stroke="solid" draw:stroke-dash="Dashed_20__28_var_29__20_731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9" style:family="graphic">
      <style:graphic-properties draw:stroke="solid" draw:stroke-dash="Dashed_20__28_var_29__20_732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0" style:family="graphic">
      <style:graphic-properties draw:stroke="solid" draw:stroke-dash="Dashed_20__28_var_29__20_732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1" style:family="graphic">
      <style:graphic-properties draw:stroke="solid" draw:stroke-dash="Dashed_20__28_var_29__20_732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2" style:family="graphic">
      <style:graphic-properties draw:stroke="solid" draw:stroke-dash="Dashed_20__28_var_29__20_732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3" style:family="graphic">
      <style:graphic-properties draw:stroke="solid" draw:stroke-dash="Dashed_20__28_var_29__20_732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4" style:family="graphic">
      <style:graphic-properties draw:stroke="solid" draw:stroke-dash="Dashed_20__28_var_29__20_732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5" style:family="graphic">
      <style:graphic-properties draw:stroke="solid" draw:stroke-dash="Dashed_20__28_var_29__20_732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6" style:family="graphic">
      <style:graphic-properties draw:stroke="solid" draw:stroke-dash="Dashed_20__28_var_29__20_732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7" style:family="graphic">
      <style:graphic-properties draw:stroke="solid" draw:stroke-dash="Dashed_20__28_var_29__20_732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8" style:family="graphic">
      <style:graphic-properties draw:stroke="solid" draw:stroke-dash="Dashed_20__28_var_29__20_732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9" style:family="graphic">
      <style:graphic-properties draw:stroke="solid" draw:stroke-dash="Dashed_20__28_var_29__20_733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0" style:family="graphic">
      <style:graphic-properties draw:stroke="solid" draw:stroke-dash="Dashed_20__28_var_29__20_733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1" style:family="graphic">
      <style:graphic-properties draw:stroke="solid" draw:stroke-dash="Dashed_20__28_var_29__20_733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2" style:family="graphic">
      <style:graphic-properties draw:stroke="solid" draw:stroke-dash="Dashed_20__28_var_29__20_733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3" style:family="graphic">
      <style:graphic-properties draw:stroke="solid" draw:stroke-dash="Dashed_20__28_var_29__20_733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4" style:family="graphic">
      <style:graphic-properties draw:stroke="solid" draw:stroke-dash="Dashed_20__28_var_29__20_733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5" style:family="graphic">
      <style:graphic-properties draw:stroke="solid" draw:stroke-dash="Dashed_20__28_var_29__20_733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6" style:family="graphic">
      <style:graphic-properties draw:stroke="solid" draw:stroke-dash="Dashed_20__28_var_29__20_733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7" style:family="graphic">
      <style:graphic-properties draw:stroke="solid" draw:stroke-dash="Dashed_20__28_var_29__20_733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8" style:family="graphic">
      <style:graphic-properties draw:stroke="solid" draw:stroke-dash="Dashed_20__28_var_29__20_733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9" style:family="graphic">
      <style:graphic-properties draw:stroke="solid" draw:stroke-dash="Dashed_20__28_var_29__20_734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0" style:family="graphic">
      <style:graphic-properties draw:stroke="solid" draw:stroke-dash="Dashed_20__28_var_29__20_734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1" style:family="graphic">
      <style:graphic-properties draw:stroke="solid" draw:stroke-dash="Dashed_20__28_var_29__20_734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2" style:family="graphic">
      <style:graphic-properties draw:stroke="solid" draw:stroke-dash="Dashed_20__28_var_29__20_734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3" style:family="graphic">
      <style:graphic-properties draw:stroke="solid" draw:stroke-dash="Dashed_20__28_var_29__20_734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4" style:family="graphic">
      <style:graphic-properties draw:stroke="solid" draw:stroke-dash="Dashed_20__28_var_29__20_734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5" style:family="graphic">
      <style:graphic-properties draw:stroke="solid" draw:stroke-dash="Dashed_20__28_var_29__20_734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6" style:family="graphic">
      <style:graphic-properties draw:stroke="solid" draw:stroke-dash="Dashed_20__28_var_29__20_734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7" style:family="graphic">
      <style:graphic-properties draw:stroke="solid" draw:stroke-dash="Dashed_20__28_var_29__20_734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8" style:family="graphic">
      <style:graphic-properties draw:stroke="solid" draw:stroke-dash="Dashed_20__28_var_29__20_734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9" style:family="graphic">
      <style:graphic-properties draw:stroke="solid" draw:stroke-dash="Dashed_20__28_var_29__20_735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0" style:family="graphic">
      <style:graphic-properties draw:stroke="solid" draw:stroke-dash="Dashed_20__28_var_29__20_735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1" style:family="graphic">
      <style:graphic-properties draw:stroke="solid" draw:stroke-dash="Dashed_20__28_var_29__20_735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2" style:family="graphic">
      <style:graphic-properties draw:stroke="solid" draw:stroke-dash="Dashed_20__28_var_29__20_735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3" style:family="graphic">
      <style:graphic-properties draw:stroke="solid" draw:stroke-dash="Dashed_20__28_var_29__20_735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4" style:family="graphic">
      <style:graphic-properties draw:stroke="solid" draw:stroke-dash="Dashed_20__28_var_29__20_735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5" style:family="graphic">
      <style:graphic-properties draw:stroke="solid" draw:stroke-dash="Dashed_20__28_var_29__20_735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6" style:family="graphic">
      <style:graphic-properties draw:stroke="solid" draw:stroke-dash="Dashed_20__28_var_29__20_735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7" style:family="graphic">
      <style:graphic-properties draw:stroke="solid" draw:stroke-dash="Dashed_20__28_var_29__20_735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8" style:family="graphic">
      <style:graphic-properties draw:stroke="solid" draw:stroke-dash="Dashed_20__28_var_29__20_735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9" style:family="graphic">
      <style:graphic-properties draw:stroke="solid" draw:stroke-dash="Dashed_20__28_var_29__20_736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0" style:family="graphic">
      <style:graphic-properties draw:stroke="solid" draw:stroke-dash="Dashed_20__28_var_29__20_736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1" style:family="graphic">
      <style:graphic-properties draw:stroke="solid" draw:stroke-dash="Dashed_20__28_var_29__20_736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2" style:family="graphic">
      <style:graphic-properties draw:stroke="solid" draw:stroke-dash="Dashed_20__28_var_29__20_736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3" style:family="graphic">
      <style:graphic-properties draw:stroke="solid" draw:stroke-dash="Dashed_20__28_var_29__20_736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4" style:family="graphic">
      <style:graphic-properties draw:stroke="solid" draw:stroke-dash="Dashed_20__28_var_29__20_736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5" style:family="graphic">
      <style:graphic-properties draw:stroke="solid" draw:stroke-dash="Dashed_20__28_var_29__20_736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6" style:family="graphic">
      <style:graphic-properties draw:stroke="solid" draw:stroke-dash="Dashed_20__28_var_29__20_736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7" style:family="graphic">
      <style:graphic-properties draw:stroke="solid" draw:stroke-dash="Dashed_20__28_var_29__20_736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8" style:family="graphic">
      <style:graphic-properties draw:stroke="solid" draw:stroke-dash="Dashed_20__28_var_29__20_736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9" style:family="graphic">
      <style:graphic-properties draw:stroke="solid" draw:stroke-dash="Dashed_20__28_var_29__20_737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0" style:family="graphic">
      <style:graphic-properties draw:stroke="solid" draw:stroke-dash="Dashed_20__28_var_29__20_737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1" style:family="graphic">
      <style:graphic-properties draw:stroke="solid" draw:stroke-dash="Dashed_20__28_var_29__20_737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2" style:family="graphic">
      <style:graphic-properties draw:stroke="solid" draw:stroke-dash="Dashed_20__28_var_29__20_737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3" style:family="graphic">
      <style:graphic-properties draw:stroke="solid" draw:stroke-dash="Dashed_20__28_var_29__20_737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4" style:family="graphic">
      <style:graphic-properties draw:stroke="solid" draw:stroke-dash="Dashed_20__28_var_29__20_737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5" style:family="graphic">
      <style:graphic-properties draw:stroke="solid" draw:stroke-dash="Dashed_20__28_var_29__20_737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6" style:family="graphic">
      <style:graphic-properties draw:stroke="solid" draw:stroke-dash="Dashed_20__28_var_29__20_737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7" style:family="graphic">
      <style:graphic-properties draw:stroke="solid" draw:stroke-dash="Dashed_20__28_var_29__20_737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8" style:family="graphic">
      <style:graphic-properties draw:stroke="solid" draw:stroke-dash="Dashed_20__28_var_29__20_737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9" style:family="graphic">
      <style:graphic-properties draw:stroke="solid" draw:stroke-dash="Dashed_20__28_var_29__20_738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0" style:family="graphic">
      <style:graphic-properties draw:stroke="solid" draw:stroke-dash="Dashed_20__28_var_29__20_738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1" style:family="graphic">
      <style:graphic-properties draw:stroke="solid" draw:stroke-dash="Dashed_20__28_var_29__20_738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2" style:family="graphic">
      <style:graphic-properties draw:stroke="solid" draw:stroke-dash="Dashed_20__28_var_29__20_738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3" style:family="graphic">
      <style:graphic-properties draw:stroke="solid" draw:stroke-dash="Dashed_20__28_var_29__20_738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4" style:family="graphic">
      <style:graphic-properties draw:stroke="solid" draw:stroke-dash="Dashed_20__28_var_29__20_738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5" style:family="graphic">
      <style:graphic-properties draw:stroke="solid" draw:stroke-dash="Dashed_20__28_var_29__20_738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6" style:family="graphic">
      <style:graphic-properties draw:stroke="solid" draw:stroke-dash="Dashed_20__28_var_29__20_738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7" style:family="graphic">
      <style:graphic-properties draw:stroke="solid" draw:stroke-dash="Dashed_20__28_var_29__20_738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8" style:family="graphic">
      <style:graphic-properties draw:stroke="solid" draw:stroke-dash="Dashed_20__28_var_29__20_738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9" style:family="graphic">
      <style:graphic-properties draw:stroke="solid" draw:stroke-dash="Dashed_20__28_var_29__20_739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0" style:family="graphic">
      <style:graphic-properties draw:stroke="solid" draw:stroke-dash="Dashed_20__28_var_29__20_739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1" style:family="graphic">
      <style:graphic-properties draw:stroke="solid" draw:stroke-dash="Dashed_20__28_var_29__20_739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2" style:family="graphic">
      <style:graphic-properties draw:stroke="solid" draw:stroke-dash="Dashed_20__28_var_29__20_739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3" style:family="graphic">
      <style:graphic-properties draw:stroke="solid" draw:stroke-dash="Dashed_20__28_var_29__20_739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4" style:family="graphic">
      <style:graphic-properties draw:stroke="solid" draw:stroke-dash="Dashed_20__28_var_29__20_739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5" style:family="graphic">
      <style:graphic-properties draw:stroke="solid" draw:stroke-dash="Dashed_20__28_var_29__20_739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6" style:family="graphic">
      <style:graphic-properties draw:stroke="solid" draw:stroke-dash="Dashed_20__28_var_29__20_739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7" style:family="graphic">
      <style:graphic-properties draw:stroke="solid" draw:stroke-dash="Dashed_20__28_var_29__20_739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8" style:family="graphic">
      <style:graphic-properties draw:stroke="solid" draw:stroke-dash="Dashed_20__28_var_29__20_739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9" style:family="graphic">
      <style:graphic-properties draw:stroke="solid" draw:stroke-dash="Dashed_20__28_var_29__20_740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0" style:family="graphic">
      <style:graphic-properties draw:stroke="solid" draw:stroke-dash="Dashed_20__28_var_29__20_740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1" style:family="graphic">
      <style:graphic-properties draw:stroke="solid" draw:stroke-dash="Dashed_20__28_var_29__20_740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2" style:family="graphic">
      <style:graphic-properties draw:stroke="solid" draw:stroke-dash="Dashed_20__28_var_29__20_740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3" style:family="graphic">
      <style:graphic-properties draw:stroke="solid" draw:stroke-dash="Dashed_20__28_var_29__20_740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4" style:family="graphic">
      <style:graphic-properties draw:stroke="solid" draw:stroke-dash="Dashed_20__28_var_29__20_740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5" style:family="graphic">
      <style:graphic-properties draw:stroke="solid" draw:stroke-dash="Dashed_20__28_var_29__20_740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6" style:family="graphic">
      <style:graphic-properties draw:stroke="solid" draw:stroke-dash="Dashed_20__28_var_29__20_740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7" style:family="graphic">
      <style:graphic-properties draw:stroke="solid" draw:stroke-dash="Dashed_20__28_var_29__20_740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8" style:family="graphic">
      <style:graphic-properties draw:stroke="solid" draw:stroke-dash="Dashed_20__28_var_29__20_740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9" style:family="graphic">
      <style:graphic-properties draw:stroke="solid" draw:stroke-dash="Dashed_20__28_var_29__20_741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0" style:family="graphic">
      <style:graphic-properties draw:stroke="solid" draw:stroke-dash="Dashed_20__28_var_29__20_741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1" style:family="graphic">
      <style:graphic-properties draw:stroke="solid" draw:stroke-dash="Dashed_20__28_var_29__20_741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2" style:family="graphic">
      <style:graphic-properties draw:stroke="solid" draw:stroke-dash="Dashed_20__28_var_29__20_7413" svg:stroke-width="0.03cm" svg:stroke-color="#000000" draw:marker-start-width="0.273cm" draw:marker-start-center="false" draw:marker-end-width="0.273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23" style:family="graphic">
      <style:graphic-properties draw:stroke="solid" draw:stroke-dash="Dashed_20__28_var_29__20_7414"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24" style:family="graphic">
      <style:graphic-properties draw:stroke="none" draw:stroke-dash="Dashed_20__28_var_29__20_7415" svg:stroke-width="0cm" svg:stroke-color="#b3b3b3" draw:marker-start-width="0.3cm" draw:marker-start-center="false" draw:marker-end-width="0.3cm" draw:marker-end-center="false" draw:fill="solid" draw:fill-color="#ffffff" draw:textarea-horizontal-align="left" draw:auto-grow-height="true" draw:auto-grow-width="true" fo:min-height="0.453cm" fo:min-width="0.552cm" fo:padding-top="0cm" fo:padding-bottom="0cm" fo:padding-left="0cm" fo:padding-right="0cm" draw:shadow="hidden" draw:shadow-offset-x="0.3cm" draw:shadow-offset-y="0.3cm" draw:shadow-color="#808080" style:run-through="foreground"/>
      <style:paragraph-properties style:writing-mode="lr-tb"/>
    </style:style>
    <style:style style:name="gr225" style:family="graphic">
      <style:graphic-properties draw:stroke="solid" draw:stroke-dash="Dashed_20__28_var_29__20_7416"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26" style:family="graphic">
      <style:graphic-properties draw:stroke="solid" draw:stroke-dash="Dashed_20__28_var_29__20_7417"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27" style:family="graphic">
      <style:graphic-properties draw:stroke="solid" draw:stroke-dash="Dashed_20__28_var_29__20_654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8" style:family="graphic">
      <style:graphic-properties draw:stroke="solid" draw:stroke-dash="Dashed_20__28_var_29__20_654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9" style:family="graphic">
      <style:graphic-properties draw:stroke="solid" draw:stroke-dash="Dashed_20__28_var_29__20_654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0" style:family="graphic">
      <style:graphic-properties draw:stroke="solid" draw:stroke-dash="Dashed_20__28_var_29__20_655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1" style:family="graphic">
      <style:graphic-properties draw:stroke="solid" draw:stroke-dash="Dashed_20__28_var_29__20_655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2" style:family="graphic">
      <style:graphic-properties draw:stroke="solid" draw:stroke-dash="Dashed_20__28_var_29__20_655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3" style:family="graphic">
      <style:graphic-properties draw:stroke="solid" draw:stroke-dash="Dashed_20__28_var_29__20_655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4" style:family="graphic">
      <style:graphic-properties draw:stroke="solid" draw:stroke-dash="Dashed_20__28_var_29__20_655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5" style:family="graphic">
      <style:graphic-properties draw:stroke="solid" draw:stroke-dash="Dashed_20__28_var_29__20_655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6" style:family="graphic">
      <style:graphic-properties draw:stroke="solid" draw:stroke-dash="Dashed_20__28_var_29__20_655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7" style:family="graphic">
      <style:graphic-properties draw:stroke="solid" draw:stroke-dash="Dashed_20__28_var_29__20_655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8" style:family="graphic">
      <style:graphic-properties draw:stroke="solid" draw:stroke-dash="Dashed_20__28_var_29__20_655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9" style:family="graphic">
      <style:graphic-properties draw:stroke="solid" draw:stroke-dash="Dashed_20__28_var_29__20_655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0" style:family="graphic">
      <style:graphic-properties draw:stroke="solid" draw:stroke-dash="Dashed_20__28_var_29__20_656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1" style:family="graphic">
      <style:graphic-properties draw:stroke="solid" draw:stroke-dash="Dashed_20__28_var_29__20_656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2" style:family="graphic">
      <style:graphic-properties draw:stroke="solid" draw:stroke-dash="Dashed_20__28_var_29__20_656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3" style:family="graphic">
      <style:graphic-properties draw:stroke="solid" draw:stroke-dash="Dashed_20__28_var_29__20_656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4" style:family="graphic">
      <style:graphic-properties draw:stroke="solid" draw:stroke-dash="Dashed_20__28_var_29__20_656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5" style:family="graphic">
      <style:graphic-properties draw:stroke="solid" draw:stroke-dash="Dashed_20__28_var_29__20_656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6" style:family="graphic">
      <style:graphic-properties draw:stroke="solid" draw:stroke-dash="Dashed_20__28_var_29__20_656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7" style:family="graphic">
      <style:graphic-properties draw:stroke="solid" draw:stroke-dash="Dashed_20__28_var_29__20_656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8" style:family="graphic">
      <style:graphic-properties draw:stroke="solid" draw:stroke-dash="Dashed_20__28_var_29__20_656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9" style:family="graphic">
      <style:graphic-properties draw:stroke="solid" draw:stroke-dash="Dashed_20__28_var_29__20_656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0" style:family="graphic">
      <style:graphic-properties draw:stroke="solid" draw:stroke-dash="Dashed_20__28_var_29__20_657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1" style:family="graphic">
      <style:graphic-properties draw:stroke="solid" draw:stroke-dash="Dashed_20__28_var_29__20_657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2" style:family="graphic">
      <style:graphic-properties draw:stroke="solid" draw:stroke-dash="Dashed_20__28_var_29__20_657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3" style:family="graphic">
      <style:graphic-properties draw:stroke="solid" draw:stroke-dash="Dashed_20__28_var_29__20_657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4" style:family="graphic">
      <style:graphic-properties draw:stroke="solid" draw:stroke-dash="Dashed_20__28_var_29__20_657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5" style:family="graphic">
      <style:graphic-properties draw:stroke="solid" draw:stroke-dash="Dashed_20__28_var_29__20_657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6" style:family="graphic">
      <style:graphic-properties draw:stroke="solid" draw:stroke-dash="Dashed_20__28_var_29__20_657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7" style:family="graphic">
      <style:graphic-properties draw:stroke="solid" draw:stroke-dash="Dashed_20__28_var_29__20_6577" svg:stroke-width="0.03cm" svg:stroke-color="#000000" draw:marker-start-width="0.273cm" draw:marker-start-center="false"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58" style:family="graphic">
      <style:graphic-properties draw:stroke="none" draw:stroke-dash="Dashed_20__28_var_29__20_6578" svg:stroke-width="0cm" svg:stroke-color="#808080" draw:marker-start-width="0.3cm" draw:marker-start-center="false" draw:marker-end-width="0.3cm" draw:marker-end-center="false" draw:fill="solid" draw:fill-color="#ffffff" draw:textarea-horizontal-align="left" draw:auto-grow-height="true" draw:auto-grow-width="true" fo:min-height="0.45cm" fo:min-width="0.547cm" fo:padding-top="0cm" fo:padding-bottom="0cm" fo:padding-left="0cm" fo:padding-right="0cm" draw:shadow="hidden" draw:shadow-offset-x="0.3cm" draw:shadow-offset-y="0.3cm" draw:shadow-color="#808080" style:run-through="foreground"/>
      <style:paragraph-properties style:writing-mode="lr-tb"/>
    </style:style>
    <style:style style:name="gr259" style:family="graphic">
      <style:graphic-properties draw:stroke="solid" draw:stroke-dash="Dashed_20__28_var_29__20_6579" svg:stroke-width="0.03cm" svg:stroke-color="#000000" draw:marker-start-width="0.273cm" draw:marker-start-center="false" draw:marker-end-width="0.27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0" style:family="graphic">
      <style:graphic-properties draw:stroke="solid" draw:stroke-dash="Dashed_20__28_var_29__20_6580" svg:stroke-width="0.03cm" svg:stroke-color="#000000" draw:marker-start-width="0.273cm" draw:marker-start-center="false"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1" style:family="graphic">
      <style:graphic-properties draw:stroke="solid" draw:stroke-dash="Dashed_20__28_var_29__20_6581"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62" style:family="graphic">
      <style:graphic-properties draw:stroke="solid" draw:stroke-dash="Dashed_20__28_var_29__20_646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3" style:family="graphic">
      <style:graphic-properties draw:stroke="solid" draw:stroke-dash="Dashed_20__28_var_29__20_646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4" style:family="graphic">
      <style:graphic-properties draw:stroke="solid" draw:stroke-dash="Dashed_20__28_var_29__20_646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5" style:family="graphic">
      <style:graphic-properties draw:stroke="solid" draw:stroke-dash="Dashed_20__28_var_29__20_647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draw:stroke-dash="Dashed_20__28_var_29__20_647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7" style:family="graphic">
      <style:graphic-properties draw:stroke="solid" draw:stroke-dash="Dashed_20__28_var_29__20_647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8" style:family="graphic">
      <style:graphic-properties draw:stroke="solid" draw:stroke-dash="Dashed_20__28_var_29__20_647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9" style:family="graphic">
      <style:graphic-properties draw:stroke="solid" draw:stroke-dash="Dashed_20__28_var_29__20_647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0" style:family="graphic">
      <style:graphic-properties draw:stroke="solid" draw:stroke-dash="Dashed_20__28_var_29__20_647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1" style:family="graphic">
      <style:graphic-properties draw:stroke="solid" draw:stroke-dash="Dashed_20__28_var_29__20_647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2" style:family="graphic">
      <style:graphic-properties draw:stroke="solid" draw:stroke-dash="Dashed_20__28_var_29__20_647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draw:stroke-dash="Dashed_20__28_var_29__20_647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solid" draw:stroke-dash="Dashed_20__28_var_29__20_647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5" style:family="graphic">
      <style:graphic-properties draw:stroke="solid" draw:stroke-dash="Dashed_20__28_var_29__20_648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6" style:family="graphic">
      <style:graphic-properties draw:stroke="solid" draw:stroke-dash="Dashed_20__28_var_29__20_648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stroke="solid" draw:stroke-dash="Dashed_20__28_var_29__20_648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8" style:family="graphic">
      <style:graphic-properties draw:stroke="solid" draw:stroke-dash="Dashed_20__28_var_29__20_648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9" style:family="graphic">
      <style:graphic-properties draw:stroke="solid" draw:stroke-dash="Dashed_20__28_var_29__20_648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0" style:family="graphic">
      <style:graphic-properties draw:stroke="solid" draw:stroke-dash="Dashed_20__28_var_29__20_648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1" style:family="graphic">
      <style:graphic-properties draw:stroke="solid" draw:stroke-dash="Dashed_20__28_var_29__20_648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2" style:family="graphic">
      <style:graphic-properties draw:stroke="solid" draw:stroke-dash="Dashed_20__28_var_29__20_648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3" style:family="graphic">
      <style:graphic-properties draw:stroke="solid" draw:stroke-dash="Dashed_20__28_var_29__20_648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4" style:family="graphic">
      <style:graphic-properties draw:stroke="solid" draw:stroke-dash="Dashed_20__28_var_29__20_648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5" style:family="graphic">
      <style:graphic-properties draw:stroke="solid" draw:stroke-dash="Dashed_20__28_var_29__20_649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6" style:family="graphic">
      <style:graphic-properties draw:stroke="solid" draw:stroke-dash="Dashed_20__28_var_29__20_649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7" style:family="graphic">
      <style:graphic-properties draw:stroke="solid" draw:stroke-dash="Dashed_20__28_var_29__20_649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8" style:family="graphic">
      <style:graphic-properties draw:stroke="solid" draw:stroke-dash="Dashed_20__28_var_29__20_649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9" style:family="graphic">
      <style:graphic-properties draw:stroke="solid" draw:stroke-dash="Dashed_20__28_var_29__20_649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0" style:family="graphic">
      <style:graphic-properties draw:stroke="solid" draw:stroke-dash="Dashed_20__28_var_29__20_649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1" style:family="graphic">
      <style:graphic-properties draw:stroke="none" draw:stroke-dash="Dashed_20__28_var_29__20_6496" svg:stroke-width="0cm" svg:stroke-color="#808080" draw:marker-start-width="0.3cm" draw:marker-start-center="false" draw:marker-end-width="0.3cm" draw:marker-end-center="false" draw:fill="solid" draw:fill-color="#ffffff" draw:textarea-horizontal-align="left" draw:auto-grow-height="true" draw:auto-grow-width="true" fo:min-height="0.496cm" fo:min-width="0.601cm" fo:padding-top="0cm" fo:padding-bottom="0cm" fo:padding-left="0cm" fo:padding-right="0cm" draw:shadow="hidden" draw:shadow-offset-x="0.3cm" draw:shadow-offset-y="0.3cm" draw:shadow-color="#808080" style:run-through="foreground"/>
      <style:paragraph-properties style:writing-mode="lr-tb"/>
    </style:style>
    <style:style style:name="gr292" style:family="graphic">
      <style:graphic-properties draw:stroke="solid" draw:stroke-dash="Dashed_20__28_var_29__20_6497" svg:stroke-width="0.03cm" svg:stroke-color="#000000" draw:marker-start-width="0.273cm" draw:marker-start-center="false" draw:marker-end-width="0.27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93" style:family="graphic">
      <style:graphic-properties draw:stroke="solid" draw:stroke-dash="Dashed_20__28_var_29__20_6498"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94" style:family="graphic">
      <style:graphic-properties draw:stroke="solid" draw:stroke-dash="Dashed_20__28_var_29__20_6499" svg:stroke-width="0.03cm" svg:stroke-color="#000000" draw:marker-start-width="0.273cm" draw:marker-start-center="false"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95"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auto-grow-height="false" fo:min-height="0.406cm" fo:min-width="0.736cm" fo:padding-top="0.139cm" fo:padding-bottom="0.139cm" fo:padding-left="0.265cm" fo:padding-right="0.265cm" fo:wrap-option="wrap" draw:shadow="hidden" draw:shadow-offset-x="0.199cm" draw:shadow-offset-y="0.199cm" draw:shadow-color="#808080" style:run-through="foreground"/>
    </style:style>
    <style:style style:name="gr296" style:family="graphic">
      <style:graphic-properties draw:stroke="solid" svg:stroke-width="0cm" svg:stroke-color="#ffffff" draw:marker-start="" draw:marker-start-width="0.109cm" draw:marker-start-center="false" draw:marker-end="" draw:marker-end-width="0.109cm" draw:marker-end-center="false" draw:fill="solid" draw:fill-color="#ffffff" draw:textarea-horizontal-align="justify" draw:textarea-vertical-align="middle" draw:auto-grow-height="false" fo:min-height="1.903cm" fo:min-width="0.822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svg:stroke-width="0.041cm" svg:stroke-color="#1ca2b8" draw:marker-start="" draw:marker-start-width="0.34cm" draw:marker-start-center="false" draw:marker-end="" draw:marker-end-width="0.34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2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5cm" fo:padding-top="0.125cm" fo:padding-bottom="0.125cm" fo:padding-left="0.25cm" fo:padding-right="0.25cm" draw:shadow="hidden" draw:shadow-offset-x="0.199cm" draw:shadow-offset-y="0.199cm" draw:shadow-color="#808080" style:run-through="foreground"/>
      <style:paragraph-properties style:writing-mode="lr-tb"/>
    </style:style>
    <style:style style:name="gr299"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1.487cm" fo:min-width="1.147cm" fo:padding-top="0.139cm" fo:padding-bottom="0.139cm" fo:padding-left="0.265cm" fo:padding-right="0.265cm" draw:shadow="hidden" draw:shadow-offset-x="0.199cm" draw:shadow-offset-y="0.199cm" draw:shadow-color="#808080" style:run-through="foreground"/>
    </style:style>
    <style:style style:name="gr300" style:family="graphic">
      <style:graphic-properties draw:stroke="solid" svg:stroke-width="0cm" svg:stroke-color="#ffffff" draw:marker-start="" draw:marker-start-width="0.065cm" draw:marker-start-center="false" draw:marker-end="" draw:marker-end-width="0.065cm" draw:marker-end-center="false" draw:fill="solid" draw:fill-color="#ffffff" draw:textarea-horizontal-align="justify" draw:textarea-vertical-align="middle" draw:auto-grow-height="false" fo:min-height="1.903cm" fo:min-width="0.637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svg:stroke-width="0.041cm" svg:stroke-color="#1ca2b8" draw:marker-start="" draw:marker-start-width="0.342cm" draw:marker-start-center="false" draw:marker-end="" draw:marker-end-width="0.342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3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paragraph-properties style:writing-mode="lr-tb"/>
    </style:style>
    <style:style style:name="gr303"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206cm" fo:min-width="0.24cm" fo:padding-top="0.139cm" fo:padding-bottom="0.139cm" fo:padding-left="0.265cm" fo:padding-right="0.265cm" draw:shadow="hidden" draw:shadow-offset-x="0.199cm" draw:shadow-offset-y="0.199cm" draw:shadow-color="#808080" style:run-through="foreground"/>
    </style:style>
    <style:style style:name="gr30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984cm" fo:min-width="1.723cm" fo:padding-top="0.125cm" fo:padding-bottom="0.125cm" fo:padding-left="0.25cm" fo:padding-right="0.25cm" draw:shadow="hidden" draw:shadow-offset-x="0.199cm" draw:shadow-offset-y="0.199cm" draw:shadow-color="#808080" style:run-through="foreground"/>
    </style:style>
    <style:style style:name="gr30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307"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612cm" fo:min-width="0.349cm" fo:padding-top="0.139cm" fo:padding-bottom="0.139cm" fo:padding-left="0.265cm" fo:padding-right="0.265cm" draw:shadow="hidden" draw:shadow-offset-x="0.199cm" draw:shadow-offset-y="0.199cm" draw:shadow-color="#808080" style:run-through="background"/>
    </style:style>
    <style:style style:name="gr308" style:family="graphic">
      <style:graphic-properties draw:stroke="solid" svg:stroke-width="0cm" svg:stroke-color="#ffffff" draw:marker-start="" draw:marker-start-width="0.155cm" draw:marker-start-center="false" draw:marker-end="" draw:marker-end-width="0.155cm" draw:marker-end-center="false" draw:fill="solid" draw:fill-color="#ffffff" draw:textarea-horizontal-align="justify" draw:textarea-vertical-align="middle" draw:auto-grow-height="false" fo:min-height="1.094cm" fo:min-width="2.214cm" fo:padding-top="0.125cm" fo:padding-bottom="0.125cm" fo:padding-left="0.25cm" fo:padding-right="0.25cm" draw:shadow="hidden" draw:shadow-offset-x="0.199cm" draw:shadow-offset-y="0.199cm" draw:shadow-color="#808080" style:run-through="background"/>
    </style:style>
    <style:style style:name="gr309" style:family="graphic">
      <style:graphic-properties draw:stroke="solid" svg:stroke-width="0.041cm" svg:stroke-color="#d3802c" draw:marker-start-width="0.365cm" draw:marker-start-center="false" draw:marker-end-width="0.365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10" style:family="graphic">
      <style:graphic-properties draw:stroke="none" svg:stroke-width="0cm" svg:stroke-color="#b3b3b3" draw:marker-start-width="0.3cm" draw:marker-start-center="false"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11" style:family="graphic">
      <style:graphic-properties draw:stroke="none" svg:stroke-width="0cm" svg:stroke-color="#000000" draw:marker-start-width="0.3cm" draw:marker-start-center="false" draw:marker-end-width="0.3cm" draw:marker-end-center="false" draw:fill="none" draw:fill-color="#ffffff" draw:textarea-horizontal-align="justify" fo:min-height="0.482cm" fo:padding-top="0.125cm" fo:padding-bottom="0.125cm" fo:padding-left="0.25cm" fo:padding-right="0.25cm" draw:shadow="hidden" draw:shadow-offset-x="0.3cm" draw:shadow-offset-y="0.3cm" draw:shadow-color="#808080" style:run-through="foreground"/>
      <style:paragraph-properties style:writing-mode="lr-tb"/>
    </style:style>
    <style:style style:name="gr312" style:family="graphic">
      <style:graphic-properties draw:stroke="none" svg:stroke-width="0cm" svg:stroke-color="#000000" draw:marker-start-width="0.3cm" draw:marker-start-center="false" draw:marker-end-width="0.3cm" draw:marker-end-center="false" draw:fill="none" draw:fill-color="#ffffff" draw:textarea-horizontal-align="justify" fo:min-height="0.487cm" fo:padding-top="0.125cm" fo:padding-bottom="0.125cm" fo:padding-left="0.25cm" fo:padding-right="0.25cm" draw:shadow="hidden" draw:shadow-offset-x="0.3cm" draw:shadow-offset-y="0.3cm" draw:shadow-color="#808080" style:run-through="foreground"/>
      <style:paragraph-properties style:writing-mode="lr-tb"/>
    </style:style>
    <style:style style:name="gr313" style:family="graphic">
      <style:graphic-properties draw:stroke="none" svg:stroke-width="0cm" svg:stroke-color="#000000" draw:marker-start-width="0.3cm" draw:marker-start-center="false" draw:marker-end-width="0.3cm" draw:marker-end-center="false" draw:fill="none" draw:fill-color="#ffffff" draw:textarea-horizontal-align="justify" fo:min-height="0.445cm" fo:padding-top="0.125cm" fo:padding-bottom="0.125cm" fo:padding-left="0.25cm" fo:padding-right="0.25cm" draw:shadow="hidden" draw:shadow-offset-x="0.3cm" draw:shadow-offset-y="0.3cm" draw:shadow-color="#808080" style:run-through="foreground"/>
      <style:paragraph-properties style:writing-mode="lr-tb"/>
    </style:style>
    <style:style style:name="gr3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1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16" style:family="graphic">
      <style:graphic-properties draw:stroke="solid" svg:stroke-width="0.041cm" svg:stroke-color="#9d0f89" draw:marker-start="" draw:marker-start-width="0.291cm" draw:marker-start-center="false" draw:marker-end="" draw:marker-end-width="0.29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17"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609cm" fo:min-width="0.781cm" fo:padding-top="0cm" fo:padding-bottom="0cm" fo:padding-left="0cm" fo:padding-right="0cm" draw:shadow="hidden" draw:shadow-offset-x="0.3cm" draw:shadow-offset-y="0.3cm" draw:shadow-color="#808080" style:run-through="foreground"/>
      <style:paragraph-properties style:writing-mode="lr-tb"/>
    </style:style>
    <style:style style:name="gr318"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1cm" fo:min-width="0.305cm" fo:padding-top="0cm" fo:padding-bottom="0cm" fo:padding-left="0cm" fo:padding-right="0cm" draw:shadow="hidden" draw:shadow-offset-x="0.3cm" draw:shadow-offset-y="0.3cm" draw:shadow-color="#808080" style:run-through="foreground"/>
      <style:paragraph-properties style:writing-mode="lr-tb"/>
    </style:style>
    <style:style style:name="gr319"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0"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08cm" fo:min-width="0.305cm" fo:padding-top="0cm" fo:padding-bottom="0cm" fo:padding-left="0cm" fo:padding-right="0cm" draw:shadow="hidden" draw:shadow-offset-x="0.3cm" draw:shadow-offset-y="0.3cm" draw:shadow-color="#808080" style:run-through="foreground"/>
      <style:paragraph-properties style:writing-mode="lr-tb"/>
    </style:style>
    <style:style style:name="gr321"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494cm" fo:min-width="0.781cm" fo:padding-top="0cm" fo:padding-bottom="0cm" fo:padding-left="0cm" fo:padding-right="0cm" draw:shadow="hidden" draw:shadow-offset-x="0.3cm" draw:shadow-offset-y="0.3cm" draw:shadow-color="#808080" style:run-through="foreground"/>
      <style:paragraph-properties style:writing-mode="lr-tb"/>
    </style:style>
    <style:style style:name="gr322"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06cm" fo:min-width="0.309cm" fo:padding-top="0cm" fo:padding-bottom="0cm" fo:padding-left="0cm" fo:padding-right="0cm" draw:shadow="hidden" draw:shadow-offset-x="0.3cm" draw:shadow-offset-y="0.3cm" draw:shadow-color="#808080" style:run-through="foreground"/>
      <style:paragraph-properties style:writing-mode="lr-tb"/>
    </style:style>
    <style:style style:name="gr323"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607cm" fo:min-width="0.781cm" fo:padding-top="0cm" fo:padding-bottom="0cm" fo:padding-left="0cm" fo:padding-right="0cm" draw:shadow="hidden" draw:shadow-offset-x="0.3cm" draw:shadow-offset-y="0.3cm" draw:shadow-color="#808080" style:run-through="foreground"/>
      <style:paragraph-properties style:writing-mode="lr-tb"/>
    </style:style>
    <style:style style:name="gr324"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08cm" fo:min-width="0.342cm" fo:padding-top="0cm" fo:padding-bottom="0cm" fo:padding-left="0cm" fo:padding-right="0cm" draw:shadow="hidden" draw:shadow-offset-x="0.3cm" draw:shadow-offset-y="0.3cm" draw:shadow-color="#808080" style:run-through="foreground"/>
      <style:paragraph-properties style:writing-mode="lr-tb"/>
    </style:style>
    <style:style style:name="gr325"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06cm" fo:min-width="0.256cm" fo:padding-top="0cm" fo:padding-bottom="0cm" fo:padding-left="0cm" fo:padding-right="0cm" draw:shadow="hidden" draw:shadow-offset-x="0.3cm" draw:shadow-offset-y="0.3cm" draw:shadow-color="#808080" style:run-through="foreground"/>
      <style:paragraph-properties style:writing-mode="lr-tb"/>
    </style:style>
    <style:style style:name="gr326" style:family="graphic">
      <style:graphic-properties draw:stroke="none" svg:stroke-width="0.019cm" svg:stroke-color="#000000" draw:marker-start="" draw:marker-start-width="0.302cm" draw:marker-start-center="false" draw:marker-end="" draw:marker-end-width="0.302cm" draw:marker-end-center="false" draw:fill="none" draw:fill-color="#ffffff" draw:auto-grow-width="true" fo:min-height="0.51cm" fo:min-width="0.277cm" fo:padding-top="0cm" fo:padding-bottom="0cm" fo:padding-left="0cm" fo:padding-right="0cm" draw:shadow="hidden" draw:shadow-offset-x="0.3cm" draw:shadow-offset-y="0.3cm" draw:shadow-color="#808080" style:run-through="foreground"/>
      <style:paragraph-properties style:writing-mode="lr-tb"/>
    </style:style>
    <style:style style:name="gr32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paragraph-properties style:writing-mode="lr-tb"/>
    </style:style>
    <style:style style:name="gr329"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0"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42cm" fo:min-width="1.169cm" fo:padding-top="0.139cm" fo:padding-bottom="0.139cm" fo:padding-left="0.265cm" fo:padding-right="0.265cm" draw:shadow="hidden" draw:shadow-offset-x="0.199cm" draw:shadow-offset-y="0.199cm" draw:shadow-color="#808080" style:run-through="foreground"/>
    </style:style>
    <style:style style:name="gr3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2cm" fo:padding-top="0.125cm" fo:padding-bottom="0.125cm" fo:padding-left="0.25cm" fo:padding-right="0.25cm" draw:shadow="hidden" draw:shadow-offset-x="0.199cm" draw:shadow-offset-y="0.199cm" draw:shadow-color="#808080" style:run-through="foreground"/>
      <style:paragraph-properties style:writing-mode="lr-tb"/>
    </style:style>
    <style:style style:name="gr332" style:family="graphic">
      <style:graphic-properties svg:stroke-width="0.03cm" svg:stroke-color="#000000" draw:marker-start-width="0.39cm" draw:marker-end-width="0.39cm" draw:fill="none" draw:textarea-horizontal-align="justify" draw:textarea-vertical-align="middle" draw:auto-grow-height="false" fo:min-height="0.566cm" fo:min-width="1.356cm" fo:padding-top="0.014cm" fo:padding-bottom="0.014cm" fo:padding-left="0.014cm" fo:padding-right="0.014cm" style:run-through="foreground"/>
    </style:style>
    <style:style style:name="gr333" style:family="graphic">
      <style:graphic-properties draw:stroke="none" svg:stroke-color="#000000" draw:fill="none" draw:fill-color="#ffffff" fo:min-height="0.72cm" style:run-through="foreground"/>
      <style:paragraph-properties style:writing-mode="lr-tb"/>
    </style:style>
    <style:style style:name="gr33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35"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36"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37" style:family="graphic">
      <style:graphic-properties draw:stroke="none" svg:stroke-color="#000000" draw:fill="none" draw:fill-color="#ffffff" fo:min-height="1.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8" style:family="graphic">
      <style:graphic-properties draw:stroke="solid" svg:stroke-width="0.088cm" svg:stroke-color="#0066ff" draw:marker-start-width="0.485cm" draw:marker-end-width="0.485cm" draw:fill="solid" draw:fill-color="#00cccc" fo:padding-top="0.044cm" fo:padding-bottom="0.044cm" fo:padding-left="0.044cm" fo:padding-right="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 draw:z-index="38" draw:name="Shape3_4" draw:style-name="gr1" draw:text-style-name="P35" svg:x1="14.74cm" svg:y1="1.311cm" svg:x2="21.997cm" svg:y2="1.311cm">
        <text:p/>
      </draw:line>
      <draw:frame text:anchor-type="page" text:anchor-page-number="1" draw:z-index="37" draw:name="Shape2_3" draw:style-name="gr2" draw:text-style-name="P36" svg:width="2.701cm" svg:height="0.715cm" draw:transform="rotate (0.0876155284501153) translate (1.28411111111111cm 1.28940277777778cm)">
        <draw:text-box>
          <text:p text:style-name="P35"><text:span text:style-name="T50">S</text:span><text:span text:style-name="T50">é</text:span><text:span text:style-name="T50">r</text:span><text:span text:style-name="T50">i</text:span><text:span text:style-name="T50">e</text:span><text:span text:style-name="T50"> </text:span><text:span text:style-name="T50">3</text:span></text:p>
        </draw:text-box>
      </draw:frame>
      <draw:line text:anchor-type="page" text:anchor-page-number="1" draw:z-index="36" draw:name="Shape3_2" draw:style-name="gr1" draw:text-style-name="P35" svg:x1="14.74cm" svg:y1="1.311cm" svg:x2="21.997cm" svg:y2="1.311cm">
        <text:p/>
      </draw:line>
      <draw:frame text:anchor-type="page" text:anchor-page-number="2" draw:z-index="35" draw:name="Shape2_4" draw:style-name="gr2" draw:text-style-name="P36" svg:width="2.701cm" svg:height="0.715cm" draw:transform="rotate (0.0876155284501153) translate (1.13594444444444cm 1.38288888888889cm)">
        <draw:text-box>
          <text:p text:style-name="P35"><text:span text:style-name="T50">S</text:span><text:span text:style-name="T50">é</text:span><text:span text:style-name="T50">ri</text:span><text:span text:style-name="T50">e </text:span><text:span text:style-name="T50">3</text:span></text:p>
        </draw:text-box>
      </draw:frame>
      <draw:path text:anchor-type="page" text:anchor-page-number="2" draw:z-index="34" draw:name="Shape1" draw:style-name="gr3" draw:text-style-name="P37" svg:width="4.329cm" svg:height="2.24cm" svg:x="0cm" svg:y="0.02cm" svg:viewBox="0 0 4330 2241" svg:d="M0 2241l3984-288c209-15 363-168 345-342l-170-1611h-4159z">
        <text:p/>
      </draw:path>
      <draw:path text:anchor-type="page" text:anchor-page-number="1" draw:z-index="0" draw:name="Shape1_4" draw:style-name="gr3" draw:text-style-name="P37" svg:width="4.329cm" svg:height="2.24cm" svg:x="0cm" svg:y="0.02cm" svg:viewBox="0 0 4330 2241" svg:d="M0 2241l3984-288c209-15 363-168 345-342l-170-1611h-4159z">
        <text:p/>
      </draw:path>
      <text:list xml:id="list3228085814" text:style-name="_5f_Numérotation_20_des_20_exercices_20_livrets">
        <text:list-item>
          <text:h text:style-name="P33" text:outline-level="1"><text:s/>Construction sur quadrillage</text:h>
        </text:list-item>
      </text:list>
      <text:p text:style-name="P14">Sur <text:span text:style-name="T33">c</text:span>haque figure ci-dessous, construis les symé­triques des points par rapport à la droite (d).</text:p>
      <text:section text:style-name="Sect1" text:name="Section5">
        <text:list xml:id="list170135759295804" text:continue-numbering="true" text:style-name="_5f_Numérotation_20_des_20_exercices_20_livrets">
          <text:list-item>
            <text:list>
              <text:list-item>
                <text:p text:style-name="_5f_Paragraphe_20_énoncé_20_après_20_numéro_20_question"><draw:g text:anchor-type="char" draw:z-index="20" draw:name="Shape43" draw:style-name="gr5"><draw:g draw:style-name="gr7"><draw:line draw:style-name="gr8" draw:text-style-name="P40" svg:x1="0.177cm" svg:y1="0.332cm" svg:x2="3.975cm" svg:y2="0.332cm"><text:p/></draw:line><draw:line draw:style-name="gr8" draw:text-style-name="P40" svg:x1="0.177cm" svg:y1="0.802cm" svg:x2="3.975cm" svg:y2="0.802cm"><text:p/></draw:line><draw:line draw:style-name="gr8" draw:text-style-name="P40" svg:x1="0.177cm" svg:y1="1.272cm" svg:x2="3.975cm" svg:y2="1.272cm"><text:p/></draw:line><draw:line draw:style-name="gr8" draw:text-style-name="P40" svg:x1="0.177cm" svg:y1="1.748cm" svg:x2="3.975cm" svg:y2="1.748cm"><text:p/></draw:line><draw:line draw:style-name="gr8" draw:text-style-name="P40" svg:x1="0.177cm" svg:y1="2.212cm" svg:x2="3.975cm" svg:y2="2.212cm"><text:p/></draw:line><draw:line draw:style-name="gr8" draw:text-style-name="P40" svg:x1="0.177cm" svg:y1="2.682cm" svg:x2="3.975cm" svg:y2="2.682cm"><text:p/></draw:line><draw:line draw:style-name="gr8" draw:text-style-name="P40" svg:x1="0.177cm" svg:y1="3.152cm" svg:x2="3.975cm" svg:y2="3.152cm"><text:p/></draw:line><draw:line draw:style-name="gr8" draw:text-style-name="P40" svg:x1="0.177cm" svg:y1="0.332cm" svg:x2="0.177cm" svg:y2="4.099cm"><text:p/></draw:line><draw:line draw:style-name="gr8" draw:text-style-name="P40" svg:x1="0.177cm" svg:y1="3.627cm" svg:x2="3.975cm" svg:y2="3.627cm"><text:p/></draw:line><draw:line draw:style-name="gr8" draw:text-style-name="P40" svg:x1="0.177cm" svg:y1="4.095cm" svg:x2="3.975cm" svg:y2="4.095cm"><text:p/></draw:line><draw:line draw:style-name="gr8" draw:text-style-name="P40" svg:x1="0.649cm" svg:y1="0.332cm" svg:x2="0.649cm" svg:y2="4.099cm"><text:p/></draw:line><draw:line draw:style-name="gr8" draw:text-style-name="P40" svg:x1="1.132cm" svg:y1="0.332cm" svg:x2="1.132cm" svg:y2="4.099cm"><text:p/></draw:line><draw:line draw:style-name="gr8" draw:text-style-name="P40" svg:x1="1.598cm" svg:y1="0.332cm" svg:x2="1.598cm" svg:y2="4.099cm"><text:p/></draw:line><draw:line draw:style-name="gr8" draw:text-style-name="P40" svg:x1="2.076cm" svg:y1="0.332cm" svg:x2="2.076cm" svg:y2="4.099cm"><text:p/></draw:line><draw:line draw:style-name="gr8" draw:text-style-name="P40" svg:x1="2.547cm" svg:y1="0.332cm" svg:x2="2.547cm" svg:y2="4.099cm"><text:p/></draw:line><draw:line draw:style-name="gr8" draw:text-style-name="P40" svg:x1="3.025cm" svg:y1="0.332cm" svg:x2="3.025cm" svg:y2="4.099cm"><text:p/></draw:line><draw:line draw:style-name="gr8" draw:text-style-name="P40" svg:x1="3.503cm" svg:y1="0.332cm" svg:x2="3.503cm" svg:y2="4.099cm"><text:p/></draw:line><draw:line draw:style-name="gr8" draw:text-style-name="P40" svg:x1="3.974cm" svg:y1="0.332cm" svg:x2="3.974cm" svg:y2="4.099cm"><text:p/></draw:line><draw:line draw:style-name="gr15" draw:text-style-name="P40" svg:x1="2.076cm" svg:y1="0.332cm" svg:x2="2.076cm" svg:y2="4.099cm"><text:p/></draw:line><draw:frame draw:style-name="gr311" draw:text-style-name="P42" svg:width="0.705cm" svg:height="0.733cm" svg:x="1.915cm" svg:y="0.771cm"><draw:text-box><text:p text:style-name="P41"><text:span text:style-name="T51">C</text:span></text:p></draw:text-box></draw:frame></draw:g><draw:frame draw:style-name="gr17" draw:text-style-name="P39" svg:width="1.227cm" svg:height="0.664cm" svg:x="1.859cm" svg:y="3.5cm"><draw:text-box><text:p text:style-name="P38"><text:span text:style-name="T51">(d)</text:span></text:p></draw:text-box></draw:frame><draw:line draw:style-name="gr10" draw:text-style-name="P40" svg:x1="2.935cm" svg:y1="2.129cm" svg:x2="3.124cm" svg:y2="2.316cm"><text:p/></draw:line><draw:line draw:style-name="gr10" draw:text-style-name="P40" svg:x1="3.124cm" svg:y1="2.129cm" svg:x2="2.935cm" svg:y2="2.316cm"><text:p/></draw:line><draw:line draw:style-name="gr10" draw:text-style-name="P40" svg:x1="3.412cm" svg:y1="3.064cm" svg:x2="3.601cm" svg:y2="3.251cm"><text:p/></draw:line><draw:line draw:style-name="gr10" draw:text-style-name="P40" svg:x1="3.601cm" svg:y1="3.064cm" svg:x2="3.412cm" svg:y2="3.251cm"><text:p/></draw:line><draw:line draw:style-name="gr10" draw:text-style-name="P40" svg:x1="1.991cm" svg:y1="1.184cm" svg:x2="2.18cm" svg:y2="1.374cm"><text:p/></draw:line><draw:line draw:style-name="gr10" draw:text-style-name="P40" svg:x1="2.18cm" svg:y1="1.184cm" svg:x2="1.991cm" svg:y2="1.374cm"><text:p/></draw:line><draw:frame draw:style-name="gr312" draw:text-style-name="P42" svg:width="0.481cm" svg:height="0.738cm" svg:x="3.032cm" svg:y="1.747cm"><draw:text-box><text:p text:style-name="P41"><text:span text:style-name="T51">A</text:span></text:p></draw:text-box></draw:frame><draw:frame draw:style-name="gr313" draw:text-style-name="P42" svg:width="0.248cm" svg:height="0.696cm" svg:x="3.609cm" svg:y="2.609cm"><draw:text-box><text:p text:style-name="P41"><text:span text:style-name="T51">B</text:span></text:p></draw:text-box></draw:frame></draw:g></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6840612526" text:continue-numbering="true" text:style-name="_5f_Numérotation_20_des_20_exercices_20_livrets">
          <text:list-item>
            <text:list>
              <text:list-item>
                <text:p text:style-name="_5f_Paragraphe_20_énoncé_20_après_20_numéro_20_question"/>
              </text:list-item>
            </text:list>
          </text:list-item>
        </text:list>
        <text:p text:style-name="_5f_Paragraphe_20_livret_20_"><draw:g text:anchor-type="char" draw:z-index="21" draw:name="Shape45" draw:style-name="gr5"><draw:line draw:style-name="gr8" draw:text-style-name="P40" svg:x1="0.203cm" svg:y1="-0.08cm" svg:x2="4.001cm" svg:y2="-0.08cm"><text:p/></draw:line><draw:line draw:style-name="gr8" draw:text-style-name="P40" svg:x1="0.203cm" svg:y1="0.392cm" svg:x2="4.001cm" svg:y2="0.392cm"><text:p/></draw:line><draw:line draw:style-name="gr8" draw:text-style-name="P40" svg:x1="0.203cm" svg:y1="0.863cm" svg:x2="4.001cm" svg:y2="0.863cm"><text:p/></draw:line><draw:line draw:style-name="gr8" draw:text-style-name="P40" svg:x1="0.203cm" svg:y1="1.344cm" svg:x2="4.001cm" svg:y2="1.344cm"><text:p/></draw:line><draw:line draw:style-name="gr8" draw:text-style-name="P40" svg:x1="0.203cm" svg:y1="1.811cm" svg:x2="4.001cm" svg:y2="1.811cm"><text:p/></draw:line><draw:line draw:style-name="gr8" draw:text-style-name="P40" svg:x1="0.203cm" svg:y1="2.286cm" svg:x2="4.001cm" svg:y2="2.286cm"><text:p/></draw:line><draw:line draw:style-name="gr8" draw:text-style-name="P40" svg:x1="0.203cm" svg:y1="2.757cm" svg:x2="4.001cm" svg:y2="2.757cm"><text:p/></draw:line><draw:line draw:style-name="gr8" draw:text-style-name="P40" svg:x1="0.203cm" svg:y1="-0.08cm" svg:x2="0.203cm" svg:y2="3.704cm"><text:p/></draw:line><draw:line draw:style-name="gr8" draw:text-style-name="P40" svg:x1="0.203cm" svg:y1="3.228cm" svg:x2="4.001cm" svg:y2="3.228cm"><text:p/></draw:line><draw:line draw:style-name="gr8" draw:text-style-name="P40" svg:x1="0.203cm" svg:y1="3.697cm" svg:x2="4.001cm" svg:y2="3.697cm"><text:p/></draw:line><draw:line draw:style-name="gr8" draw:text-style-name="P40" svg:x1="0.68cm" svg:y1="-0.08cm" svg:x2="0.68cm" svg:y2="3.704cm"><text:p/></draw:line><draw:line draw:style-name="gr8" draw:text-style-name="P40" svg:x1="1.158cm" svg:y1="-0.08cm" svg:x2="1.158cm" svg:y2="3.704cm"><text:p/></draw:line><draw:line draw:style-name="gr8" draw:text-style-name="P40" svg:x1="1.628cm" svg:y1="-0.08cm" svg:x2="1.628cm" svg:y2="3.704cm"><text:p/></draw:line><draw:line draw:style-name="gr8" draw:text-style-name="P40" svg:x1="2.099cm" svg:y1="-0.08cm" svg:x2="2.099cm" svg:y2="3.704cm"><text:p/></draw:line><draw:line draw:style-name="gr8" draw:text-style-name="P40" svg:x1="2.578cm" svg:y1="-0.08cm" svg:x2="2.578cm" svg:y2="3.704cm"><text:p/></draw:line><draw:line draw:style-name="gr8" draw:text-style-name="P40" svg:x1="3.053cm" svg:y1="-0.08cm" svg:x2="3.053cm" svg:y2="3.704cm"><text:p/></draw:line><draw:line draw:style-name="gr8" draw:text-style-name="P40" svg:x1="3.531cm" svg:y1="-0.08cm" svg:x2="3.531cm" svg:y2="3.704cm"><text:p/></draw:line><draw:line draw:style-name="gr8" draw:text-style-name="P40" svg:x1="4.004cm" svg:y1="-0.08cm" svg:x2="4.004cm" svg:y2="3.704cm"><text:p/></draw:line><draw:line draw:style-name="gr309" draw:text-style-name="P40" svg:x1="4.002cm" svg:y1="1.811cm" svg:x2="0.203cm" svg:y2="1.811cm"><text:p/></draw:line><draw:frame draw:style-name="gr6" draw:text-style-name="P39" svg:width="1.004cm" svg:height="0.664cm" svg:x="0.208cm" svg:y="1.75cm"><draw:text-box><text:p text:style-name="P38"><text:span text:style-name="T51">(d)</text:span></text:p></draw:text-box></draw:frame><draw:line draw:style-name="gr10" draw:text-style-name="P40" svg:x1="1.538cm" svg:y1="1.243cm" svg:x2="1.728cm" svg:y2="1.436cm"><text:p/></draw:line><draw:line draw:style-name="gr10" draw:text-style-name="P40" svg:x1="1.728cm" svg:y1="1.243cm" svg:x2="1.538cm" svg:y2="1.436cm"><text:p/></draw:line><draw:frame draw:style-name="gr310" draw:text-style-name="P42" svg:width="0.475cm" svg:height="0.664cm" svg:x="1.628cm" svg:y="0.863cm"><draw:text-box><text:p text:style-name="P41"><text:span text:style-name="T51">D</text:span></text:p></draw:text-box></draw:frame><draw:line draw:style-name="gr10" draw:text-style-name="P40" svg:x1="2.956cm" svg:y1="0.298cm" svg:x2="3.146cm" svg:y2="0.491cm"><text:p/></draw:line><draw:line draw:style-name="gr10" draw:text-style-name="P40" svg:x1="3.146cm" svg:y1="0.298cm" svg:x2="2.956cm" svg:y2="0.491cm"><text:p/></draw:line><draw:frame draw:style-name="gr310" draw:text-style-name="P42" svg:width="0.482cm" svg:height="0.664cm" svg:x="3.052cm" svg:y="-0.079cm"><draw:text-box><text:p text:style-name="P41"><text:span text:style-name="T51">E</text:span></text:p></draw:text-box></draw:frame><draw:line draw:style-name="gr10" draw:text-style-name="P40" svg:x1="2.486cm" svg:y1="1.718cm" svg:x2="2.676cm" svg:y2="1.906cm"><text:p/></draw:line><draw:line draw:style-name="gr10" draw:text-style-name="P40" svg:x1="2.676cm" svg:y1="1.718cm" svg:x2="2.486cm" svg:y2="1.906cm"><text:p/></draw:line><draw:frame draw:style-name="gr310" draw:text-style-name="P42" svg:width="0.482cm" svg:height="0.664cm" svg:x="2.577cm" svg:y="1.341cm"><draw:text-box><text:p text:style-name="P41"><text:span text:style-name="T51">F</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7353584673" text:continue-numbering="true" text:style-name="_5f_Numérotation_20_des_20_exercices_20_livrets">
          <text:list-item>
            <text:list>
              <text:list-item>
                <text:p text:style-name="_5f_Paragraphe_20_énoncé_20_après_20_numéro_20_question"/>
              </text:list-item>
            </text:list>
          </text:list-item>
        </text:list>
        <text:p text:style-name="_5f_Paragraphe_20_livret_20_"><draw:g text:anchor-type="char" draw:z-index="31" draw:name="Shape47" draw:style-name="gr5"><draw:line draw:style-name="gr8" draw:text-style-name="P40" svg:x1="0.171cm" svg:y1="-0.141cm" svg:x2="3.968cm" svg:y2="-0.141cm"><text:p/></draw:line><draw:line draw:style-name="gr8" draw:text-style-name="P40" svg:x1="0.171cm" svg:y1="0.33cm" svg:x2="3.968cm" svg:y2="0.33cm"><text:p/></draw:line><draw:line draw:style-name="gr8" draw:text-style-name="P40" svg:x1="0.171cm" svg:y1="0.797cm" svg:x2="3.968cm" svg:y2="0.797cm"><text:p/></draw:line><draw:line draw:style-name="gr8" draw:text-style-name="P40" svg:x1="0.171cm" svg:y1="1.272cm" svg:x2="3.968cm" svg:y2="1.272cm"><text:p/></draw:line><draw:line draw:style-name="gr8" draw:text-style-name="P40" svg:x1="0.171cm" svg:y1="1.741cm" svg:x2="3.968cm" svg:y2="1.741cm"><text:p/></draw:line><draw:line draw:style-name="gr8" draw:text-style-name="P40" svg:x1="0.171cm" svg:y1="2.205cm" svg:x2="3.968cm" svg:y2="2.205cm"><text:p/></draw:line><draw:line draw:style-name="gr8" draw:text-style-name="P40" svg:x1="0.171cm" svg:y1="2.683cm" svg:x2="3.968cm" svg:y2="2.683cm"><text:p/></draw:line><draw:line draw:style-name="gr8" draw:text-style-name="P40" svg:x1="0.171cm" svg:y1="-0.141cm" svg:x2="0.171cm" svg:y2="3.62cm"><text:p/></draw:line><draw:line draw:style-name="gr8" draw:text-style-name="P40" svg:x1="0.171cm" svg:y1="3.15cm" svg:x2="3.968cm" svg:y2="3.15cm"><text:p/></draw:line><draw:line draw:style-name="gr8" draw:text-style-name="P40" svg:x1="0.171cm" svg:y1="3.621cm" svg:x2="3.968cm" svg:y2="3.621cm"><text:p/></draw:line><draw:line draw:style-name="gr8" draw:text-style-name="P40" svg:x1="0.654cm" svg:y1="-0.141cm" svg:x2="0.654cm" svg:y2="3.62cm"><text:p/></draw:line><draw:line draw:style-name="gr8" draw:text-style-name="P40" svg:x1="1.125cm" svg:y1="-0.141cm" svg:x2="1.125cm" svg:y2="3.62cm"><text:p/></draw:line><draw:line draw:style-name="gr8" draw:text-style-name="P40" svg:x1="1.593cm" svg:y1="-0.141cm" svg:x2="1.593cm" svg:y2="3.62cm"><text:p/></draw:line><draw:line draw:style-name="gr8" draw:text-style-name="P40" svg:x1="2.071cm" svg:y1="-0.141cm" svg:x2="2.071cm" svg:y2="3.62cm"><text:p/></draw:line><draw:line draw:style-name="gr8" draw:text-style-name="P40" svg:x1="2.547cm" svg:y1="-0.141cm" svg:x2="2.547cm" svg:y2="3.62cm"><text:p/></draw:line><draw:line draw:style-name="gr8" draw:text-style-name="P40" svg:x1="3.02cm" svg:y1="-0.141cm" svg:x2="3.02cm" svg:y2="3.62cm"><text:p/></draw:line><draw:line draw:style-name="gr8" draw:text-style-name="P40" svg:x1="3.491cm" svg:y1="-0.141cm" svg:x2="3.491cm" svg:y2="3.62cm"><text:p/></draw:line><draw:line draw:style-name="gr8" draw:text-style-name="P40" svg:x1="3.969cm" svg:y1="-0.141cm" svg:x2="3.969cm" svg:y2="3.62cm"><text:p/></draw:line><draw:line draw:style-name="gr9" draw:text-style-name="P40" svg:x1="3.968cm" svg:y1="-0.141cm" svg:x2="0.171cm" svg:y2="3.62cm"><text:p/></draw:line><draw:frame draw:style-name="gr14" draw:text-style-name="P39" svg:width="1.011cm" svg:height="0.722cm" draw:transform="rotate (0.015707963267949) translate (2.75343055555556cm -0.142875cm)"><draw:text-box><text:p text:style-name="P38"><text:span text:style-name="T51">(d)</text:span></text:p></draw:text-box></draw:frame><draw:line draw:style-name="gr10" draw:text-style-name="P40" svg:x1="1.974cm" svg:y1="0.233cm" svg:x2="2.166cm" svg:y2="0.422cm"><text:p/></draw:line><draw:line draw:style-name="gr10" draw:text-style-name="P40" svg:x1="2.166cm" svg:y1="0.233cm" svg:x2="1.974cm" svg:y2="0.422cm"><text:p/></draw:line><draw:frame draw:style-name="gr11" draw:text-style-name="P39" svg:width="0.481cm" svg:height="0.735cm" svg:x="2.071cm" svg:y="-0.143cm"><draw:text-box><text:p text:style-name="P38"><text:span text:style-name="T51">G</text:span></text:p></draw:text-box></draw:frame><draw:line draw:style-name="gr10" draw:text-style-name="P40" svg:x1="0.557cm" svg:y1="2.118cm" svg:x2="0.744cm" svg:y2="2.303cm"><text:p/></draw:line><draw:line draw:style-name="gr10" draw:text-style-name="P40" svg:x1="0.744cm" svg:y1="2.118cm" svg:x2="0.557cm" svg:y2="2.303cm"><text:p/></draw:line><draw:frame draw:style-name="gr11" draw:text-style-name="P42" svg:width="0.472cm" svg:height="0.735cm" svg:x="0.649cm" svg:y="1.739cm"><draw:text-box><text:p text:style-name="P41"><text:span text:style-name="T51">H</text:span></text:p></draw:text-box></draw:frame><draw:line draw:style-name="gr10" draw:text-style-name="P40" svg:x1="1.974cm" svg:y1="1.649cm" svg:x2="2.166cm" svg:y2="1.834cm"><text:p/></draw:line><draw:line draw:style-name="gr13" draw:text-style-name="P40" svg:x1="2.166cm" svg:y1="1.649cm" svg:x2="1.974cm" svg:y2="1.834cm"><text:p/></draw:line><draw:frame draw:style-name="gr11" draw:text-style-name="P44" svg:width="0.481cm" svg:height="0.735cm" svg:x="1.616cm" svg:y="1.268cm"><draw:text-box><text:p text:style-name="P43"><text:span text:style-name="T51">I</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7159733035" text:continue-numbering="true" text:style-name="_5f_Numérotation_20_des_20_exercices_20_livrets">
          <text:list-item>
            <text:list>
              <text:list-item>
                <text:p text:style-name="_5f_Paragraphe_20_énoncé_20_après_20_numéro_20_question"/>
              </text:list-item>
            </text:list>
          </text:list-item>
        </text:list>
        <text:p text:style-name="_5f_Paragraphe_20_livret_20_"><draw:g text:anchor-type="char" draw:z-index="30" draw:name="Shape44" draw:style-name="gr5"><draw:line draw:style-name="gr8" draw:text-style-name="P40" svg:x1="0.491cm" svg:y1="-0.148cm" svg:x2="4.296cm" svg:y2="-0.148cm"><text:p/></draw:line><draw:line draw:style-name="gr8" draw:text-style-name="P40" svg:x1="0.491cm" svg:y1="0.321cm" svg:x2="4.296cm" svg:y2="0.321cm"><text:p/></draw:line><draw:line draw:style-name="gr8" draw:text-style-name="P40" svg:x1="0.491cm" svg:y1="0.79cm" svg:x2="4.296cm" svg:y2="0.79cm"><text:p/></draw:line><draw:line draw:style-name="gr8" draw:text-style-name="P40" svg:x1="0.491cm" svg:y1="1.262cm" svg:x2="4.296cm" svg:y2="1.262cm"><text:p/></draw:line><draw:line draw:style-name="gr8" draw:text-style-name="P40" svg:x1="0.491cm" svg:y1="1.728cm" svg:x2="4.296cm" svg:y2="1.728cm"><text:p/></draw:line><draw:line draw:style-name="gr8" draw:text-style-name="P40" svg:x1="0.491cm" svg:y1="2.198cm" svg:x2="4.296cm" svg:y2="2.198cm"><text:p/></draw:line><draw:line draw:style-name="gr8" draw:text-style-name="P40" svg:x1="0.491cm" svg:y1="2.666cm" svg:x2="4.296cm" svg:y2="2.666cm"><text:p/></draw:line><draw:line draw:style-name="gr8" draw:text-style-name="P40" svg:x1="0.491cm" svg:y1="-0.148cm" svg:x2="0.491cm" svg:y2="3.614cm"><text:p/></draw:line><draw:line draw:style-name="gr8" draw:text-style-name="P40" svg:x1="0.491cm" svg:y1="3.143cm" svg:x2="4.296cm" svg:y2="3.143cm"><text:p/></draw:line><draw:line draw:style-name="gr8" draw:text-style-name="P40" svg:x1="0.491cm" svg:y1="3.61cm" svg:x2="4.296cm" svg:y2="3.61cm"><text:p/></draw:line><draw:line draw:style-name="gr8" draw:text-style-name="P40" svg:x1="0.963cm" svg:y1="-0.148cm" svg:x2="0.963cm" svg:y2="3.614cm"><text:p/></draw:line><draw:line draw:style-name="gr8" draw:text-style-name="P40" svg:x1="1.446cm" svg:y1="-0.148cm" svg:x2="1.446cm" svg:y2="3.614cm"><text:p/></draw:line><draw:line draw:style-name="gr8" draw:text-style-name="P40" svg:x1="1.917cm" svg:y1="-0.148cm" svg:x2="1.917cm" svg:y2="3.614cm"><text:p/></draw:line><draw:line draw:style-name="gr8" draw:text-style-name="P40" svg:x1="2.396cm" svg:y1="-0.148cm" svg:x2="2.396cm" svg:y2="3.614cm"><text:p/></draw:line><draw:line draw:style-name="gr8" draw:text-style-name="P40" svg:x1="2.868cm" svg:y1="-0.148cm" svg:x2="2.868cm" svg:y2="3.614cm"><text:p/></draw:line><draw:line draw:style-name="gr8" draw:text-style-name="P40" svg:x1="3.348cm" svg:y1="-0.148cm" svg:x2="3.348cm" svg:y2="3.614cm"><text:p/></draw:line><draw:line draw:style-name="gr8" draw:text-style-name="P40" svg:x1="3.826cm" svg:y1="-0.148cm" svg:x2="3.826cm" svg:y2="3.614cm"><text:p/></draw:line><draw:line draw:style-name="gr8" draw:text-style-name="P40" svg:x1="4.295cm" svg:y1="-0.148cm" svg:x2="4.295cm" svg:y2="3.614cm"><text:p/></draw:line><draw:line draw:style-name="gr15" draw:text-style-name="P40" svg:x1="2.396cm" svg:y1="-0.148cm" svg:x2="2.396cm" svg:y2="3.614cm"><text:p/></draw:line><draw:frame draw:style-name="gr16" draw:text-style-name="P42" svg:width="0.705cm" svg:height="0.664cm" svg:x="0.989cm" svg:y="0.189cm"><draw:text-box><text:p text:style-name="P41"><text:span text:style-name="T51">M</text:span></text:p></draw:text-box></draw:frame><draw:frame draw:style-name="gr17" draw:text-style-name="P39" svg:width="1.228cm" svg:height="0.664cm" svg:x="2.215cm" svg:y="-0.081cm"><draw:text-box><text:p text:style-name="P38"><text:span text:style-name="T51">(d)</text:span></text:p></draw:text-box></draw:frame><draw:line draw:style-name="gr10" draw:text-style-name="P40" svg:x1="3.743cm" svg:y1="2.097cm" svg:x2="3.932cm" svg:y2="2.284cm"><text:p/></draw:line><draw:line draw:style-name="gr10" draw:text-style-name="P40" svg:x1="3.932cm" svg:y1="2.097cm" svg:x2="3.743cm" svg:y2="2.284cm"><text:p/></draw:line><draw:line draw:style-name="gr10" draw:text-style-name="P40" svg:x1="1.82cm" svg:y1="3.064cm" svg:x2="2.009cm" svg:y2="3.251cm"><text:p/></draw:line><draw:line draw:style-name="gr10" draw:text-style-name="P40" svg:x1="2.009cm" svg:y1="3.064cm" svg:x2="1.82cm" svg:y2="3.251cm"><text:p/></draw:line><draw:line draw:style-name="gr10" draw:text-style-name="P40" svg:x1="1.353cm" svg:y1="0.687cm" svg:x2="1.542cm" svg:y2="0.877cm"><text:p/></draw:line><draw:line draw:style-name="gr10" draw:text-style-name="P40" svg:x1="1.542cm" svg:y1="0.687cm" svg:x2="1.353cm" svg:y2="0.877cm"><text:p/></draw:line><draw:frame draw:style-name="gr16" draw:text-style-name="P42" svg:width="0.481cm" svg:height="0.664cm" svg:x="3.841cm" svg:y="1.716cm"><draw:text-box><text:p text:style-name="P41"><text:span text:style-name="T51">N</text:span></text:p></draw:text-box></draw:frame><draw:frame draw:style-name="gr16" draw:text-style-name="P42" svg:width="0.246cm" svg:height="0.664cm" svg:x="2.018cm" svg:y="2.611cm"><draw:text-box><text:p text:style-name="P41"><text:span text:style-name="T51">P</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6063390663" text:continue-numbering="true" text:style-name="_5f_Numérotation_20_des_20_exercices_20_livrets">
          <text:list-item>
            <text:list>
              <text:list-item>
                <text:p text:style-name="_5f_Paragraphe_20_énoncé_20_après_20_numéro_20_question"><draw:g text:anchor-type="char" draw:z-index="32" draw:name="Shape46" draw:style-name="gr5"><draw:frame draw:style-name="gr6" draw:text-style-name="P39" svg:width="1.004cm" svg:height="0.664cm" draw:transform="rotate (0.0389208423194735) translate (2.98097222222222cm 3.52425cm)"><draw:text-box><text:p text:style-name="P38"><text:span text:style-name="T51">(d)</text:span></text:p></draw:text-box></draw:frame><draw:g draw:style-name="gr7"><draw:line draw:style-name="gr8" draw:text-style-name="P40" svg:x1="0.45cm" svg:y1="0.351cm" svg:x2="4.25cm" svg:y2="0.351cm"><text:p/></draw:line><draw:line draw:style-name="gr8" draw:text-style-name="P40" svg:x1="0.45cm" svg:y1="0.824cm" svg:x2="4.25cm" svg:y2="0.824cm"><text:p/></draw:line><draw:line draw:style-name="gr8" draw:text-style-name="P40" svg:x1="0.45cm" svg:y1="1.291cm" svg:x2="4.25cm" svg:y2="1.291cm"><text:p/></draw:line><draw:line draw:style-name="gr8" draw:text-style-name="P40" svg:x1="0.45cm" svg:y1="1.767cm" svg:x2="4.25cm" svg:y2="1.767cm"><text:p/></draw:line><draw:line draw:style-name="gr8" draw:text-style-name="P40" svg:x1="0.45cm" svg:y1="2.238cm" svg:x2="4.25cm" svg:y2="2.238cm"><text:p/></draw:line><draw:line draw:style-name="gr8" draw:text-style-name="P40" svg:x1="0.45cm" svg:y1="2.702cm" svg:x2="4.25cm" svg:y2="2.702cm"><text:p/></draw:line><draw:line draw:style-name="gr8" draw:text-style-name="P40" svg:x1="0.45cm" svg:y1="3.18cm" svg:x2="4.25cm" svg:y2="3.18cm"><text:p/></draw:line><draw:line draw:style-name="gr8" draw:text-style-name="P40" svg:x1="0.45cm" svg:y1="0.351cm" svg:x2="0.45cm" svg:y2="4.114cm"><text:p/></draw:line><draw:line draw:style-name="gr8" draw:text-style-name="P40" svg:x1="0.45cm" svg:y1="3.649cm" svg:x2="4.25cm" svg:y2="3.649cm"><text:p/></draw:line><draw:line draw:style-name="gr8" draw:text-style-name="P40" svg:x1="0.45cm" svg:y1="4.12cm" svg:x2="4.25cm" svg:y2="4.12cm"><text:p/></draw:line><draw:line draw:style-name="gr8" draw:text-style-name="P40" svg:x1="0.922cm" svg:y1="0.351cm" svg:x2="0.922cm" svg:y2="4.114cm"><text:p/></draw:line><draw:line draw:style-name="gr8" draw:text-style-name="P40" svg:x1="1.398cm" svg:y1="0.351cm" svg:x2="1.398cm" svg:y2="4.114cm"><text:p/></draw:line><draw:line draw:style-name="gr8" draw:text-style-name="P40" svg:x1="1.874cm" svg:y1="0.351cm" svg:x2="1.874cm" svg:y2="4.114cm"><text:p/></draw:line><draw:line draw:style-name="gr8" draw:text-style-name="P40" svg:x1="2.348cm" svg:y1="0.351cm" svg:x2="2.348cm" svg:y2="4.114cm"><text:p/></draw:line><draw:line draw:style-name="gr8" draw:text-style-name="P40" svg:x1="2.826cm" svg:y1="0.351cm" svg:x2="2.826cm" svg:y2="4.114cm"><text:p/></draw:line><draw:line draw:style-name="gr8" draw:text-style-name="P40" svg:x1="3.3cm" svg:y1="0.351cm" svg:x2="3.3cm" svg:y2="4.114cm"><text:p/></draw:line><draw:line draw:style-name="gr8" draw:text-style-name="P40" svg:x1="3.778cm" svg:y1="0.351cm" svg:x2="3.778cm" svg:y2="4.114cm"><text:p/></draw:line><draw:line draw:style-name="gr8" draw:text-style-name="P40" svg:x1="4.249cm" svg:y1="0.351cm" svg:x2="4.249cm" svg:y2="4.114cm"><text:p/></draw:line><draw:line draw:style-name="gr9" draw:text-style-name="P40" svg:x1="4.25cm" svg:y1="4.117cm" svg:x2="0.45cm" svg:y2="0.356cm"><text:p/></draw:line><draw:line draw:style-name="gr10" draw:text-style-name="P40" svg:x1="1.777cm" svg:y1="0.728cm" svg:x2="1.967cm" svg:y2="0.917cm"><text:p/></draw:line><draw:line draw:style-name="gr10" draw:text-style-name="P40" svg:x1="1.967cm" svg:y1="0.728cm" svg:x2="1.777cm" svg:y2="0.917cm"><text:p/></draw:line><draw:frame draw:style-name="gr11" draw:text-style-name="P42" svg:width="0.482cm" svg:height="0.735cm" svg:x="1.873cm" svg:y="0.351cm"><draw:text-box><text:p text:style-name="P41"><text:span text:style-name="T51">J</text:span></text:p></draw:text-box></draw:frame><draw:line draw:style-name="gr10" draw:text-style-name="P40" svg:x1="3.203cm" svg:y1="1.67cm" svg:x2="3.393cm" svg:y2="1.86cm"><text:p/></draw:line><draw:line draw:style-name="gr10" draw:text-style-name="P40" svg:x1="3.393cm" svg:y1="1.67cm" svg:x2="3.203cm" svg:y2="1.86cm"><text:p/></draw:line><draw:frame draw:style-name="gr12" draw:text-style-name="P42" svg:width="0.481cm" svg:height="0.742cm" svg:x="3.299cm" svg:y="1.291cm"><draw:text-box><text:p text:style-name="P41"><text:span text:style-name="T51">K</text:span></text:p></draw:text-box></draw:frame><draw:line draw:style-name="gr13" draw:text-style-name="P40" svg:x1="3.203cm" svg:y1="3.077cm" svg:x2="3.393cm" svg:y2="3.262cm"><text:p/></draw:line><draw:line draw:style-name="gr10" draw:text-style-name="P40" svg:x1="3.393cm" svg:y1="3.077cm" svg:x2="3.203cm" svg:y2="3.262cm"><text:p/></draw:line><draw:frame draw:style-name="gr11" draw:text-style-name="P42" svg:width="0.481cm" svg:height="0.735cm" svg:x="3.299cm" svg:y="2.699cm"><draw:text-box><text:p text:style-name="P41"><text:span text:style-name="T51">L</text:span></text:p></draw:text-box></draw:frame></draw:g></draw:g></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5670679179" text:continue-numbering="true" text:style-name="_5f_Numérotation_20_des_20_exercices_20_livrets">
          <text:list-item>
            <text:list>
              <text:list-item>
                <text:p text:style-name="_5f_Paragraphe_20_énoncé_20_après_20_numéro_20_question"/>
              </text:list-item>
            </text:list>
          </text:list-item>
        </text:list>
        <text:p text:style-name="_5f_Paragraphe_20_livret_20_"><draw:g text:anchor-type="char" draw:z-index="3" draw:name="Shape48" draw:style-name="gr5"><draw:line draw:style-name="gr8" draw:text-style-name="P40" svg:x1="0.434cm" svg:y1="-0.086cm" svg:x2="4.234cm" svg:y2="-0.086cm"><text:p/></draw:line><draw:line draw:style-name="gr8" draw:text-style-name="P40" svg:x1="0.434cm" svg:y1="0.388cm" svg:x2="4.234cm" svg:y2="0.388cm"><text:p/></draw:line><draw:line draw:style-name="gr8" draw:text-style-name="P40" svg:x1="0.434cm" svg:y1="0.854cm" svg:x2="4.234cm" svg:y2="0.854cm"><text:p/></draw:line><draw:line draw:style-name="gr8" draw:text-style-name="P40" svg:x1="0.434cm" svg:y1="1.33cm" svg:x2="4.234cm" svg:y2="1.33cm"><text:p/></draw:line><draw:line draw:style-name="gr8" draw:text-style-name="P40" svg:x1="0.434cm" svg:y1="1.799cm" svg:x2="4.234cm" svg:y2="1.799cm"><text:p/></draw:line><draw:line draw:style-name="gr8" draw:text-style-name="P40" svg:x1="0.434cm" svg:y1="2.263cm" svg:x2="4.234cm" svg:y2="2.263cm"><text:p/></draw:line><draw:line draw:style-name="gr8" draw:text-style-name="P40" svg:x1="0.434cm" svg:y1="2.741cm" svg:x2="4.234cm" svg:y2="2.741cm"><text:p/></draw:line><draw:line draw:style-name="gr8" draw:text-style-name="P40" svg:x1="0.434cm" svg:y1="-0.086cm" svg:x2="0.434cm" svg:y2="3.677cm"><text:p/></draw:line><draw:line draw:style-name="gr8" draw:text-style-name="P40" svg:x1="0.434cm" svg:y1="3.208cm" svg:x2="4.234cm" svg:y2="3.208cm"><text:p/></draw:line><draw:line draw:style-name="gr8" draw:text-style-name="P40" svg:x1="0.434cm" svg:y1="3.683cm" svg:x2="4.234cm" svg:y2="3.683cm"><text:p/></draw:line><draw:line draw:style-name="gr8" draw:text-style-name="P40" svg:x1="0.917cm" svg:y1="-0.086cm" svg:x2="0.917cm" svg:y2="3.677cm"><text:p/></draw:line><draw:line draw:style-name="gr8" draw:text-style-name="P40" svg:x1="1.388cm" svg:y1="-0.086cm" svg:x2="1.388cm" svg:y2="3.677cm"><text:p/></draw:line><draw:line draw:style-name="gr8" draw:text-style-name="P40" svg:x1="1.855cm" svg:y1="-0.086cm" svg:x2="1.855cm" svg:y2="3.677cm"><text:p/></draw:line><draw:line draw:style-name="gr8" draw:text-style-name="P40" svg:x1="2.333cm" svg:y1="-0.086cm" svg:x2="2.333cm" svg:y2="3.677cm"><text:p/></draw:line><draw:line draw:style-name="gr8" draw:text-style-name="P40" svg:x1="2.811cm" svg:y1="-0.086cm" svg:x2="2.811cm" svg:y2="3.677cm"><text:p/></draw:line><draw:line draw:style-name="gr8" draw:text-style-name="P40" svg:x1="3.282cm" svg:y1="-0.086cm" svg:x2="3.282cm" svg:y2="3.677cm"><text:p/></draw:line><draw:line draw:style-name="gr8" draw:text-style-name="P40" svg:x1="3.76cm" svg:y1="-0.086cm" svg:x2="3.76cm" svg:y2="3.677cm"><text:p/></draw:line><draw:line draw:style-name="gr8" draw:text-style-name="P40" svg:x1="4.238cm" svg:y1="-0.086cm" svg:x2="4.238cm" svg:y2="3.677cm"><text:p/></draw:line><draw:line draw:style-name="gr9" draw:text-style-name="P40" svg:x1="4.234cm" svg:y1="-0.086cm" svg:x2="0.434cm" svg:y2="3.677cm"><text:p/></draw:line><draw:frame draw:style-name="gr6" draw:text-style-name="P39" svg:width="1.004cm" svg:height="0.664cm" draw:transform="rotate (0.0162315620435473) translate (3.02154166666667cm -0.0864305555555556cm)"><draw:text-box><text:p text:style-name="P38"><text:span text:style-name="T51">(d)</text:span></text:p></draw:text-box></draw:frame><draw:line draw:style-name="gr10" draw:text-style-name="P40" svg:x1="3.674cm" svg:y1="3.111cm" svg:x2="3.866cm" svg:y2="3.3cm"><text:p/></draw:line><draw:line draw:style-name="gr10" draw:text-style-name="P40" svg:x1="3.866cm" svg:y1="3.111cm" svg:x2="3.674cm" svg:y2="3.3cm"><text:p/></draw:line><draw:frame draw:style-name="gr310" draw:text-style-name="P39" svg:width="0.636cm" svg:height="0.664cm" svg:x="3.119cm" svg:y="2.937cm"><draw:text-box><text:p text:style-name="P38"><text:span text:style-name="T51">R</text:span></text:p></draw:text-box></draw:frame><draw:line draw:style-name="gr10" draw:text-style-name="P40" svg:x1="1.758cm" svg:y1="2.637cm" svg:x2="1.945cm" svg:y2="2.822cm"><text:p/></draw:line><draw:line draw:style-name="gr10" draw:text-style-name="P40" svg:x1="1.945cm" svg:y1="2.637cm" svg:x2="1.758cm" svg:y2="2.822cm"><text:p/></draw:line><draw:line draw:style-name="gr10" draw:text-style-name="P40" svg:x1="2.243cm" svg:y1="0.295cm" svg:x2="2.435cm" svg:y2="0.48cm"><text:p/></draw:line><draw:line draw:style-name="gr10" draw:text-style-name="P40" svg:x1="2.435cm" svg:y1="0.295cm" svg:x2="2.243cm" svg:y2="0.48cm"><text:p/></draw:line><draw:frame draw:style-name="gr310" draw:text-style-name="P44" svg:width="0.482cm" svg:height="0.664cm" svg:x="1.78cm" svg:y="-0.086cm"><draw:text-box><text:p text:style-name="P43"><text:span text:style-name="T51">S</text:span></text:p></draw:text-box></draw:frame><draw:frame draw:style-name="gr310" draw:text-style-name="P44" svg:width="0.482cm" svg:height="0.664cm" svg:x="1.78cm" svg:y="2.614cm"><draw:text-box><text:p text:style-name="P43"><text:span text:style-name="T51">T</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section>
      <text:list xml:id="list170136451995941" text:continue-numbering="true" text:style-name="_5f_Numérotation_20_des_20_exercices_20_livrets">
        <text:list-item>
          <text:h text:style-name="_5f_Titre_20_d_27_exercices_20_livret_20_sans_20_titre_20_avec_20_num_20_exo" text:outline-level="1"><text:span text:style-name="T26">D</text:span>essine<text:span text:style-name="T27"> </text:span><text:span text:style-name="T23">à main levée</text:span> le symétrique de chaque figure par rapport à la droite (d).</text:h>
        </text:list-item>
      </text:list>
      <table:table table:name="Tableau3" table:style-name="Tableau3">
        <table:table-column table:style-name="Tableau3.A"/>
        <table:table-column table:style-name="Tableau3.B"/>
        <table:table-row>
          <table:table-cell table:style-name="Tableau3.A1" office:value-type="string">
            <text:list xml:id="list170136155181240" text:continue-numbering="true" text:style-name="_5f_Numérotation_20_des_20_exercices_20_livrets">
              <text:list-item>
                <text:list>
                  <text:list-item>
                    <text:p text:style-name="_5f_Paragraphe_20_énoncé_20_après_20_numéro_20_question"><draw:g text:anchor-type="char" draw:z-index="22" draw:name="Shape53" draw:style-name="gr305"><draw:frame draw:style-name="gr306" draw:text-style-name="P54" svg:width="1.01cm" svg:height="0.664cm" svg:x="0.044cm" svg:y="1.267cm"><draw:text-box><text:p text:style-name="P38"><text:span text:style-name="T53">(d)</text:span></text:p></draw:text-box></draw:frame><draw:custom-shape draw:style-name="gr307" draw:text-style-name="P53" svg:width="2.484cm" svg:height="2.518cm" svg:x="0.825cm" svg:y="0.533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draw:style-name="gr308" draw:text-style-name="P52" svg:width="2.715cm" svg:height="1.345cm" svg:x="0.709cm" svg:y="1.812cm"><text:p/><draw:enhanced-geometry svg:viewBox="0 0 21600 21600" draw:type="rectangle" draw:enhanced-path="M 0 0 L 21600 0 21600 21600 0 21600 0 0 Z N"/></draw:custom-shape><draw:line draw:style-name="gr297" draw:text-style-name="P53" svg:x1="0.522cm" svg:y1="1.786cm" svg:x2="3.68cm" svg:y2="1.786cm"><text:p/></draw:line></draw:g></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able:table-cell>
          <table:table-cell table:style-name="Tableau3.A1" office:value-type="string">
            <text:list xml:id="list170136300748794" text:continue-numbering="true" text:style-name="_5f_Numérotation_20_des_20_exercices_20_livrets">
              <text:list-item>
                <text:list>
                  <text:list-item>
                    <text:p text:style-name="_5f_Paragraphe_20_énoncé_20_après_20_numéro_20_question"><draw:g text:anchor-type="char" draw:z-index="25" draw:name="Shape54" draw:style-name="gr5"><draw:custom-shape draw:style-name="gr295" draw:text-style-name="P51" svg:width="2.624cm" svg:height="2.107cm" svg:x="1.081cm" svg:y="0.6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296" draw:text-style-name="P52" svg:width="1.324cm" svg:height="2.154cm" svg:x="2.427cm" svg:y="0.681cm"><text:p/><draw:enhanced-geometry svg:viewBox="0 0 21600 21600" draw:type="rectangle" draw:enhanced-path="M 0 0 L 21600 0 21600 21600 0 21600 0 0 Z N"/></draw:custom-shape><draw:line draw:style-name="gr297" draw:text-style-name="P53" svg:x1="2.418cm" svg:y1="2.814cm" svg:x2="2.418cm" svg:y2="0.238cm"><text:p/></draw:line><draw:frame draw:style-name="gr298" draw:text-style-name="P54" svg:width="1.126cm" svg:height="0.666cm" svg:x="2.235cm" svg:y="0.009cm"><draw:text-box><text:p text:style-name="P38"><text:span text:style-name="T53">(d)</text:span></text:p></draw:text-box></draw:frame></draw:g><text:span text:style-name="_5f_Numéros_20_second_20_exercice_20_livret"/></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able:table-cell>
        </table:table-row>
        <table:table-row>
          <table:table-cell table:style-name="Tableau3.A1" office:value-type="string">
            <text:list xml:id="list170136114313101" text:continue-numbering="true" text:style-name="_5f_Numérotation_20_des_20_exercices_20_livrets">
              <text:list-item>
                <text:list>
                  <text:list-item>
                    <text:p text:style-name="_5f_Paragraphe_20_énoncé_20_après_20_numéro_20_question"><draw:g text:anchor-type="char" draw:z-index="23" draw:name="Shape55" draw:style-name="gr5"><draw:custom-shape draw:style-name="gr303" draw:text-style-name="P53" svg:width="2.036cm" svg:height="1.452cm" svg:x="1.284cm" svg:y="0.332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304" draw:text-style-name="P52" svg:width="2.225cm" svg:height="1.235cm" draw:transform="skewX (0.00575958653158118) rotate (0.785398163397448) translate (1.52047222222222cm 1.94027777777778cm)"><text:p/><draw:enhanced-geometry svg:viewBox="0 0 21600 21600" draw:type="rectangle" draw:enhanced-path="M 0 0 L 21600 0 21600 21600 0 21600 0 0 Z N"/></draw:custom-shape><draw:line draw:style-name="gr297" draw:text-style-name="P53" svg:x1="1.196cm" svg:y1="2.27cm" svg:x2="2.994cm" svg:y2="0.441cm"><text:p/></draw:line><draw:frame draw:style-name="gr298" draw:text-style-name="P54" svg:width="1.124cm" svg:height="0.666cm" svg:x="0.647cm" svg:y="1.531cm"><draw:text-box><text:p text:style-name="P38"><text:span text:style-name="T53">(d)</text:span></text:p></draw:text-box></draw:frame></draw:g></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able:table-cell>
          <table:table-cell table:style-name="Tableau3.A1" office:value-type="string">
            <text:list xml:id="list170136814695365" text:continue-numbering="true" text:style-name="_5f_Numérotation_20_des_20_exercices_20_livrets">
              <text:list-item>
                <text:list>
                  <text:list-item>
                    <text:p text:style-name="_5f_Paragraphe_20_énoncé_20_après_20_numéro_20_question"><draw:g text:anchor-type="char" draw:z-index="24" draw:name="Shape56" draw:style-name="gr5"><draw:custom-shape draw:style-name="gr299" draw:text-style-name="P53" svg:width="1.676cm" svg:height="1.766cm" svg:x="1.166cm" svg:y="0.921cm"><text:p/><draw:enhanced-geometry svg:viewBox="0 0 787 799" draw:type="non-primitive" draw:enhanced-path="M 439 12 L 535 102 391 246 252 108 349 12 0 0 12 348 108 258 282 433 282 799 511 799 511 427 685 252 781 348 787 0 439 12 Z N"/></draw:custom-shape><draw:custom-shape draw:style-name="gr300" draw:text-style-name="P52" svg:width="1.138cm" svg:height="2.154cm" svg:x="0.847cm" svg:y="0.702cm"><text:p/><draw:enhanced-geometry svg:viewBox="0 0 21600 21600" draw:type="rectangle" draw:enhanced-path="M 0 0 L 21600 0 21600 21600 0 21600 0 0 Z N"/></draw:custom-shape><draw:line draw:style-name="gr301" draw:text-style-name="P53" svg:x1="2.008cm" svg:y1="2.954cm" svg:x2="2.002cm" svg:y2="0.443cm"><text:p/></draw:line><draw:frame draw:style-name="gr302" draw:text-style-name="P54" svg:width="1.128cm" svg:height="0.668cm" svg:x="1.244cm" svg:y="0.058cm"><draw:text-box><text:p text:style-name="P38"><text:span text:style-name="T53">(d)</text:span></text:p></draw:text-box></draw:frame></draw:g><text:span text:style-name="_5f_Numéros_20_second_20_exercice_20_livret"/></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able:table-cell>
        </table:table-row>
      </table:table>
      <text:list xml:id="list170135792576843" text:continue-numbering="true" text:style-name="_5f_Numérotation_20_des_20_exercices_20_livrets">
        <text:list-item>
          <text:h text:style-name="_5f_Titre_20_d_27_exercices_20_livret_20_sans_20_titre_20_avec_20_num_20_exo" text:outline-level="1"><text:span text:style-name="_5f_BVS">Construis le symétrique de </text:span><text:span text:style-name="_5f_BVS"><text:span text:style-name="T24">cette</text:span></text:span><text:span text:style-name="_5f_BVS"> figure par rapport à la droite (d) en utilisant le papier qua­drillé.</text:span></text:h>
        </text:list-item>
      </text:list>
      <text:p text:style-name="_5f_Paragraphe_20_livret_20_"><draw:g text:anchor-type="char" draw:z-index="26" draw:name="Shape57" draw:style-name="gr5"><draw:line draw:style-name="gr262" draw:text-style-name="P49" svg:x1="0.488cm" svg:y1="5.445cm" svg:x2="8.675cm" svg:y2="5.445cm"><text:p/></draw:line><draw:line draw:style-name="gr263" draw:text-style-name="P49" svg:x1="0.488cm" svg:y1="4.93cm" svg:x2="8.675cm" svg:y2="4.93cm"><text:p/></draw:line><draw:line draw:style-name="gr264" draw:text-style-name="P49" svg:x1="0.488cm" svg:y1="4.421cm" svg:x2="8.675cm" svg:y2="4.421cm"><text:p/></draw:line><draw:line draw:style-name="gr265" draw:text-style-name="P49" svg:x1="0.488cm" svg:y1="3.908cm" svg:x2="8.675cm" svg:y2="3.908cm"><text:p/></draw:line><draw:line draw:style-name="gr266" draw:text-style-name="P49" svg:x1="0.488cm" svg:y1="3.394cm" svg:x2="8.675cm" svg:y2="3.394cm"><text:p/></draw:line><draw:line draw:style-name="gr267" draw:text-style-name="P49" svg:x1="0.488cm" svg:y1="2.369cm" svg:x2="8.675cm" svg:y2="2.369cm"><text:p/></draw:line><draw:line draw:style-name="gr268" draw:text-style-name="P49" svg:x1="0.488cm" svg:y1="1.859cm" svg:x2="8.675cm" svg:y2="1.859cm"><text:p/></draw:line><draw:line draw:style-name="gr269" draw:text-style-name="P49" svg:x1="0.488cm" svg:y1="1.351cm" svg:x2="8.675cm" svg:y2="1.351cm"><text:p/></draw:line><draw:line draw:style-name="gr270" draw:text-style-name="P49" svg:x1="0.488cm" svg:y1="0.836cm" svg:x2="8.675cm" svg:y2="0.836cm"><text:p/></draw:line><draw:line draw:style-name="gr271" draw:text-style-name="P49" svg:x1="0.488cm" svg:y1="0.322cm" svg:x2="8.675cm" svg:y2="0.322cm"><text:p/></draw:line><draw:line draw:style-name="gr272" draw:text-style-name="P49" svg:x1="0.488cm" svg:y1="-0.185cm" svg:x2="8.675cm" svg:y2="-0.185cm"><text:p/></draw:line><draw:line draw:style-name="gr273" draw:text-style-name="P49" svg:x1="0.488cm" svg:y1="-0.185cm" svg:x2="0.488cm" svg:y2="5.953cm"><text:p/></draw:line><draw:line draw:style-name="gr274" draw:text-style-name="P49" svg:x1="1cm" svg:y1="-0.185cm" svg:x2="1cm" svg:y2="5.953cm"><text:p/></draw:line><draw:line draw:style-name="gr275" draw:text-style-name="P49" svg:x1="1.515cm" svg:y1="-0.185cm" svg:x2="1.515cm" svg:y2="5.953cm"><text:p/></draw:line><draw:line draw:style-name="gr276" draw:text-style-name="P49" svg:x1="2.023cm" svg:y1="-0.185cm" svg:x2="2.023cm" svg:y2="5.953cm"><text:p/></draw:line><draw:line draw:style-name="gr277" draw:text-style-name="P49" svg:x1="2.538cm" svg:y1="-0.185cm" svg:x2="2.538cm" svg:y2="5.953cm"><text:p/></draw:line><draw:line draw:style-name="gr278" draw:text-style-name="P49" svg:x1="3.048cm" svg:y1="-0.185cm" svg:x2="3.048cm" svg:y2="5.953cm"><text:p/></draw:line><draw:line draw:style-name="gr279" draw:text-style-name="P49" svg:x1="3.56cm" svg:y1="-0.185cm" svg:x2="3.56cm" svg:y2="5.953cm"><text:p/></draw:line><draw:line draw:style-name="gr280" draw:text-style-name="P49" svg:x1="4.068cm" svg:y1="-0.185cm" svg:x2="4.068cm" svg:y2="5.953cm"><text:p/></draw:line><draw:line draw:style-name="gr281" draw:text-style-name="P49" svg:x1="4.581cm" svg:y1="-0.185cm" svg:x2="4.581cm" svg:y2="5.953cm"><text:p/></draw:line><draw:line draw:style-name="gr282" draw:text-style-name="P49" svg:x1="5.094cm" svg:y1="-0.185cm" svg:x2="5.094cm" svg:y2="5.953cm"><text:p/></draw:line><draw:line draw:style-name="gr283" draw:text-style-name="P49" svg:x1="5.609cm" svg:y1="-0.185cm" svg:x2="5.609cm" svg:y2="5.953cm"><text:p/></draw:line><draw:line draw:style-name="gr284" draw:text-style-name="P49" svg:x1="6.117cm" svg:y1="-0.185cm" svg:x2="6.117cm" svg:y2="5.953cm"><text:p/></draw:line><draw:line draw:style-name="gr285" draw:text-style-name="P49" svg:x1="6.632cm" svg:y1="-0.185cm" svg:x2="6.632cm" svg:y2="5.953cm"><text:p/></draw:line><draw:line draw:style-name="gr286" draw:text-style-name="P49" svg:x1="7.142cm" svg:y1="-0.185cm" svg:x2="7.142cm" svg:y2="5.953cm"><text:p/></draw:line><draw:line draw:style-name="gr287" draw:text-style-name="P49" svg:x1="7.654cm" svg:y1="-0.185cm" svg:x2="7.654cm" svg:y2="5.953cm"><text:p/></draw:line><draw:line draw:style-name="gr288" draw:text-style-name="P49" svg:x1="8.162cm" svg:y1="-0.185cm" svg:x2="8.162cm" svg:y2="5.953cm"><text:p/></draw:line><draw:line draw:style-name="gr289" draw:text-style-name="P49" svg:x1="8.675cm" svg:y1="-0.185cm" svg:x2="8.675cm" svg:y2="5.953cm"><text:p/></draw:line><draw:line draw:style-name="gr290" draw:text-style-name="P49" svg:x1="0.488cm" svg:y1="5.96cm" svg:x2="8.675cm" svg:y2="5.96cm"><text:p/></draw:line><draw:frame draw:style-name="gr291" draw:text-style-name="P48" svg:width="0.602cm" svg:height="0.496cm" svg:x="8.026cm" svg:y="2.373cm"><draw:text-box><text:p text:style-name="P38"><text:span text:style-name="T52">(d)</text:span></text:p></draw:text-box></draw:frame><draw:polygon draw:style-name="gr292" draw:text-style-name="P50" svg:width="3.07cm" svg:height="3.067cm" svg:x="5.096cm" svg:y="2.369cm" svg:viewBox="0 0 3071 3068" draw:points="1535,0 1024,1022 0,1534 1024,2047 1535,3068 2047,2047 3071,1534 2047,1022"><text:p/></draw:polygon><draw:polygon draw:style-name="gr293" draw:text-style-name="P47" svg:width="2.046cm" svg:height="2.045cm" svg:x="1.003cm" svg:y="3.394cm" svg:viewBox="0 0 2047 2046" draw:points="0,0 1024,0 1024,1022 2047,2046 1024,2046 512,1534 0,2046 0,1022 512,511"><text:p/></draw:polygon><draw:line draw:style-name="gr294" draw:text-style-name="P49" svg:x1="0.488cm" svg:y1="2.882cm" svg:x2="8.675cm" svg:y2="2.882cm"><text:p/></draw:lin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list xml:id="list170136633541895" text:continue-numbering="true" text:style-name="_5f_Numérotation_20_des_20_exercices_20_livrets">
        <text:list-item>
          <text:h text:style-name="_5f_Titre_20_d_27_exercices_20_livret_20_sans_20_titre_20_avec_20_num_20_exo" text:outline-level="1"><text:span text:style-name="_5f_BVS"><text:span text:style-name="T35">Construis le symétrique de </text:span></text:span><text:span text:style-name="_5f_BVS"><text:span text:style-name="T37">cette</text:span></text:span><text:span text:style-name="_5f_BVS"><text:span text:style-name="T35"> figure par rapport à la droite (d) en utilisant le papier qua­drillé ou pointé.</text:span></text:span></text:h>
          <text:list>
            <text:list-item>
              <text:p text:style-name="_5f_Paragraphe_20_énoncé_20_après_20_numéro_20_question"><draw:g text:anchor-type="char" draw:z-index="28" draw:name="Shape59" draw:style-name="gr5"><draw:line draw:style-name="gr227" draw:text-style-name="P49" svg:x1="0.485cm" svg:y1="5.619cm" svg:x2="8.437cm" svg:y2="5.619cm"><text:p/></draw:line><draw:line draw:style-name="gr228" draw:text-style-name="P49" svg:x1="0.485cm" svg:y1="5.115cm" svg:x2="8.437cm" svg:y2="5.115cm"><text:p/></draw:line><draw:line draw:style-name="gr229" draw:text-style-name="P49" svg:x1="0.485cm" svg:y1="4.618cm" svg:x2="8.437cm" svg:y2="4.618cm"><text:p/></draw:line><draw:line draw:style-name="gr230" draw:text-style-name="P49" svg:x1="0.485cm" svg:y1="4.126cm" svg:x2="8.437cm" svg:y2="4.126cm"><text:p/></draw:line><draw:line draw:style-name="gr231" draw:text-style-name="P49" svg:x1="0.485cm" svg:y1="3.628cm" svg:x2="8.437cm" svg:y2="3.628cm"><text:p/></draw:line><draw:line draw:style-name="gr232" draw:text-style-name="P49" svg:x1="0.485cm" svg:y1="3.129cm" svg:x2="8.437cm" svg:y2="3.129cm"><text:p/></draw:line><draw:line draw:style-name="gr233" draw:text-style-name="P49" svg:x1="0.485cm" svg:y1="2.632cm" svg:x2="8.437cm" svg:y2="2.632cm"><text:p/></draw:line><draw:line draw:style-name="gr234" draw:text-style-name="P49" svg:x1="0.485cm" svg:y1="2.137cm" svg:x2="8.437cm" svg:y2="2.137cm"><text:p/></draw:line><draw:line draw:style-name="gr235" draw:text-style-name="P49" svg:x1="0.485cm" svg:y1="1.64cm" svg:x2="8.437cm" svg:y2="1.64cm"><text:p/></draw:line><draw:line draw:style-name="gr236" draw:text-style-name="P49" svg:x1="0.485cm" svg:y1="1.142cm" svg:x2="8.437cm" svg:y2="1.142cm"><text:p/></draw:line><draw:line draw:style-name="gr237" draw:text-style-name="P49" svg:x1="0.485cm" svg:y1="0.647cm" svg:x2="8.437cm" svg:y2="0.647cm"><text:p/></draw:line><draw:line draw:style-name="gr238" draw:text-style-name="P49" svg:x1="0.485cm" svg:y1="0.148cm" svg:x2="8.437cm" svg:y2="0.148cm"><text:p/></draw:line><draw:line draw:style-name="gr239" draw:text-style-name="P49" svg:x1="0.485cm" svg:y1="0.148cm" svg:x2="0.485cm" svg:y2="6.112cm"><text:p/></draw:line><draw:line draw:style-name="gr240" draw:text-style-name="P49" svg:x1="0.982cm" svg:y1="0.148cm" svg:x2="0.982cm" svg:y2="6.112cm"><text:p/></draw:line><draw:line draw:style-name="gr241" draw:text-style-name="P49" svg:x1="1.481cm" svg:y1="0.148cm" svg:x2="1.481cm" svg:y2="6.112cm"><text:p/></draw:line><draw:line draw:style-name="gr242" draw:text-style-name="P49" svg:x1="1.974cm" svg:y1="0.148cm" svg:x2="1.974cm" svg:y2="6.112cm"><text:p/></draw:line><draw:line draw:style-name="gr243" draw:text-style-name="P49" svg:x1="2.475cm" svg:y1="0.148cm" svg:x2="2.475cm" svg:y2="6.112cm"><text:p/></draw:line><draw:line draw:style-name="gr244" draw:text-style-name="P49" svg:x1="2.969cm" svg:y1="0.148cm" svg:x2="2.969cm" svg:y2="6.112cm"><text:p/></draw:line><draw:line draw:style-name="gr245" draw:text-style-name="P49" svg:x1="3.47cm" svg:y1="0.148cm" svg:x2="3.47cm" svg:y2="6.112cm"><text:p/></draw:line><draw:line draw:style-name="gr246" draw:text-style-name="P49" svg:x1="3.962cm" svg:y1="0.148cm" svg:x2="3.962cm" svg:y2="6.112cm"><text:p/></draw:line><draw:line draw:style-name="gr247" draw:text-style-name="P49" svg:x1="4.462cm" svg:y1="0.148cm" svg:x2="4.462cm" svg:y2="6.112cm"><text:p/></draw:line><draw:line draw:style-name="gr248" draw:text-style-name="P49" svg:x1="4.955cm" svg:y1="0.148cm" svg:x2="4.955cm" svg:y2="6.112cm"><text:p/></draw:line><draw:line draw:style-name="gr249" draw:text-style-name="P49" svg:x1="5.457cm" svg:y1="0.148cm" svg:x2="5.457cm" svg:y2="6.112cm"><text:p/></draw:line><draw:line draw:style-name="gr250" draw:text-style-name="P49" svg:x1="5.95cm" svg:y1="0.148cm" svg:x2="5.95cm" svg:y2="6.112cm"><text:p/></draw:line><draw:line draw:style-name="gr251" draw:text-style-name="P49" svg:x1="6.449cm" svg:y1="0.148cm" svg:x2="6.449cm" svg:y2="6.112cm"><text:p/></draw:line><draw:line draw:style-name="gr252" draw:text-style-name="P49" svg:x1="6.949cm" svg:y1="0.148cm" svg:x2="6.949cm" svg:y2="6.112cm"><text:p/></draw:line><draw:line draw:style-name="gr253" draw:text-style-name="P49" svg:x1="7.444cm" svg:y1="0.148cm" svg:x2="7.444cm" svg:y2="6.112cm"><text:p/></draw:line><draw:line draw:style-name="gr254" draw:text-style-name="P49" svg:x1="7.941cm" svg:y1="0.148cm" svg:x2="7.941cm" svg:y2="6.112cm"><text:p/></draw:line><draw:line draw:style-name="gr255" draw:text-style-name="P49" svg:x1="8.437cm" svg:y1="0.148cm" svg:x2="8.437cm" svg:y2="6.112cm"><text:p/></draw:line><draw:line draw:style-name="gr256" draw:text-style-name="P49" svg:x1="0.485cm" svg:y1="6.105cm" svg:x2="8.437cm" svg:y2="6.105cm"><text:p/></draw:line><draw:line draw:style-name="gr257" draw:text-style-name="P49" svg:x1="1.481cm" svg:y1="6.112cm" svg:x2="7.446cm" svg:y2="0.148cm"><text:p/></draw:line><draw:frame draw:style-name="gr258" draw:text-style-name="P48" svg:width="0.548cm" svg:height="0.451cm" svg:x="7.371cm" svg:y="0.333cm"><draw:text-box><text:p text:style-name="P38"><text:span text:style-name="T52">(d)</text:span></text:p></draw:text-box></draw:frame><draw:polygon draw:style-name="gr259" draw:text-style-name="P50" svg:width="1.986cm" svg:height="1.984cm" svg:x="3.47cm" svg:y="1.142cm" svg:viewBox="0 0 1987 1985" draw:points="1987,1985 0,1985 0,0 1987,0"><text:p/></draw:polygon><draw:circle draw:style-name="gr260" draw:text-style-name="P49" svg:width="1.99cm" svg:height="1.99cm" svg:x="3.47cm" svg:y="0.148cm" draw:kind="arc" draw:start-angle="0.35" draw:end-angle="180.18"><text:p/></draw:circle><draw:polygon draw:style-name="gr261" draw:text-style-name="P47" svg:width="1.987cm" svg:height="1.987cm" svg:x="1.48cm" svg:y="2.157cm" svg:viewBox="0 0 1988 1988" draw:points="0,0 994,0 994,994 1988,1988 994,1988 497,1491 0,1988 0,994 497,497"><text:p/></draw:polygon></draw:g></text:p>
            </text:list-item>
          </text:list>
        </text:list-item>
      </text:list>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6546184563" text:continue-numbering="true" text:style-name="_5f_Numérotation_20_des_20_exercices_20_livrets">
        <text:list-item>
          <text:list>
            <text:list-item>
              <text:p text:style-name="_5f_Paragraphe_20_énoncé_20_après_20_numéro_20_question"/>
            </text:list-item>
          </text:list>
        </text:list-item>
      </text:list>
      <text:p text:style-name="_5f_Paragraphe_20_livret_20_"><draw:g text:anchor-type="char" draw:z-index="29" draw:name="Shape60" draw:style-name="gr5"><draw:g draw:style-name="gr7"><draw:ellipse draw:style-name="gr18" draw:text-style-name="P45" svg:width="0.022cm" svg:height="0.02cm" svg:x="0.044cm" svg:y="0.007cm"><text:p/></draw:ellipse><draw:ellipse draw:style-name="gr19" draw:text-style-name="P45" svg:width="0.022cm" svg:height="0.02cm" svg:x="0.577cm" svg:y="0.007cm"><text:p/></draw:ellipse><draw:circle draw:style-name="gr20" draw:text-style-name="P45" svg:width="0.02cm" svg:height="0.02cm" svg:x="1.113cm" svg:y="0.007cm"><text:p/></draw:circle><draw:ellipse draw:style-name="gr21" draw:text-style-name="P45" svg:width="0.024cm" svg:height="0.02cm" svg:x="1.646cm" svg:y="0.007cm"><text:p/></draw:ellipse><draw:ellipse draw:style-name="gr22" draw:text-style-name="P45" svg:width="0.022cm" svg:height="0.02cm" svg:x="2.182cm" svg:y="0.007cm"><text:p/></draw:ellipse><draw:ellipse draw:style-name="gr23" draw:text-style-name="P45" svg:width="0.022cm" svg:height="0.02cm" svg:x="2.713cm" svg:y="0.007cm"><text:p/></draw:ellipse><draw:circle draw:style-name="gr24" draw:text-style-name="P45" svg:width="0.02cm" svg:height="0.02cm" svg:x="3.251cm" svg:y="0.007cm"><text:p/></draw:circle><draw:ellipse draw:style-name="gr25" draw:text-style-name="P45" svg:width="0.024cm" svg:height="0.02cm" svg:x="3.783cm" svg:y="0.007cm"><text:p/></draw:ellipse><draw:ellipse draw:style-name="gr26" draw:text-style-name="P45" svg:width="0.022cm" svg:height="0.02cm" svg:x="4.318cm" svg:y="0.007cm"><text:p/></draw:ellipse><draw:ellipse draw:style-name="gr27" draw:text-style-name="P45" svg:width="0.025cm" svg:height="0.02cm" svg:x="4.851cm" svg:y="0.007cm"><text:p/></draw:ellipse><draw:ellipse draw:style-name="gr28" draw:text-style-name="P45" svg:width="0.022cm" svg:height="0.02cm" svg:x="5.387cm" svg:y="0.007cm"><text:p/></draw:ellipse><draw:circle draw:style-name="gr29" draw:text-style-name="P45" svg:width="0.02cm" svg:height="0.02cm" svg:x="5.921cm" svg:y="0.007cm"><text:p/></draw:circle><draw:ellipse draw:style-name="gr30" draw:text-style-name="P45" svg:width="0.022cm" svg:height="0.02cm" svg:x="6.454cm" svg:y="0.007cm"><text:p/></draw:ellipse><draw:circle draw:style-name="gr31" draw:text-style-name="P45" svg:width="0.02cm" svg:height="0.02cm" svg:x="6.988cm" svg:y="0.007cm"><text:p/></draw:circle><draw:circle draw:style-name="gr32" draw:text-style-name="P45" svg:width="0.02cm" svg:height="0.02cm" svg:x="7.523cm" svg:y="0.007cm"><text:p/></draw:circle><draw:circle draw:style-name="gr33" draw:text-style-name="P45" svg:width="0.02cm" svg:height="0.02cm" svg:x="8.057cm" svg:y="0.007cm"><text:p/></draw:circle><draw:ellipse draw:style-name="gr34" draw:text-style-name="P45" svg:width="0.025cm" svg:height="0.02cm" svg:x="8.588cm" svg:y="0.007cm"><text:p/></draw:ellipse><draw:circle draw:style-name="gr35" draw:text-style-name="P45" svg:width="0.022cm" svg:height="0.022cm" svg:x="0.044cm" svg:y="0.49cm"><text:p/></draw:circle><draw:circle draw:style-name="gr36" draw:text-style-name="P45" svg:width="0.022cm" svg:height="0.022cm" svg:x="0.577cm" svg:y="0.49cm"><text:p/></draw:circle><draw:ellipse draw:style-name="gr37" draw:text-style-name="P45" svg:width="0.02cm" svg:height="0.022cm" svg:x="1.113cm" svg:y="0.49cm"><text:p/></draw:ellipse><draw:ellipse draw:style-name="gr38" draw:text-style-name="P45" svg:width="0.024cm" svg:height="0.022cm" svg:x="1.646cm" svg:y="0.49cm"><text:p/></draw:ellipse><draw:circle draw:style-name="gr39" draw:text-style-name="P45" svg:width="0.022cm" svg:height="0.022cm" svg:x="2.182cm" svg:y="0.49cm"><text:p/></draw:circle><draw:circle draw:style-name="gr40" draw:text-style-name="P45" svg:width="0.022cm" svg:height="0.022cm" svg:x="2.713cm" svg:y="0.49cm"><text:p/></draw:circle><draw:ellipse draw:style-name="gr41" draw:text-style-name="P45" svg:width="0.02cm" svg:height="0.022cm" svg:x="3.251cm" svg:y="0.49cm"><text:p/></draw:ellipse><draw:ellipse draw:style-name="gr42" draw:text-style-name="P45" svg:width="0.024cm" svg:height="0.022cm" svg:x="3.783cm" svg:y="0.49cm"><text:p/></draw:ellipse><draw:circle draw:style-name="gr43" draw:text-style-name="P45" svg:width="0.022cm" svg:height="0.022cm" svg:x="4.318cm" svg:y="0.49cm"><text:p/></draw:circle><draw:ellipse draw:style-name="gr44" draw:text-style-name="P45" svg:width="0.025cm" svg:height="0.022cm" svg:x="4.851cm" svg:y="0.49cm"><text:p/></draw:ellipse><draw:circle draw:style-name="gr45" draw:text-style-name="P45" svg:width="0.022cm" svg:height="0.022cm" svg:x="5.387cm" svg:y="0.49cm"><text:p/></draw:circle><draw:ellipse draw:style-name="gr46" draw:text-style-name="P45" svg:width="0.02cm" svg:height="0.022cm" svg:x="5.921cm" svg:y="0.49cm"><text:p/></draw:ellipse><draw:circle draw:style-name="gr47" draw:text-style-name="P45" svg:width="0.022cm" svg:height="0.022cm" svg:x="6.454cm" svg:y="0.49cm"><text:p/></draw:circle><draw:ellipse draw:style-name="gr48" draw:text-style-name="P45" svg:width="0.02cm" svg:height="0.022cm" svg:x="6.988cm" svg:y="0.49cm"><text:p/></draw:ellipse><draw:ellipse draw:style-name="gr49" draw:text-style-name="P45" svg:width="0.02cm" svg:height="0.022cm" svg:x="7.523cm" svg:y="0.49cm"><text:p/></draw:ellipse><draw:ellipse draw:style-name="gr50" draw:text-style-name="P45" svg:width="0.02cm" svg:height="0.022cm" svg:x="8.057cm" svg:y="0.49cm"><text:p/></draw:ellipse><draw:ellipse draw:style-name="gr51" draw:text-style-name="P45" svg:width="0.025cm" svg:height="0.022cm" svg:x="8.588cm" svg:y="0.49cm"><text:p/></draw:ellipse><draw:ellipse draw:style-name="gr52" draw:text-style-name="P45" svg:width="0.022cm" svg:height="0.02cm" svg:x="0.044cm" svg:y="0.975cm"><text:p/></draw:ellipse><draw:ellipse draw:style-name="gr53" draw:text-style-name="P45" svg:width="0.022cm" svg:height="0.02cm" svg:x="0.577cm" svg:y="0.975cm"><text:p/></draw:ellipse><draw:circle draw:style-name="gr54" draw:text-style-name="P45" svg:width="0.02cm" svg:height="0.02cm" svg:x="1.113cm" svg:y="0.975cm"><text:p/></draw:circle><draw:ellipse draw:style-name="gr55" draw:text-style-name="P45" svg:width="0.024cm" svg:height="0.02cm" svg:x="1.646cm" svg:y="0.975cm"><text:p/></draw:ellipse><draw:ellipse draw:style-name="gr56" draw:text-style-name="P45" svg:width="0.022cm" svg:height="0.02cm" svg:x="2.182cm" svg:y="0.975cm"><text:p/></draw:ellipse><draw:ellipse draw:style-name="gr57" draw:text-style-name="P45" svg:width="0.022cm" svg:height="0.02cm" svg:x="2.713cm" svg:y="0.975cm"><text:p/></draw:ellipse><draw:circle draw:style-name="gr58" draw:text-style-name="P45" svg:width="0.02cm" svg:height="0.02cm" svg:x="3.251cm" svg:y="0.975cm"><text:p/></draw:circle><draw:ellipse draw:style-name="gr59" draw:text-style-name="P45" svg:width="0.024cm" svg:height="0.02cm" svg:x="3.783cm" svg:y="0.975cm"><text:p/></draw:ellipse><draw:ellipse draw:style-name="gr60" draw:text-style-name="P45" svg:width="0.022cm" svg:height="0.02cm" svg:x="4.318cm" svg:y="0.975cm"><text:p/></draw:ellipse><draw:ellipse draw:style-name="gr61" draw:text-style-name="P45" svg:width="0.025cm" svg:height="0.02cm" svg:x="4.851cm" svg:y="0.975cm"><text:p/></draw:ellipse><draw:ellipse draw:style-name="gr62" draw:text-style-name="P45" svg:width="0.022cm" svg:height="0.02cm" svg:x="5.387cm" svg:y="0.975cm"><text:p/></draw:ellipse><draw:circle draw:style-name="gr63" draw:text-style-name="P45" svg:width="0.02cm" svg:height="0.02cm" svg:x="5.921cm" svg:y="0.975cm"><text:p/></draw:circle><draw:ellipse draw:style-name="gr64" draw:text-style-name="P45" svg:width="0.022cm" svg:height="0.02cm" svg:x="6.454cm" svg:y="0.975cm"><text:p/></draw:ellipse><draw:circle draw:style-name="gr65" draw:text-style-name="P45" svg:width="0.02cm" svg:height="0.02cm" svg:x="6.988cm" svg:y="0.975cm"><text:p/></draw:circle><draw:circle draw:style-name="gr66" draw:text-style-name="P45" svg:width="0.02cm" svg:height="0.02cm" svg:x="7.523cm" svg:y="0.975cm"><text:p/></draw:circle><draw:circle draw:style-name="gr67" draw:text-style-name="P45" svg:width="0.02cm" svg:height="0.02cm" svg:x="8.057cm" svg:y="0.975cm"><text:p/></draw:circle><draw:ellipse draw:style-name="gr68" draw:text-style-name="P45" svg:width="0.025cm" svg:height="0.02cm" svg:x="8.588cm" svg:y="0.975cm"><text:p/></draw:ellipse><draw:circle draw:style-name="gr69" draw:text-style-name="P45" svg:width="0.022cm" svg:height="0.022cm" svg:x="0.044cm" svg:y="1.46cm"><text:p/></draw:circle><draw:circle draw:style-name="gr70" draw:text-style-name="P45" svg:width="0.022cm" svg:height="0.022cm" svg:x="0.577cm" svg:y="1.46cm"><text:p/></draw:circle><draw:ellipse draw:style-name="gr71" draw:text-style-name="P45" svg:width="0.02cm" svg:height="0.022cm" svg:x="1.113cm" svg:y="1.46cm"><text:p/></draw:ellipse><draw:ellipse draw:style-name="gr72" draw:text-style-name="P45" svg:width="0.024cm" svg:height="0.022cm" svg:x="1.646cm" svg:y="1.46cm"><text:p/></draw:ellipse><draw:circle draw:style-name="gr73" draw:text-style-name="P45" svg:width="0.022cm" svg:height="0.022cm" svg:x="2.182cm" svg:y="1.46cm"><text:p/></draw:circle><draw:circle draw:style-name="gr74" draw:text-style-name="P45" svg:width="0.022cm" svg:height="0.022cm" svg:x="2.713cm" svg:y="1.46cm"><text:p/></draw:circle><draw:ellipse draw:style-name="gr75" draw:text-style-name="P45" svg:width="0.02cm" svg:height="0.022cm" svg:x="3.251cm" svg:y="1.46cm"><text:p/></draw:ellipse><draw:ellipse draw:style-name="gr76" draw:text-style-name="P45" svg:width="0.024cm" svg:height="0.022cm" svg:x="3.783cm" svg:y="1.46cm"><text:p/></draw:ellipse><draw:circle draw:style-name="gr77" draw:text-style-name="P45" svg:width="0.022cm" svg:height="0.022cm" svg:x="4.318cm" svg:y="1.46cm"><text:p/></draw:circle><draw:ellipse draw:style-name="gr78" draw:text-style-name="P45" svg:width="0.025cm" svg:height="0.022cm" svg:x="4.851cm" svg:y="1.46cm"><text:p/></draw:ellipse><draw:circle draw:style-name="gr79" draw:text-style-name="P45" svg:width="0.022cm" svg:height="0.022cm" svg:x="5.387cm" svg:y="1.46cm"><text:p/></draw:circle><draw:ellipse draw:style-name="gr80" draw:text-style-name="P45" svg:width="0.02cm" svg:height="0.022cm" svg:x="5.921cm" svg:y="1.46cm"><text:p/></draw:ellipse><draw:circle draw:style-name="gr81" draw:text-style-name="P45" svg:width="0.022cm" svg:height="0.022cm" svg:x="6.454cm" svg:y="1.46cm"><text:p/></draw:circle><draw:ellipse draw:style-name="gr82" draw:text-style-name="P45" svg:width="0.02cm" svg:height="0.022cm" svg:x="6.988cm" svg:y="1.46cm"><text:p/></draw:ellipse><draw:ellipse draw:style-name="gr83" draw:text-style-name="P45" svg:width="0.02cm" svg:height="0.022cm" svg:x="7.523cm" svg:y="1.46cm"><text:p/></draw:ellipse><draw:ellipse draw:style-name="gr84" draw:text-style-name="P45" svg:width="0.02cm" svg:height="0.022cm" svg:x="8.057cm" svg:y="1.46cm"><text:p/></draw:ellipse><draw:ellipse draw:style-name="gr85" draw:text-style-name="P45" svg:width="0.025cm" svg:height="0.022cm" svg:x="8.588cm" svg:y="1.46cm"><text:p/></draw:ellipse><draw:ellipse draw:style-name="gr86" draw:text-style-name="P45" svg:width="0.022cm" svg:height="0.018cm" svg:x="0.044cm" svg:y="1.947cm"><text:p/></draw:ellipse><draw:ellipse draw:style-name="gr87" draw:text-style-name="P45" svg:width="0.022cm" svg:height="0.018cm" svg:x="0.577cm" svg:y="1.947cm"><text:p/></draw:ellipse><draw:ellipse draw:style-name="gr88" draw:text-style-name="P45" svg:width="0.02cm" svg:height="0.018cm" svg:x="1.113cm" svg:y="1.947cm"><text:p/></draw:ellipse><draw:ellipse draw:style-name="gr89" draw:text-style-name="P45" svg:width="0.024cm" svg:height="0.018cm" svg:x="1.646cm" svg:y="1.947cm"><text:p/></draw:ellipse><draw:ellipse draw:style-name="gr90" draw:text-style-name="P45" svg:width="0.022cm" svg:height="0.018cm" svg:x="2.182cm" svg:y="1.947cm"><text:p/></draw:ellipse><draw:ellipse draw:style-name="gr91" draw:text-style-name="P45" svg:width="0.022cm" svg:height="0.018cm" svg:x="2.713cm" svg:y="1.947cm"><text:p/></draw:ellipse><draw:ellipse draw:style-name="gr92" draw:text-style-name="P45" svg:width="0.02cm" svg:height="0.018cm" svg:x="3.251cm" svg:y="1.947cm"><text:p/></draw:ellipse><draw:ellipse draw:style-name="gr93" draw:text-style-name="P45" svg:width="0.024cm" svg:height="0.018cm" svg:x="3.783cm" svg:y="1.947cm"><text:p/></draw:ellipse><draw:ellipse draw:style-name="gr94" draw:text-style-name="P45" svg:width="0.022cm" svg:height="0.018cm" svg:x="4.318cm" svg:y="1.947cm"><text:p/></draw:ellipse><draw:ellipse draw:style-name="gr95" draw:text-style-name="P45" svg:width="0.025cm" svg:height="0.018cm" svg:x="4.851cm" svg:y="1.947cm"><text:p/></draw:ellipse><draw:ellipse draw:style-name="gr96" draw:text-style-name="P45" svg:width="0.022cm" svg:height="0.018cm" svg:x="5.387cm" svg:y="1.947cm"><text:p/></draw:ellipse><draw:ellipse draw:style-name="gr97" draw:text-style-name="P45" svg:width="0.02cm" svg:height="0.018cm" svg:x="5.921cm" svg:y="1.947cm"><text:p/></draw:ellipse><draw:ellipse draw:style-name="gr98" draw:text-style-name="P45" svg:width="0.022cm" svg:height="0.018cm" svg:x="6.454cm" svg:y="1.947cm"><text:p/></draw:ellipse><draw:ellipse draw:style-name="gr99" draw:text-style-name="P45" svg:width="0.02cm" svg:height="0.018cm" svg:x="6.988cm" svg:y="1.947cm"><text:p/></draw:ellipse><draw:ellipse draw:style-name="gr100" draw:text-style-name="P45" svg:width="0.02cm" svg:height="0.018cm" svg:x="7.523cm" svg:y="1.947cm"><text:p/></draw:ellipse><draw:ellipse draw:style-name="gr101" draw:text-style-name="P45" svg:width="0.02cm" svg:height="0.018cm" svg:x="8.057cm" svg:y="1.947cm"><text:p/></draw:ellipse><draw:ellipse draw:style-name="gr102" draw:text-style-name="P45" svg:width="0.025cm" svg:height="0.018cm" svg:x="8.588cm" svg:y="1.947cm"><text:p/></draw:ellipse><draw:ellipse draw:style-name="gr103" draw:text-style-name="P45" svg:width="0.022cm" svg:height="0.02cm" svg:x="0.044cm" svg:y="2.431cm"><text:p/></draw:ellipse><draw:ellipse draw:style-name="gr104" draw:text-style-name="P45" svg:width="0.022cm" svg:height="0.02cm" svg:x="0.577cm" svg:y="2.431cm"><text:p/></draw:ellipse><draw:circle draw:style-name="gr105" draw:text-style-name="P45" svg:width="0.02cm" svg:height="0.02cm" svg:x="1.113cm" svg:y="2.431cm"><text:p/></draw:circle><draw:ellipse draw:style-name="gr106" draw:text-style-name="P45" svg:width="0.024cm" svg:height="0.02cm" svg:x="1.646cm" svg:y="2.431cm"><text:p/></draw:ellipse><draw:ellipse draw:style-name="gr107" draw:text-style-name="P45" svg:width="0.022cm" svg:height="0.02cm" svg:x="2.182cm" svg:y="2.431cm"><text:p/></draw:ellipse><draw:ellipse draw:style-name="gr108" draw:text-style-name="P45" svg:width="0.022cm" svg:height="0.02cm" svg:x="2.713cm" svg:y="2.431cm"><text:p/></draw:ellipse><draw:circle draw:style-name="gr109" draw:text-style-name="P45" svg:width="0.02cm" svg:height="0.02cm" svg:x="3.251cm" svg:y="2.431cm"><text:p/></draw:circle><draw:ellipse draw:style-name="gr110" draw:text-style-name="P45" svg:width="0.024cm" svg:height="0.02cm" svg:x="3.783cm" svg:y="2.431cm"><text:p/></draw:ellipse><draw:ellipse draw:style-name="gr111" draw:text-style-name="P45" svg:width="0.022cm" svg:height="0.02cm" svg:x="4.318cm" svg:y="2.431cm"><text:p/></draw:ellipse><draw:ellipse draw:style-name="gr112" draw:text-style-name="P45" svg:width="0.025cm" svg:height="0.02cm" svg:x="4.851cm" svg:y="2.431cm"><text:p/></draw:ellipse><draw:ellipse draw:style-name="gr113" draw:text-style-name="P45" svg:width="0.022cm" svg:height="0.02cm" svg:x="5.387cm" svg:y="2.431cm"><text:p/></draw:ellipse><draw:circle draw:style-name="gr114" draw:text-style-name="P45" svg:width="0.02cm" svg:height="0.02cm" svg:x="5.921cm" svg:y="2.431cm"><text:p/></draw:circle><draw:ellipse draw:style-name="gr115" draw:text-style-name="P45" svg:width="0.022cm" svg:height="0.02cm" svg:x="6.454cm" svg:y="2.431cm"><text:p/></draw:ellipse><draw:circle draw:style-name="gr116" draw:text-style-name="P45" svg:width="0.02cm" svg:height="0.02cm" svg:x="6.988cm" svg:y="2.431cm"><text:p/></draw:circle><draw:circle draw:style-name="gr117" draw:text-style-name="P45" svg:width="0.02cm" svg:height="0.02cm" svg:x="7.523cm" svg:y="2.431cm"><text:p/></draw:circle><draw:circle draw:style-name="gr118" draw:text-style-name="P45" svg:width="0.02cm" svg:height="0.02cm" svg:x="8.057cm" svg:y="2.431cm"><text:p/></draw:circle><draw:ellipse draw:style-name="gr119" draw:text-style-name="P45" svg:width="0.025cm" svg:height="0.02cm" svg:x="8.588cm" svg:y="2.431cm"><text:p/></draw:ellipse><draw:ellipse draw:style-name="gr120" draw:text-style-name="P45" svg:width="0.022cm" svg:height="0.018cm" svg:x="0.044cm" svg:y="2.916cm"><text:p/></draw:ellipse><draw:ellipse draw:style-name="gr121" draw:text-style-name="P45" svg:width="0.022cm" svg:height="0.018cm" svg:x="0.577cm" svg:y="2.916cm"><text:p/></draw:ellipse><draw:ellipse draw:style-name="gr122" draw:text-style-name="P45" svg:width="0.02cm" svg:height="0.018cm" svg:x="1.113cm" svg:y="2.916cm"><text:p/></draw:ellipse><draw:ellipse draw:style-name="gr123" draw:text-style-name="P45" svg:width="0.024cm" svg:height="0.018cm" svg:x="1.646cm" svg:y="2.916cm"><text:p/></draw:ellipse><draw:ellipse draw:style-name="gr124" draw:text-style-name="P45" svg:width="0.022cm" svg:height="0.018cm" svg:x="2.182cm" svg:y="2.916cm"><text:p/></draw:ellipse><draw:ellipse draw:style-name="gr125" draw:text-style-name="P45" svg:width="0.022cm" svg:height="0.018cm" svg:x="2.713cm" svg:y="2.916cm"><text:p/></draw:ellipse><draw:ellipse draw:style-name="gr126" draw:text-style-name="P45" svg:width="0.02cm" svg:height="0.018cm" svg:x="3.251cm" svg:y="2.916cm"><text:p/></draw:ellipse><draw:ellipse draw:style-name="gr127" draw:text-style-name="P45" svg:width="0.024cm" svg:height="0.018cm" svg:x="3.783cm" svg:y="2.916cm"><text:p/></draw:ellipse><draw:ellipse draw:style-name="gr128" draw:text-style-name="P45" svg:width="0.022cm" svg:height="0.018cm" svg:x="4.318cm" svg:y="2.916cm"><text:p/></draw:ellipse><draw:ellipse draw:style-name="gr129" draw:text-style-name="P45" svg:width="0.025cm" svg:height="0.018cm" svg:x="4.851cm" svg:y="2.916cm"><text:p/></draw:ellipse><draw:ellipse draw:style-name="gr130" draw:text-style-name="P45" svg:width="0.022cm" svg:height="0.018cm" svg:x="5.387cm" svg:y="2.916cm"><text:p/></draw:ellipse><draw:ellipse draw:style-name="gr131" draw:text-style-name="P45" svg:width="0.02cm" svg:height="0.018cm" svg:x="5.921cm" svg:y="2.916cm"><text:p/></draw:ellipse><draw:ellipse draw:style-name="gr132" draw:text-style-name="P45" svg:width="0.022cm" svg:height="0.018cm" svg:x="6.454cm" svg:y="2.916cm"><text:p/></draw:ellipse><draw:ellipse draw:style-name="gr133" draw:text-style-name="P45" svg:width="0.02cm" svg:height="0.018cm" svg:x="6.988cm" svg:y="2.916cm"><text:p/></draw:ellipse><draw:ellipse draw:style-name="gr134" draw:text-style-name="P45" svg:width="0.02cm" svg:height="0.018cm" svg:x="7.523cm" svg:y="2.916cm"><text:p/></draw:ellipse><draw:ellipse draw:style-name="gr135" draw:text-style-name="P45" svg:width="0.02cm" svg:height="0.018cm" svg:x="8.057cm" svg:y="2.916cm"><text:p/></draw:ellipse><draw:ellipse draw:style-name="gr136" draw:text-style-name="P45" svg:width="0.025cm" svg:height="0.018cm" svg:x="8.588cm" svg:y="2.916cm"><text:p/></draw:ellipse><draw:ellipse draw:style-name="gr137" draw:text-style-name="P45" svg:width="0.022cm" svg:height="0.018cm" svg:x="0.044cm" svg:y="3.399cm"><text:p/></draw:ellipse><draw:ellipse draw:style-name="gr138" draw:text-style-name="P45" svg:width="0.022cm" svg:height="0.018cm" svg:x="0.577cm" svg:y="3.399cm"><text:p/></draw:ellipse><draw:ellipse draw:style-name="gr139" draw:text-style-name="P45" svg:width="0.02cm" svg:height="0.018cm" svg:x="1.113cm" svg:y="3.399cm"><text:p/></draw:ellipse><draw:ellipse draw:style-name="gr140" draw:text-style-name="P45" svg:width="0.024cm" svg:height="0.018cm" svg:x="1.646cm" svg:y="3.399cm"><text:p/></draw:ellipse><draw:ellipse draw:style-name="gr141" draw:text-style-name="P45" svg:width="0.022cm" svg:height="0.018cm" svg:x="2.182cm" svg:y="3.399cm"><text:p/></draw:ellipse><draw:ellipse draw:style-name="gr142" draw:text-style-name="P45" svg:width="0.022cm" svg:height="0.018cm" svg:x="2.713cm" svg:y="3.399cm"><text:p/></draw:ellipse><draw:ellipse draw:style-name="gr143" draw:text-style-name="P45" svg:width="0.02cm" svg:height="0.018cm" svg:x="3.251cm" svg:y="3.399cm"><text:p/></draw:ellipse><draw:ellipse draw:style-name="gr144" draw:text-style-name="P45" svg:width="0.024cm" svg:height="0.018cm" svg:x="3.783cm" svg:y="3.399cm"><text:p/></draw:ellipse><draw:ellipse draw:style-name="gr145" draw:text-style-name="P45" svg:width="0.022cm" svg:height="0.018cm" svg:x="4.318cm" svg:y="3.399cm"><text:p/></draw:ellipse><draw:ellipse draw:style-name="gr146" draw:text-style-name="P45" svg:width="0.025cm" svg:height="0.018cm" svg:x="4.851cm" svg:y="3.399cm"><text:p/></draw:ellipse><draw:ellipse draw:style-name="gr147" draw:text-style-name="P45" svg:width="0.022cm" svg:height="0.018cm" svg:x="5.387cm" svg:y="3.399cm"><text:p/></draw:ellipse><draw:ellipse draw:style-name="gr148" draw:text-style-name="P45" svg:width="0.02cm" svg:height="0.018cm" svg:x="5.921cm" svg:y="3.399cm"><text:p/></draw:ellipse><draw:ellipse draw:style-name="gr149" draw:text-style-name="P45" svg:width="0.022cm" svg:height="0.018cm" svg:x="6.454cm" svg:y="3.399cm"><text:p/></draw:ellipse><draw:ellipse draw:style-name="gr150" draw:text-style-name="P45" svg:width="0.02cm" svg:height="0.018cm" svg:x="6.988cm" svg:y="3.399cm"><text:p/></draw:ellipse><draw:ellipse draw:style-name="gr151" draw:text-style-name="P45" svg:width="0.02cm" svg:height="0.018cm" svg:x="7.523cm" svg:y="3.399cm"><text:p/></draw:ellipse><draw:ellipse draw:style-name="gr152" draw:text-style-name="P45" svg:width="0.02cm" svg:height="0.018cm" svg:x="8.057cm" svg:y="3.399cm"><text:p/></draw:ellipse><draw:ellipse draw:style-name="gr153" draw:text-style-name="P45" svg:width="0.025cm" svg:height="0.018cm" svg:x="8.588cm" svg:y="3.399cm"><text:p/></draw:ellipse><draw:ellipse draw:style-name="gr154" draw:text-style-name="P45" svg:width="0.022cm" svg:height="0.02cm" svg:x="0.044cm" svg:y="3.884cm"><text:p/></draw:ellipse><draw:ellipse draw:style-name="gr155" draw:text-style-name="P45" svg:width="0.022cm" svg:height="0.02cm" svg:x="0.577cm" svg:y="3.884cm"><text:p/></draw:ellipse><draw:circle draw:style-name="gr156" draw:text-style-name="P45" svg:width="0.02cm" svg:height="0.02cm" svg:x="1.113cm" svg:y="3.884cm"><text:p/></draw:circle><draw:ellipse draw:style-name="gr157" draw:text-style-name="P45" svg:width="0.024cm" svg:height="0.02cm" svg:x="1.646cm" svg:y="3.884cm"><text:p/></draw:ellipse><draw:ellipse draw:style-name="gr158" draw:text-style-name="P45" svg:width="0.022cm" svg:height="0.02cm" svg:x="2.182cm" svg:y="3.884cm"><text:p/></draw:ellipse><draw:ellipse draw:style-name="gr159" draw:text-style-name="P45" svg:width="0.022cm" svg:height="0.02cm" svg:x="2.713cm" svg:y="3.884cm"><text:p/></draw:ellipse><draw:circle draw:style-name="gr160" draw:text-style-name="P45" svg:width="0.02cm" svg:height="0.02cm" svg:x="3.251cm" svg:y="3.884cm"><text:p/></draw:circle><draw:ellipse draw:style-name="gr161" draw:text-style-name="P45" svg:width="0.024cm" svg:height="0.02cm" svg:x="3.783cm" svg:y="3.884cm"><text:p/></draw:ellipse><draw:ellipse draw:style-name="gr162" draw:text-style-name="P45" svg:width="0.022cm" svg:height="0.02cm" svg:x="4.318cm" svg:y="3.884cm"><text:p/></draw:ellipse><draw:ellipse draw:style-name="gr163" draw:text-style-name="P45" svg:width="0.025cm" svg:height="0.02cm" svg:x="4.851cm" svg:y="3.884cm"><text:p/></draw:ellipse><draw:ellipse draw:style-name="gr164" draw:text-style-name="P45" svg:width="0.022cm" svg:height="0.02cm" svg:x="5.387cm" svg:y="3.884cm"><text:p/></draw:ellipse><draw:circle draw:style-name="gr165" draw:text-style-name="P45" svg:width="0.02cm" svg:height="0.02cm" svg:x="5.921cm" svg:y="3.884cm"><text:p/></draw:circle><draw:ellipse draw:style-name="gr166" draw:text-style-name="P45" svg:width="0.022cm" svg:height="0.02cm" svg:x="6.454cm" svg:y="3.884cm"><text:p/></draw:ellipse><draw:circle draw:style-name="gr167" draw:text-style-name="P45" svg:width="0.02cm" svg:height="0.02cm" svg:x="6.988cm" svg:y="3.884cm"><text:p/></draw:circle><draw:circle draw:style-name="gr168" draw:text-style-name="P45" svg:width="0.02cm" svg:height="0.02cm" svg:x="7.523cm" svg:y="3.884cm"><text:p/></draw:circle><draw:circle draw:style-name="gr169" draw:text-style-name="P45" svg:width="0.02cm" svg:height="0.02cm" svg:x="8.057cm" svg:y="3.884cm"><text:p/></draw:circle><draw:ellipse draw:style-name="gr170" draw:text-style-name="P45" svg:width="0.025cm" svg:height="0.02cm" svg:x="8.588cm" svg:y="3.884cm"><text:p/></draw:ellipse><draw:circle draw:style-name="gr171" draw:text-style-name="P45" svg:width="0.022cm" svg:height="0.022cm" svg:x="0.044cm" svg:y="4.367cm"><text:p/></draw:circle><draw:circle draw:style-name="gr172" draw:text-style-name="P45" svg:width="0.022cm" svg:height="0.022cm" svg:x="0.577cm" svg:y="4.367cm"><text:p/></draw:circle><draw:ellipse draw:style-name="gr173" draw:text-style-name="P45" svg:width="0.02cm" svg:height="0.022cm" svg:x="1.113cm" svg:y="4.367cm"><text:p/></draw:ellipse><draw:ellipse draw:style-name="gr174" draw:text-style-name="P45" svg:width="0.024cm" svg:height="0.022cm" svg:x="1.646cm" svg:y="4.367cm"><text:p/></draw:ellipse><draw:circle draw:style-name="gr175" draw:text-style-name="P45" svg:width="0.022cm" svg:height="0.022cm" svg:x="2.182cm" svg:y="4.367cm"><text:p/></draw:circle><draw:circle draw:style-name="gr176" draw:text-style-name="P45" svg:width="0.022cm" svg:height="0.022cm" svg:x="2.713cm" svg:y="4.367cm"><text:p/></draw:circle><draw:ellipse draw:style-name="gr177" draw:text-style-name="P45" svg:width="0.02cm" svg:height="0.022cm" svg:x="3.251cm" svg:y="4.367cm"><text:p/></draw:ellipse><draw:ellipse draw:style-name="gr178" draw:text-style-name="P45" svg:width="0.024cm" svg:height="0.022cm" svg:x="3.783cm" svg:y="4.367cm"><text:p/></draw:ellipse><draw:circle draw:style-name="gr179" draw:text-style-name="P45" svg:width="0.022cm" svg:height="0.022cm" svg:x="4.318cm" svg:y="4.367cm"><text:p/></draw:circle><draw:ellipse draw:style-name="gr180" draw:text-style-name="P45" svg:width="0.025cm" svg:height="0.022cm" svg:x="4.851cm" svg:y="4.367cm"><text:p/></draw:ellipse><draw:circle draw:style-name="gr181" draw:text-style-name="P45" svg:width="0.022cm" svg:height="0.022cm" svg:x="5.387cm" svg:y="4.367cm"><text:p/></draw:circle><draw:ellipse draw:style-name="gr182" draw:text-style-name="P45" svg:width="0.02cm" svg:height="0.022cm" svg:x="5.921cm" svg:y="4.367cm"><text:p/></draw:ellipse><draw:circle draw:style-name="gr183" draw:text-style-name="P45" svg:width="0.022cm" svg:height="0.022cm" svg:x="6.454cm" svg:y="4.367cm"><text:p/></draw:circle><draw:ellipse draw:style-name="gr184" draw:text-style-name="P45" svg:width="0.02cm" svg:height="0.022cm" svg:x="6.988cm" svg:y="4.367cm"><text:p/></draw:ellipse><draw:ellipse draw:style-name="gr185" draw:text-style-name="P45" svg:width="0.02cm" svg:height="0.022cm" svg:x="7.523cm" svg:y="4.367cm"><text:p/></draw:ellipse><draw:ellipse draw:style-name="gr186" draw:text-style-name="P45" svg:width="0.02cm" svg:height="0.022cm" svg:x="8.057cm" svg:y="4.367cm"><text:p/></draw:ellipse><draw:ellipse draw:style-name="gr187" draw:text-style-name="P45" svg:width="0.025cm" svg:height="0.022cm" svg:x="8.588cm" svg:y="4.367cm"><text:p/></draw:ellipse><draw:ellipse draw:style-name="gr188" draw:text-style-name="P45" svg:width="0.022cm" svg:height="0.02cm" svg:x="0.044cm" svg:y="4.854cm"><text:p/></draw:ellipse><draw:ellipse draw:style-name="gr189" draw:text-style-name="P45" svg:width="0.022cm" svg:height="0.02cm" svg:x="0.577cm" svg:y="4.854cm"><text:p/></draw:ellipse><draw:circle draw:style-name="gr190" draw:text-style-name="P45" svg:width="0.02cm" svg:height="0.02cm" svg:x="1.113cm" svg:y="4.854cm"><text:p/></draw:circle><draw:ellipse draw:style-name="gr191" draw:text-style-name="P45" svg:width="0.024cm" svg:height="0.02cm" svg:x="1.646cm" svg:y="4.854cm"><text:p/></draw:ellipse><draw:ellipse draw:style-name="gr192" draw:text-style-name="P45" svg:width="0.022cm" svg:height="0.02cm" svg:x="2.182cm" svg:y="4.854cm"><text:p/></draw:ellipse><draw:ellipse draw:style-name="gr193" draw:text-style-name="P45" svg:width="0.022cm" svg:height="0.02cm" svg:x="2.713cm" svg:y="4.854cm"><text:p/></draw:ellipse><draw:circle draw:style-name="gr194" draw:text-style-name="P45" svg:width="0.02cm" svg:height="0.02cm" svg:x="3.251cm" svg:y="4.854cm"><text:p/></draw:circle><draw:ellipse draw:style-name="gr195" draw:text-style-name="P45" svg:width="0.024cm" svg:height="0.02cm" svg:x="3.783cm" svg:y="4.854cm"><text:p/></draw:ellipse><draw:ellipse draw:style-name="gr196" draw:text-style-name="P45" svg:width="0.022cm" svg:height="0.02cm" svg:x="4.318cm" svg:y="4.854cm"><text:p/></draw:ellipse><draw:ellipse draw:style-name="gr197" draw:text-style-name="P45" svg:width="0.025cm" svg:height="0.02cm" svg:x="4.851cm" svg:y="4.854cm"><text:p/></draw:ellipse><draw:ellipse draw:style-name="gr198" draw:text-style-name="P45" svg:width="0.022cm" svg:height="0.02cm" svg:x="5.387cm" svg:y="4.854cm"><text:p/></draw:ellipse><draw:circle draw:style-name="gr199" draw:text-style-name="P45" svg:width="0.02cm" svg:height="0.02cm" svg:x="5.921cm" svg:y="4.854cm"><text:p/></draw:circle><draw:ellipse draw:style-name="gr200" draw:text-style-name="P45" svg:width="0.022cm" svg:height="0.02cm" svg:x="6.454cm" svg:y="4.854cm"><text:p/></draw:ellipse><draw:circle draw:style-name="gr201" draw:text-style-name="P45" svg:width="0.02cm" svg:height="0.02cm" svg:x="6.988cm" svg:y="4.854cm"><text:p/></draw:circle><draw:circle draw:style-name="gr202" draw:text-style-name="P45" svg:width="0.02cm" svg:height="0.02cm" svg:x="7.523cm" svg:y="4.854cm"><text:p/></draw:circle><draw:circle draw:style-name="gr203" draw:text-style-name="P45" svg:width="0.02cm" svg:height="0.02cm" svg:x="8.057cm" svg:y="4.854cm"><text:p/></draw:circle><draw:ellipse draw:style-name="gr204" draw:text-style-name="P45" svg:width="0.025cm" svg:height="0.02cm" svg:x="8.588cm" svg:y="4.854cm"><text:p/></draw:ellipse><draw:ellipse draw:style-name="gr205" draw:text-style-name="P45" svg:width="0.022cm" svg:height="0.02cm" svg:x="0.044cm" svg:y="5.337cm"><text:p/></draw:ellipse><draw:ellipse draw:style-name="gr206" draw:text-style-name="P45" svg:width="0.022cm" svg:height="0.02cm" svg:x="0.577cm" svg:y="5.337cm"><text:p/></draw:ellipse><draw:circle draw:style-name="gr207" draw:text-style-name="P45" svg:width="0.02cm" svg:height="0.02cm" svg:x="1.113cm" svg:y="5.337cm"><text:p/></draw:circle><draw:ellipse draw:style-name="gr208" draw:text-style-name="P45" svg:width="0.024cm" svg:height="0.02cm" svg:x="1.646cm" svg:y="5.337cm"><text:p/></draw:ellipse><draw:ellipse draw:style-name="gr209" draw:text-style-name="P45" svg:width="0.022cm" svg:height="0.02cm" svg:x="2.182cm" svg:y="5.337cm"><text:p/></draw:ellipse><draw:ellipse draw:style-name="gr210" draw:text-style-name="P45" svg:width="0.022cm" svg:height="0.02cm" svg:x="2.713cm" svg:y="5.337cm"><text:p/></draw:ellipse><draw:circle draw:style-name="gr211" draw:text-style-name="P45" svg:width="0.02cm" svg:height="0.02cm" svg:x="3.251cm" svg:y="5.337cm"><text:p/></draw:circle><draw:ellipse draw:style-name="gr212" draw:text-style-name="P45" svg:width="0.024cm" svg:height="0.02cm" svg:x="3.783cm" svg:y="5.337cm"><text:p/></draw:ellipse><draw:ellipse draw:style-name="gr213" draw:text-style-name="P45" svg:width="0.022cm" svg:height="0.02cm" svg:x="4.318cm" svg:y="5.337cm"><text:p/></draw:ellipse><draw:ellipse draw:style-name="gr214" draw:text-style-name="P45" svg:width="0.025cm" svg:height="0.02cm" svg:x="4.851cm" svg:y="5.337cm"><text:p/></draw:ellipse><draw:ellipse draw:style-name="gr215" draw:text-style-name="P45" svg:width="0.022cm" svg:height="0.02cm" svg:x="5.387cm" svg:y="5.337cm"><text:p/></draw:ellipse><draw:circle draw:style-name="gr216" draw:text-style-name="P45" svg:width="0.02cm" svg:height="0.02cm" svg:x="5.921cm" svg:y="5.337cm"><text:p/></draw:circle><draw:ellipse draw:style-name="gr217" draw:text-style-name="P45" svg:width="0.022cm" svg:height="0.02cm" svg:x="6.454cm" svg:y="5.337cm"><text:p/></draw:ellipse><draw:circle draw:style-name="gr218" draw:text-style-name="P45" svg:width="0.02cm" svg:height="0.02cm" svg:x="6.988cm" svg:y="5.337cm"><text:p/></draw:circle><draw:circle draw:style-name="gr219" draw:text-style-name="P45" svg:width="0.02cm" svg:height="0.02cm" svg:x="7.523cm" svg:y="5.337cm"><text:p/></draw:circle><draw:circle draw:style-name="gr220" draw:text-style-name="P45" svg:width="0.02cm" svg:height="0.02cm" svg:x="8.057cm" svg:y="5.337cm"><text:p/></draw:circle><draw:ellipse draw:style-name="gr221" draw:text-style-name="P45" svg:width="0.025cm" svg:height="0.02cm" svg:x="8.588cm" svg:y="5.337cm"><text:p/></draw:ellipse></draw:g><draw:line draw:style-name="gr222" draw:text-style-name="P46" svg:x1="7.532cm" svg:y1="0.019cm" svg:x2="1.657cm" svg:y2="5.35cm"><text:p/></draw:line><draw:polyline draw:style-name="gr223" draw:text-style-name="P47" svg:width="2.669cm" svg:height="3.391cm" svg:x="2.726cm" svg:y="0.019cm" svg:viewBox="0 0 2670 3392" draw:points="2670,1454 2137,2423 2137,0 0,1939 2137,2423 0,2423 535,3392 2137,2423"><text:p/></draw:polyline><draw:frame draw:style-name="gr224" draw:text-style-name="P48" svg:width="0.553cm" svg:height="0.454cm" svg:x="7.738cm" svg:y="0.083cm"><draw:text-box><text:p text:style-name="P38"><text:span text:style-name="T52">(d)</text:span></text:p></draw:text-box></draw:frame><draw:polyline draw:style-name="gr225" draw:text-style-name="P47" svg:width="1.067cm" svg:height="0.968cm" svg:x="2.186cm" svg:y="3.893cm" svg:viewBox="0 0 1068 969" draw:points="1068,0 1068,484 0,969"><text:p/></draw:polyline><draw:polyline draw:style-name="gr226" draw:text-style-name="P47" svg:width="0.534cm" svg:height="0.968cm" svg:x="3.256cm" svg:y="3.893cm" svg:viewBox="0 0 535 969" draw:points="535,0 0,484 535,484 0,484 535,969"><text:p/></draw:polyline></draw:g></text:p>
      <text:p text:style-name="_5f_Paragraphe_20_livret_20_"/>
      <text:p text:style-name="_5f_Paragraphe_20_livret_20_"/>
      <text:p text:style-name="_5f_Paragraphe_20_livret_20_"/>
      <text:p text:style-name="_5f_Paragraphe_20_livret_20_"/>
      <text:p text:style-name="_5f_Paragraphe_20_livret_20_"/>
      <text:p text:style-name="P13"/>
      <text:p text:style-name="Standard"/>
      <text:p text:style-name="P13"/>
      <text:p text:style-name="Standard"/>
      <text:p text:style-name="Standard"/>
      <text:list xml:id="list170136751968529" text:continue-numbering="true" text:style-name="_5f_Numérotation_20_des_20_exercices_20_livrets">
        <text:list-header>
          <text:h text:style-name="_5f_Titre_20_d_27_exercices_20_livret_20_sans_20_titre_20_avec_20_num_20_exo" text:outline-level="1"/>
        </text:list-header>
      </text:list>
      <text:p text:style-name="_5f_Paragraphe_20_livret_20_"/>
      <text:list xml:id="list170136283158770" text:continue-numbering="true" text:style-name="_5f_Numérotation_20_des_20_exercices_20_livrets">
        <text:list-item>
          <text:h text:style-name="P34" text:outline-level="1">En utilisant tes instruments de géométrie, effectue les constructions demandées.</text:h>
          <text:list>
            <text:list-item>
              <text:p text:style-name="_5f_Paragraphe_20_énoncé_20_après_20_numéro_20_question">le point A' symétrique du point A par rapport à la droite (d<text:span text:style-name="T30">1</text:span>) ;</text:p>
            </text:list-item>
            <text:list-item>
              <text:p text:style-name="_5f_Paragraphe_20_énoncé_20_après_20_numéro_20_question">le point B' symétrique du point B par rapport à la droite (d<text:span text:style-name="T30">2</text:span>) ;</text:p>
            </text:list-item>
            <text:list-item>
              <text:p text:style-name="_5f_Paragraphe_20_énoncé_20_après_20_numéro_20_question">le point C' image du point C par la symétrie d'axe (d<text:span text:style-name="T30">3</text:span>) ;</text:p>
            </text:list-item>
            <text:list-item>
              <text:p text:style-name="_5f_Paragraphe_20_énoncé_20_après_20_numéro_20_question">le point D' image du point D par la symétrie d'axe (d<text:span text:style-name="T30">4</text:span>) ;</text:p>
            </text:list-item>
            <text:list-item>
              <text:p text:style-name="_5f_Paragraphe_20_énoncé_20_après_20_numéro_20_question">le point E' tel que E et E' soient symétriques par rapport à la droite (d<text:span text:style-name="T30">3</text:span>) ;</text:p>
            </text:list-item>
            <text:list-item>
              <text:p text:style-name="_5f_Paragraphe_20_énoncé_20_après_20_numéro_20_question">le point F' tel que F et F' soient symétriques par rapport à la droite (d<text:span text:style-name="T30">4</text:span>).</text:p>
            </text:list-item>
          </text:list>
        </text:list-item>
      </text:list>
      <text:p text:style-name="P15"><draw:g text:anchor-type="char" draw:z-index="15" draw:name="Shape67_0" draw:style-name="gr5"><draw:line draw:style-name="gr316" draw:text-style-name="P56" svg:x1="2.755cm" svg:y1="0.505cm" svg:x2="7.978cm" svg:y2="8.873cm"><text:p/></draw:line><draw:frame draw:style-name="gr317" draw:text-style-name="P57" svg:width="0.782cm" svg:height="0.609cm" svg:x="3.145cm" svg:y="0.487cm"><draw:text-box><text:p text:style-name="P38"><text:span text:style-name="T54">(d</text:span><text:span text:style-name="T55">1</text:span><text:span text:style-name="T54">)</text:span></text:p></draw:text-box></draw:frame><draw:frame draw:style-name="gr318" draw:text-style-name="P57" svg:width="0.306cm" svg:height="0.511cm" svg:x="5.609cm" svg:y="0.351cm"><draw:text-box><text:p text:style-name="P38"><text:span text:style-name="T54">A</text:span></text:p></draw:text-box></draw:frame><draw:line draw:style-name="gr319" draw:text-style-name="P56" svg:x1="5.548cm" svg:y1="0.718cm" svg:x2="5.779cm" svg:y2="0.93cm"><text:p/></draw:line><draw:line draw:style-name="gr319" draw:text-style-name="P56" svg:x1="5.779cm" svg:y1="0.718cm" svg:x2="5.548cm" svg:y2="0.93cm"><text:p/></draw:line><draw:line draw:style-name="gr316" draw:text-style-name="P56" svg:x1="12.051cm" svg:y1="0.505cm" svg:x2="6.791cm" svg:y2="8.934cm"><text:p/></draw:line><draw:frame draw:style-name="gr317" draw:text-style-name="P57" svg:width="0.782cm" svg:height="0.609cm" svg:x="12.079cm" svg:y="0.543cm"><draw:text-box><text:p text:style-name="P38"><text:span text:style-name="T54">(d</text:span><text:span text:style-name="T55">2</text:span><text:span text:style-name="T54">)</text:span></text:p></draw:text-box></draw:frame><draw:frame draw:style-name="gr320" draw:text-style-name="P57" svg:width="0.306cm" svg:height="0.509cm" svg:x="9.791cm" svg:y="0.776cm"><draw:text-box><text:p text:style-name="P38"><text:span text:style-name="T54">B</text:span></text:p></draw:text-box></draw:frame><draw:line draw:style-name="gr319" draw:text-style-name="P56" svg:x1="9.728cm" svg:y1="1.142cm" svg:x2="9.959cm" svg:y2="1.355cm"><text:p/></draw:line><draw:line draw:style-name="gr319" draw:text-style-name="P56" svg:x1="9.959cm" svg:y1="1.142cm" svg:x2="9.728cm" svg:y2="1.355cm"><text:p/></draw:line><draw:line draw:style-name="gr316" draw:text-style-name="P56" svg:x1="11.125cm" svg:y1="6.465cm" svg:x2="-0.032cm" svg:y2="0.93cm"><text:p/></draw:line><draw:frame draw:style-name="gr321" draw:text-style-name="P57" svg:width="0.782cm" svg:height="0.495cm" svg:x="0.15cm" svg:y="0.639cm"><draw:text-box><text:p text:style-name="P38"><text:span text:style-name="T54">(d</text:span><text:span text:style-name="T55">3</text:span><text:span text:style-name="T54">)</text:span></text:p></draw:text-box></draw:frame><draw:frame draw:style-name="gr322" draw:text-style-name="P57" svg:width="0.309cm" svg:height="0.507cm" svg:x="6.628cm" svg:y="2.907cm"><draw:text-box><text:p text:style-name="P38"><text:span text:style-name="T54">C</text:span></text:p></draw:text-box></draw:frame><draw:line draw:style-name="gr319" draw:text-style-name="P56" svg:x1="6.567cm" svg:y1="3.273cm" svg:x2="6.798cm" svg:y2="3.485cm"><text:p/></draw:line><draw:line draw:style-name="gr319" draw:text-style-name="P56" svg:x1="6.798cm" svg:y1="3.273cm" svg:x2="6.567cm" svg:y2="3.485cm"><text:p/></draw:line><draw:line draw:style-name="gr316" draw:text-style-name="P56" svg:x1="14.841cm" svg:y1="2.634cm" svg:x2="0.631cm" svg:y2="6.817cm"><text:p/></draw:line><draw:frame draw:style-name="gr323" draw:text-style-name="P57" svg:width="0.782cm" svg:height="0.608cm" svg:x="14.187cm" svg:y="2.879cm"><draw:text-box><text:p text:style-name="P38"><text:span text:style-name="T54">(d</text:span><text:span text:style-name="T55">4</text:span><text:span text:style-name="T54">)</text:span></text:p></draw:text-box></draw:frame><draw:frame draw:style-name="gr324" draw:text-style-name="P57" svg:width="0.343cm" svg:height="0.509cm" svg:x="9.773cm" svg:y="2.48cm"><draw:text-box><text:p text:style-name="P38"><text:span text:style-name="T54">D</text:span></text:p></draw:text-box></draw:frame><draw:line draw:style-name="gr319" draw:text-style-name="P56" svg:x1="9.728cm" svg:y1="2.847cm" svg:x2="9.959cm" svg:y2="3.059cm"><text:p/></draw:line><draw:line draw:style-name="gr319" draw:text-style-name="P56" svg:x1="9.959cm" svg:y1="2.847cm" svg:x2="9.728cm" svg:y2="3.059cm"><text:p/></draw:line><draw:frame draw:style-name="gr325" draw:text-style-name="P57" svg:width="0.257cm" svg:height="0.507cm" svg:x="0.901cm" svg:y="4.262cm"><draw:text-box><text:p text:style-name="P38"><text:span text:style-name="T54">F</text:span></text:p></draw:text-box></draw:frame><draw:line draw:style-name="gr319" draw:text-style-name="P56" svg:x1="0.815cm" svg:y1="4.632cm" svg:x2="1.046cm" svg:y2="4.844cm"><text:p/></draw:line><draw:line draw:style-name="gr319" draw:text-style-name="P56" svg:x1="1.046cm" svg:y1="4.632cm" svg:x2="0.815cm" svg:y2="4.844cm"><text:p/></draw:line><draw:frame draw:style-name="gr326" draw:text-style-name="P57" svg:width="0.278cm" svg:height="0.511cm" svg:x="5.768cm" svg:y="6.65cm"><draw:text-box><text:p text:style-name="P38"><text:span text:style-name="T54">E</text:span></text:p></draw:text-box></draw:frame><draw:line draw:style-name="gr319" draw:text-style-name="P56" svg:x1="5.694cm" svg:y1="7.018cm" svg:x2="5.925cm" svg:y2="7.23cm"><text:p/></draw:line><draw:line draw:style-name="gr319" draw:text-style-name="P56" svg:x1="5.925cm" svg:y1="7.018cm" svg:x2="5.694cm" svg:y2="7.23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0135870880727" text:continue-numbering="true" text:style-name="_5f_Numérotation_20_des_20_exercices_20_livrets">
        <text:list-item>
          <text:h text:style-name="_5f_Titre_20_d_27_exercices_20_livret_20_sans_20_titre_20_avec_20_num_20_exo" text:outline-level="1"><text:s/><text:span text:style-name="T31">Trace le symétrique du segment [AB], du cercle de centre C, de la droite (DE) et du triangle IJT rectangle en J par rapport à la droite (d).</text:span></text:h>
        </text:list-item>
      </text:list>
      <text:p text:style-name="_5f_Paragraphe_20_livret_20_"><draw:g text:anchor-type="char" draw:z-index="10" draw:name="Shape68" draw:style-name="gr327"><draw:g draw:name="Shape23" draw:style-name="gr7"><draw:frame draw:style-name="gr328" draw:text-style-name="P59" svg:width="0.5cm" svg:height="0.625cm" svg:x="2.12cm" svg:y="4.722cm"><draw:text-box><text:p text:style-name="P58"><text:span text:style-name="T56">D</text:span></text:p></draw:text-box></draw:frame><draw:line draw:style-name="gr329" draw:text-style-name="P60" svg:x1="2.509cm" svg:y1="5.187cm" svg:x2="2.609cm" svg:y2="5.287cm"><text:p/></draw:line><draw:line draw:style-name="gr329" draw:text-style-name="P60" svg:x1="2.61cm" svg:y1="5.188cm" svg:x2="2.508cm" svg:y2="5.286cm"><text:p/></draw:line><draw:line draw:style-name="gr329" draw:text-style-name="P60" svg:x1="2.509cm" svg:y1="5.187cm" svg:x2="2.609cm" svg:y2="5.287cm"><text:p/></draw:line><draw:line draw:style-name="gr329" draw:text-style-name="P60" svg:x1="2.61cm" svg:y1="5.188cm" svg:x2="2.508cm" svg:y2="5.286cm"><text:p/></draw:line><draw:line draw:style-name="gr329" draw:text-style-name="P60" svg:x1="4.819cm" svg:y1="4.048cm" svg:x2="4.919cm" svg:y2="4.148cm"><text:p/></draw:line><draw:line draw:style-name="gr329" draw:text-style-name="P60" svg:x1="4.921cm" svg:y1="4.048cm" svg:x2="4.819cm" svg:y2="4.146cm"><text:p/></draw:line><draw:line draw:style-name="gr329" draw:text-style-name="P60" svg:x1="4.819cm" svg:y1="4.048cm" svg:x2="4.919cm" svg:y2="4.148cm"><text:p/></draw:line><draw:line draw:style-name="gr329" draw:text-style-name="P60" svg:x1="4.921cm" svg:y1="4.048cm" svg:x2="4.819cm" svg:y2="4.146cm"><text:p/></draw:line><draw:frame draw:style-name="gr328" draw:text-style-name="P59" svg:width="0.502cm" svg:height="0.625cm" svg:x="4.418cm" svg:y="3.523cm"><draw:text-box><text:p text:style-name="P58"><text:span text:style-name="T56">E</text:span></text:p></draw:text-box></draw:frame><draw:line draw:style-name="gr329" draw:text-style-name="P60" svg:x1="7.216cm" svg:y1="0.747cm" svg:x2="7.816cm" svg:y2="2.247cm"><text:p/></draw:line><draw:line draw:style-name="gr329" draw:text-style-name="P60" svg:x1="7.164cm" svg:y1="0.697cm" svg:x2="7.264cm" svg:y2="0.797cm"><text:p/></draw:line><draw:line draw:style-name="gr329" draw:text-style-name="P60" svg:x1="7.266cm" svg:y1="0.698cm" svg:x2="7.164cm" svg:y2="0.796cm"><text:p/></draw:line><draw:line draw:style-name="gr329" draw:text-style-name="P60" svg:x1="7.164cm" svg:y1="0.697cm" svg:x2="7.264cm" svg:y2="0.797cm"><text:p/></draw:line><draw:line draw:style-name="gr329" draw:text-style-name="P60" svg:x1="7.266cm" svg:y1="0.698cm" svg:x2="7.164cm" svg:y2="0.796cm"><text:p/></draw:line><draw:line draw:style-name="gr329" draw:text-style-name="P60" svg:x1="7.761cm" svg:y1="2.193cm" svg:x2="7.861cm" svg:y2="2.293cm"><text:p/></draw:line><draw:line draw:style-name="gr329" draw:text-style-name="P60" svg:x1="7.863cm" svg:y1="2.194cm" svg:x2="7.761cm" svg:y2="2.292cm"><text:p/></draw:line><draw:line draw:style-name="gr329" draw:text-style-name="P60" svg:x1="7.761cm" svg:y1="2.193cm" svg:x2="7.861cm" svg:y2="2.293cm"><text:p/></draw:line><draw:line draw:style-name="gr329" draw:text-style-name="P60" svg:x1="7.863cm" svg:y1="2.194cm" svg:x2="7.761cm" svg:y2="2.292cm"><text:p/></draw:line><draw:frame draw:style-name="gr328" draw:text-style-name="P59" svg:width="0.5cm" svg:height="0.625cm" svg:x="6.619cm" svg:y="0.323cm"><draw:text-box><text:p text:style-name="P58"><text:span text:style-name="T56">A</text:span></text:p></draw:text-box></draw:frame><draw:frame draw:style-name="gr328" draw:text-style-name="P59" svg:width="0.5cm" svg:height="0.625cm" svg:x="7.219cm" svg:y="2.023cm"><draw:text-box><text:p text:style-name="P58"><text:span text:style-name="T56">B</text:span></text:p></draw:text-box></draw:frame><draw:line draw:style-name="gr329" draw:text-style-name="P60" svg:x1="5.065cm" svg:y1="2cm" svg:x2="5.165cm" svg:y2="2.1cm"><text:p/></draw:line><draw:line draw:style-name="gr329" draw:text-style-name="P60" svg:x1="5.167cm" svg:y1="2.001cm" svg:x2="5.065cm" svg:y2="2.099cm"><text:p/></draw:line><draw:line draw:style-name="gr329" draw:text-style-name="P60" svg:x1="5.065cm" svg:y1="2cm" svg:x2="5.165cm" svg:y2="2.1cm"><text:p/></draw:line><draw:line draw:style-name="gr329" draw:text-style-name="P60" svg:x1="5.167cm" svg:y1="2.001cm" svg:x2="5.065cm" svg:y2="2.099cm"><text:p/></draw:line><draw:frame draw:style-name="gr328" draw:text-style-name="P59" svg:width="0.5cm" svg:height="0.625cm" svg:x="4.919cm" svg:y="1.547cm"><draw:text-box><text:p text:style-name="P58"><text:span text:style-name="T56">C</text:span></text:p></draw:text-box></draw:frame><draw:custom-shape draw:style-name="gr330" draw:text-style-name="P61" svg:width="2.401cm" svg:height="2.401cm" svg:x="3.919cm" svg:y="0.8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9" draw:text-style-name="P60" svg:x1="5.117cm" svg:y1="7.249cm" svg:x2="9.917cm" svg:y2="0.349cm"><text:p/></draw:line><draw:frame draw:style-name="gr331" draw:text-style-name="P59" svg:width="1.2cm" svg:height="0.623cm" svg:x="5.02cm" svg:y="6.848cm"><draw:text-box><text:p text:style-name="P58"><text:span text:style-name="T56">(d)</text:span></text:p></draw:text-box></draw:frame><draw:line draw:style-name="gr329" draw:text-style-name="P60" svg:x1="2.119cm" svg:y1="5.447cm" svg:x2="12.319cm" svg:y2="0.447cm"><text:p/></draw:line></draw:g><draw:custom-shape draw:name="Shape33" draw:style-name="gr332" draw:text-style-name="P62" svg:width="2.77cm" svg:height="1.832cm" draw:transform="rotate (1.27409035395586) translate (2.78518055555556cm 6.13480555555556cm)"><text:p/><draw:enhanced-geometry svg:viewBox="0 0 21600 21600" draw:glue-points="0 0 0 10800 0 21600 10800 21600 21600 21600 10800 10800" draw:text-areas="1900 12700 12700 19700" draw:type="right-triangle" draw:enhanced-path="M 0 0 L 21600 21600 0 21600 0 0 Z N"/></draw:custom-shape><draw:frame draw:name="Shape34" draw:style-name="gr333" draw:text-style-name="P63" svg:width="0.511cm" svg:height="0.72cm" svg:x="2.407cm" svg:y="6.094cm"><draw:text-box><text:p><text:span text:style-name="T57">I</text:span></text:p></draw:text-box></draw:frame><draw:frame draw:name="Shape34_0" draw:style-name="gr333" draw:text-style-name="P63" svg:width="0.511cm" svg:height="0.72cm" svg:x="5.432cm" svg:y="3.868cm"><draw:text-box><text:p><text:span text:style-name="T57">T</text:span></text:p></draw:text-box></draw:frame><draw:frame draw:name="Shape34_1" draw:style-name="gr333" draw:text-style-name="P63" svg:width="0.426cm" svg:height="0.72cm" svg:x="4.595cm" svg:y="6.751cm"><draw:text-box><text:p><text:span text:style-name="T57">J</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OpenSymbol" svg:font-family="OpenSymbol" style:font-pitch="variable" style:font-charset="x-symbol"/>
    <style:font-face style:name="Tahoma2" svg:font-family="Tahoma"/>
    <style:font-face style:name="monospace" svg:font-family="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1" svg:font-family="Tahoma"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4"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8358BC09E866CC53.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fill-image draw:name="Marble" xlink:href="Pictures/100000000000005E0000005EACD32FBA6E785776.png" xlink:type="simple" xlink:show="embed" xlink:actuate="onLoad"/>
    <draw:opacity draw:name="Transparency_20_3" draw:display-name="Transparency 3" draw:style="linear" draw:start="35%" draw:end="0%" draw:angle="9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57" draw:display-name="Dashed (var) 5157" draw:style="rect" draw:dots1="1" draw:dots1-length="0.001cm" draw:dots2="1" draw:dots2-length="0.001cm" draw:distance="0.001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32" draw:display-name="Dashed (var) 7232" draw:style="rect" draw:dots1="1" draw:dots1-length="0.001cm" draw:dots2="1" draw:dots2-length="0.001cm" draw:distance="0.001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2" draw:display-name="Dashed (var) 742" draw:style="rect" draw:dots1="1" draw:dots1-length="0.005cm" draw:dots2="1" draw:dots2-length="0.005cm" draw:distance="0.005cm"/>
    <draw:stroke-dash draw:name="Dashed_20__28_var_29__20_743" draw:display-name="Dashed (var) 743" draw:style="rect" draw:dots1="1" draw:dots1-length="0.005cm" draw:dots2="1" draw:dots2-length="0.005cm" draw:distance="0.005cm"/>
    <draw:stroke-dash draw:name="Dashed_20__28_var_29__20_744" draw:display-name="Dashed (var) 744" draw:style="rect" draw:dots1="1" draw:dots1-length="0.005cm" draw:dots2="1" draw:dots2-length="0.005cm" draw:distance="0.005cm"/>
    <draw:stroke-dash draw:name="Dashed_20__28_var_29__20_745" draw:display-name="Dashed (var) 745" draw:style="rect" draw:dots1="1" draw:dots1-length="0.005cm" draw:dots2="1" draw:dots2-length="0.005cm" draw:distance="0.005cm"/>
    <draw:stroke-dash draw:name="Dashed_20__28_var_29__20_746" draw:display-name="Dashed (var) 746" draw:style="rect" draw:dots1="1" draw:dots1-length="0.005cm" draw:dots2="1" draw:dots2-length="0.005cm" draw:distance="0.005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rame_20_contents">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4" fo:font-family="'Bitstream Vera Sans'" style:font-style-name="Oblique" style:font-family-generic="swiss" style:font-pitch="variable" fo:font-size="10pt" fo:font-style="normal" fo:font-weight="bold"/>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next-style-name="_5f_Paragraphe_20_livret_20_">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margin-left="3.099cm" fo:margin-right="0cm" fo:text-align="center"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text-properties style:use-window-font-color="true" loext:opacity="0%"/>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1ca2b8"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5"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propriete" style:family="paragraph" style:parent-style-name="Standard" style:master-page-name="">
      <loext:graphic-properties draw:fill="solid" draw:fill-color="#ffcccc" draw:opacity="100%"/>
      <style:paragraph-properties fo:keep-together="always" fo:orphans="0" fo:widows="0" style:page-number="auto" fo:background-color="#ffcccc" fo:padding="0.049cm" fo:border="0.06pt solid #000000" style:shadow="#808080 0.18cm 0.18cm"/>
      <style:text-properties style:font-name="Bitstream Vera Sans1" fo:font-family="'Bitstream Vera Sans'" style:font-style-name="Roman" style:font-family-generic="swiss" style:font-pitch="variable" style:font-size-asian="10.5pt"/>
    </style:style>
    <style:style style:name="definition" style:family="paragraph" style:parent-style-name="Text_20_body">
      <loext:graphic-properties draw:fill="solid" draw:fill-color="#ccffcc" draw:opacity="100%"/>
      <style:paragraph-properties fo:background-color="#ccffcc" fo:padding="0.049cm" fo:border="0.06pt solid #000000" style:shadow="#808080 0.18cm 0.18cm"/>
      <style:text-properties officeooo:rsid="00504fa6"/>
    </style:style>
    <style:style style:name="ATALANTE" style:family="paragraph" style:parent-style-name="Text_20_body">
      <style:text-properties style:font-name="Atalante" fo:font-family="Atalante" style:font-pitch="variable" officeooo:rsid="0130c683"/>
    </style:style>
    <style:style style:name="Math" style:family="paragraph" style:parent-style-name="Text_20_body">
      <style:text-properties style:font-name="Times New Roman1" fo:font-family="'Times New Roman'" style:font-style-name="Italique" style:font-family-generic="roman" style:font-pitch="variable" fo:font-size="12pt" fo:font-style="italic" officeooo:rsid="004690f1" style:font-size-asian="10.5pt"/>
    </style:style>
    <style:style style:name="SetesterTexte" style:family="paragraph" style:parent-style-name="Text_20_body">
      <style:paragraph-properties style:border-line-width-left="0.026cm 0.026cm 0.229cm" fo:padding="0.049cm" fo:border-left="7.99pt double #db2d67" fo:border-right="none" fo:border-top="none" fo:border-bottom="none"/>
    </style:style>
    <style:style style:name="CoursTexte" style:family="paragraph" style:parent-style-name="Text_20_body" style:master-page-name="">
      <style:paragraph-properties fo:margin-top="0cm" fo:margin-bottom="0cm" style:contextual-spacing="false" fo:line-height="100%" style:page-number="auto" fo:padding="0.049cm" fo:border-left="4.99pt solid #108ac0" fo:border-right="none" fo:border-top="none" fo:border-bottom="none"/>
    </style:style>
    <style:style style:name="ActiviteTexte" style:family="paragraph" style:parent-style-name="Text_20_body">
      <style:paragraph-properties fo:padding="0.049cm" fo:border-left="4.99pt dotted #808080" fo:border-right="none" fo:border-top="none" fo:border-bottom="none"/>
    </style:style>
    <style:style style:name="Savoirtexte" style:family="paragraph" style:parent-style-name="Text_20_body">
      <style:paragraph-properties fo:padding="0.049cm" fo:border-left="7.99pt fine-dashed #000000" fo:border-right="none" fo:border-top="none" fo:border-bottom="none"/>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4" fo:font-family="'Bitstream Vera Sans'" style:font-style-name="Oblique" style:font-family-generic="swiss" style:font-pitch="variable" fo:font-size="10pt" fo:font-style="normal" fo:font-weight="bold"/>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1ca2b8"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1"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1"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6"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uce_5f_enonce3" style:display-name="Puce_enonce3" style:family="text">
      <style:text-properties fo:color="#ff0000" loext:opacity="100%" style:font-size-asian="10.5pt"/>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2"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1" fo:font-family="'Times New Roman'" style:font-style-name="Italique" style:font-family-generic="roman" style:font-pitch="variable" fo:font-size="11pt" fo:font-style="italic"/>
    </style:style>
    <style:style style:name="Character_5f_20_5f_style" style:display-name="Character_20_style" style:family="text"/>
    <style:style style:name="Default_20_Paragraph_20_Font" style:display-name="Default Paragraph Font" style:family="text" loext:hidden="true" style:hidden="true">
      <style:text-properties style:font-name="Bitstream Vera Sans1" fo:font-family="'Bitstream Vera Sans'" style:font-style-name="Roman" style:font-family-generic="swiss" style:font-pitch="variable" fo:font-size="11pt" style:font-size-asian="10.5pt"/>
    </style:style>
    <style:style style:name="_5f_Numéros_20_second_20_de_20_s_27_entraîner_20_et_20_approfondir" style:display-name="_Numéros second de s'entraîner et approfondir" style:family="text">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text-properties fo:color="#ffffff" loext:opacity="100%" fo:background-color="#e32c1a" loext:shadow="none"/>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3pt" style:font-style-asian="italic" style:font-size-complex="13pt" style:font-style-complex="italic" loext:shadow="none"/>
    </style:style>
    <style:style style:name="corps" style:family="text">
      <style:text-properties style:font-name="Bitstream Vera Sans1" fo:font-family="'Bitstream Vera Sans'" style:font-style-name="Roman" style:font-family-generic="swiss" style:font-pitch="variable" fo:font-size="11pt"/>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correction" style:display-name="_correction" style:family="text" loext:hidden="true" style:hidden="true">
      <style:text-properties style:font-name="Bitstream Vera Sans"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Bullet_20_Symbols" text:bullet-char="●">
        <style:list-level-properties text:min-label-width="0.4cm"/>
        <style:text-properties fo:font-family="OpenSymbol" style:font-charset="x-symbol"/>
      </text:list-level-style-bullet>
      <text:list-level-style-bullet text:level="2" text:style-name="Bullet_20_Symbols" text:bullet-char="●">
        <style:list-level-properties text:space-before="0.401cm" text:min-label-width="0.4cm"/>
        <style:text-properties fo:font-family="OpenSymbol" style:font-charset="x-symbol"/>
      </text:list-level-style-bullet>
      <text:list-level-style-bullet text:level="3" text:style-name="Bullet_20_Symbols" text:bullet-char="●">
        <style:list-level-properties text:space-before="0.799cm" text:min-label-width="0.4cm"/>
        <style:text-properties fo:font-family="OpenSymbol" style:font-charset="x-symbol"/>
      </text:list-level-style-bullet>
      <text:list-level-style-bullet text:level="4" text:style-name="Bullet_20_Symbols" text:bullet-char="●">
        <style:list-level-properties text:space-before="1.2cm" text:min-label-width="0.4cm"/>
        <style:text-properties fo:font-family="OpenSymbol" style:font-charset="x-symbol"/>
      </text:list-level-style-bullet>
      <text:list-level-style-bullet text:level="5" text:style-name="Bullet_20_Symbols" text:bullet-char="●">
        <style:list-level-properties text:space-before="1.6cm" text:min-label-width="0.4cm"/>
        <style:text-properties fo:font-family="OpenSymbol" style:font-charset="x-symbol"/>
      </text:list-level-style-bullet>
      <text:list-level-style-bullet text:level="6" text:style-name="Bullet_20_Symbols" text:bullet-char="●">
        <style:list-level-properties text:space-before="2.001cm" text:min-label-width="0.4cm"/>
        <style:text-properties fo:font-family="OpenSymbol" style:font-charset="x-symbol"/>
      </text:list-level-style-bullet>
      <text:list-level-style-bullet text:level="7" text:style-name="Bullet_20_Symbols" text:bullet-char="●">
        <style:list-level-properties text:space-before="2.399cm" text:min-label-width="0.4cm"/>
        <style:text-properties fo:font-family="OpenSymbol" style:font-charset="x-symbol"/>
      </text:list-level-style-bullet>
      <text:list-level-style-bullet text:level="8" text:style-name="Bullet_20_Symbols" text:bullet-char="●">
        <style:list-level-properties text:space-before="2.8cm" text:min-label-width="0.4cm"/>
        <style:text-properties fo:font-family="OpenSymbol" style:font-charset="x-symbol"/>
      </text:list-level-style-bullet>
      <text:list-level-style-bullet text:level="9" text:style-name="Bullet_20_Symbols" text:bullet-char="●">
        <style:list-level-properties text:space-before="3.2cm" text:min-label-width="0.4cm"/>
        <style:text-properties fo:font-family="OpenSymbol" style:font-charset="x-symbol"/>
      </text:list-level-style-bullet>
      <text:list-level-style-bullet text:level="10" text:style-name="Bullet_20_Symbols" text:bullet-char="●">
        <style:list-level-properties text:space-before="3.601cm" text:min-label-width="0.4cm"/>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Character_5f_20_5f_style"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WWNum9">
      <text:list-level-style-number text:level="1" text:style-name="Character_5f_20_5f_style"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2969*"/>
    </style:style>
    <style:style style:name="Tableau5.A1" style:family="table-cell">
      <style:table-cell-properties style:vertical-align="middle" fo:padding="0cm" fo:border="none"/>
    </style:style>
    <style:style style:name="Tableau5.B1.1" style:family="table-column">
      <style:table-column-properties style:rel-column-width="40950*"/>
    </style:style>
    <style:style style:name="Tableau5.B1.2" style:family="table-column">
      <style:table-column-properties style:rel-column-width="2019*"/>
    </style:style>
    <style:style style:name="Tableau5.B1.1" style:family="table-row">
      <style:table-row-properties style:min-row-height="1.109cm"/>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2969*"/>
    </style:style>
    <style:style style:name="Tableau7.A1" style:family="table-cell">
      <style:table-cell-properties style:vertical-align="middle" fo:padding="0cm" fo:border="none"/>
    </style:style>
    <style:style style:name="Tableau7.B1.1" style:family="table-column">
      <style:table-column-properties style:rel-column-width="40950*"/>
    </style:style>
    <style:style style:name="Tableau7.B1.2" style:family="table-column">
      <style:table-column-properties style:rel-column-width="2019*"/>
    </style:style>
    <style:style style:name="Tableau7.B1.1" style:family="table-row">
      <style:table-row-properties style:min-row-height="1.109cm"/>
    </style:style>
    <style:style style:name="MP1" style:family="paragraph" style:parent-style-name="Header">
      <style:paragraph-properties fo:text-align="start" style:justify-single-word="false"/>
      <style:text-properties officeooo:paragraph-rsid="010b73da"/>
    </style:style>
    <style:style style:name="MP2" style:family="paragraph">
      <loext:graphic-properties draw:fill="solid" draw:fill-color="#00cccc"/>
      <style:paragraph-properties style:writing-mode="lr-tb"/>
      <style:text-properties fo:color="#ffffff" loext:opacity="100%"/>
    </style:style>
    <style:style style:name="MP3" style:family="paragraph">
      <loext:graphic-properties draw:fill="none" draw:fill-color="#ffffff"/>
      <style:paragraph-properties style:writing-mode="lr-tb"/>
      <style:text-properties fo:color="#ffffff" loext:opacity="100%" fo:font-size="16pt" style:font-size-asian="16pt" style:font-size-complex="16pt"/>
    </style:style>
    <style:style style:name="MP4" style:family="paragraph" style:parent-style-name="Footer">
      <style:text-properties officeooo:paragraph-rsid="018620a3"/>
    </style:style>
    <style:style style:name="MP5" style:family="paragraph" style:parent-style-name="_5f_Footer_20_page_20_paire_20__28_G_29_">
      <style:text-properties officeooo:paragraph-rsid="02cdb06c"/>
    </style:style>
    <style:style style:name="MP6" style:family="paragraph" style:parent-style-name="_5f_Header_20_page_20_paire_20__28_G_29_">
      <style:paragraph-properties fo:text-align="start" style:justify-single-word="false"/>
      <style:text-properties officeooo:paragraph-rsid="0297b650"/>
    </style:style>
    <style:style style:name="MP7" style:family="paragraph">
      <style:paragraph-properties fo:text-align="center"/>
    </style:style>
    <style:style style:name="MP8" style:family="paragraph" style:parent-style-name="_5f_Footer_20_page_20_impaire_20__28_D_29_">
      <style:paragraph-properties fo:text-align="center" style:justify-single-word="false"/>
      <style:text-properties officeooo:paragraph-rsid="0297b650"/>
    </style:style>
    <style:style style:name="MP9" style:family="paragraph" style:parent-style-name="_5f_Header_20_page_20_paire_20__28_G_29_">
      <style:paragraph-properties fo:text-align="start" style:justify-single-word="false"/>
    </style:style>
    <style:style style:name="MP10" style:family="paragraph" style:parent-style-name="_5f_Footer_20_page_20_impaire_20__28_D_29_">
      <style:paragraph-properties fo:text-align="center" style:justify-single-word="false"/>
      <style:text-properties fo:font-variant="small-caps" fo:color="#808080" loext:opacity="100%" style:font-name="Bitstream Vera Sans1" fo:font-size="11pt" fo:font-style="normal" fo:font-weight="bold" officeooo:rsid="00375438" officeooo:paragraph-rsid="0297b650" fo:background-color="transparent" style:font-size-asian="11pt" style:font-style-asian="normal" style:font-weight-asian="bold" style:font-size-complex="11pt" style:font-style-complex="normal" style:font-weight-complex="normal"/>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_5f_Footer_20_page_20_impaire_20__28_D_29_">
      <style:paragraph-properties fo:text-align="center" style:justify-single-word="false"/>
      <style:text-properties officeooo:paragraph-rsid="02943ba7"/>
    </style:style>
    <style:style style:name="MP13" style:family="paragraph" style:parent-style-name="Header">
      <style:text-properties fo:font-size="3pt" style:font-size-asian="4pt" style:font-size-complex="4pt"/>
    </style:style>
    <style:style style:name="MP14"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5"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6" style:family="paragraph" style:parent-style-name="_5f_En-tête">
      <style:paragraph-properties fo:text-align="start" style:justify-single-word="false"/>
      <style:text-properties fo:font-variant="small-caps" fo:color="#1ca2b8" loext:opacity="100%" style:font-name="Bitstream Vera Sans5" fo:font-size="16pt" fo:font-style="normal" fo:text-shadow="none" fo:font-weight="bold" officeooo:rsid="02a438c1" officeooo:paragraph-rsid="02a52c56" style:font-size-asian="16pt" style:font-style-asian="normal" style:font-size-complex="16pt" style:font-style-complex="normal"/>
    </style:style>
    <style:style style:name="MP17" style:family="paragraph" style:parent-style-name="Standard">
      <style:paragraph-properties fo:margin-top="0.199cm" fo:margin-bottom="0cm" style:contextual-spacing="false"/>
      <style:text-properties officeooo:rsid="00178920" officeooo:paragraph-rsid="00178920"/>
    </style:style>
    <style:style style:name="MP18" style:family="paragraph" style:parent-style-name="Folio">
      <style:paragraph-properties fo:text-align="center" style:justify-single-word="false"/>
      <style:text-properties fo:font-size="8pt" officeooo:paragraph-rsid="001ce334" style:font-size-asian="8pt" style:font-size-complex="8pt"/>
    </style:style>
    <style:style style:name="MP1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0" style:family="paragraph" style:parent-style-name="Footer">
      <style:text-properties officeooo:paragraph-rsid="00a59a60"/>
    </style:style>
    <style:style style:name="MP21" style:family="paragraph" style:parent-style-name="Footer">
      <style:text-properties officeooo:rsid="00178920" officeooo:paragraph-rsid="00178920"/>
    </style:style>
    <style:style style:name="MP22" style:family="paragraph" style:parent-style-name="Footer">
      <style:text-properties officeooo:paragraph-rsid="004274bc"/>
    </style:style>
    <style:style style:name="MP2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24"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25" style:family="paragraph" style:parent-style-name="Header">
      <style:text-properties fo:font-size="14pt" style:font-size-asian="14pt" style:font-size-complex="14pt"/>
    </style:style>
    <style:style style:name="MP26" style:family="paragraph" style:parent-style-name="Header">
      <style:paragraph-properties fo:text-align="end" style:justify-single-word="false"/>
      <style:text-properties fo:font-size="12pt" style:font-size-asian="12pt" style:font-size-complex="12pt"/>
    </style:style>
    <style:style style:name="MP27" style:family="paragraph" style:parent-style-name="Standard">
      <style:text-properties fo:font-size="6pt" style:font-size-asian="6pt" style:font-size-complex="6pt"/>
    </style:style>
    <style:style style:name="MP28"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2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3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31" style:family="paragraph" style:parent-style-name="_5f_Titre_20_d_27_exercices_20_livret" style:list-style-name="_5f_Numérotation_20_des_20_exercices_20_livrets"/>
    <style:style style:name="MP32" style:family="paragraph" style:parent-style-name="_5f_En-tête">
      <style:paragraph-properties fo:text-align="start" style:justify-single-word="false"/>
      <style:text-properties fo:font-variant="small-caps" fo:color="#1ca2b8" loext:opacity="100%" style:font-name="Bitstream Vera Sans5" fo:font-size="16pt" fo:letter-spacing="-0.007cm" fo:font-style="normal" fo:text-shadow="none" fo:font-weight="bold" officeooo:rsid="02a438c1" officeooo:paragraph-rsid="02a74d55" style:font-size-asian="16pt" style:font-style-asian="normal" style:font-size-complex="16pt" style:font-style-complex="normal"/>
    </style:style>
    <style:style style:name="MP33"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MP34" style:family="paragraph" style:parent-style-name="_5f_En-tête">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384cf" style:font-size-asian="16pt" style:font-style-asian="normal" style:font-size-complex="16pt" style:font-style-complex="normal"/>
    </style:style>
    <style:style style:name="MP35" style:family="paragraph" style:parent-style-name="Footer">
      <style:paragraph-properties fo:text-align="center" style:justify-single-word="false"/>
      <style:text-properties officeooo:rsid="001f8a2d" officeooo:paragraph-rsid="000a0746"/>
    </style:style>
    <style:style style:name="MT1" style:family="text">
      <style:text-properties fo:color="#ffffff" loext:opacity="100%" fo:font-size="16pt" fo:font-weight="bold" style:font-size-asian="16pt" style:font-weight-asian="bold" style:font-size-complex="16pt" style:font-weight-complex="bold"/>
    </style:style>
    <style:style style:name="MT2" style:family="text">
      <style:text-properties fo:color="#ffffff" loext:opacity="100%" fo:font-size="16pt" style:font-size-asian="16pt" style:font-size-complex="16pt"/>
    </style:style>
    <style:style style:name="MT3" style:family="text">
      <style:text-properties fo:color="#0066ff" loext:opacity="100%" fo:font-size="16pt" fo:letter-spacing="normal" officeooo:rsid="01202368" style:font-size-asian="16pt" style:font-size-complex="16pt"/>
    </style:style>
    <style:style style:name="MT4" style:family="text">
      <style:text-properties fo:font-variant="normal" fo:text-transform="none" fo:color="#0066ff" loext:opacity="100%" style:font-name="Bitstream Vera Sans5" fo:font-size="16pt" fo:letter-spacing="normal" fo:font-style="normal" fo:text-shadow="none" fo:font-weight="bold" officeooo:rsid="01cc996b" style:font-size-asian="16pt" style:font-style-asian="normal" style:font-size-complex="16pt" style:font-style-complex="normal"/>
    </style:style>
    <style:style style:name="MT5" style:family="text">
      <style:text-properties fo:font-variant="normal" fo:text-transform="none" fo:color="#3c3c3c" loext:opacity="100%" style:font-name="monospace" fo:font-size="10.6499996185303pt" fo:letter-spacing="normal" fo:font-style="normal" fo:font-weight="normal"/>
    </style:style>
    <style:style style:name="MT6" style:family="text">
      <style:text-properties officeooo:rsid="0297b650"/>
    </style:style>
    <style:style style:name="MT7" style:family="text">
      <style:text-properties fo:font-variant="small-caps" fo:color="#808080" loext:opacity="100%" style:font-name="Bitstream Vera Sans1"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MT8" style:family="text">
      <style:text-properties fo:font-variant="small-caps" fo:color="#808080" loext:opacity="100%" style:font-name="Bitstream Vera Sans1"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font-variant="small-caps" fo:color="#808080" loext:opacity="100%" style:font-name="Bitstream Vera Sans1" fo:font-size="11pt" fo:font-style="normal" fo:font-weight="bold" officeooo:rsid="0297b650"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font-variant="small-caps" fo:color="#808080" loext:opacity="100%" style:font-name="Bitstream Vera Sans1" fo:font-size="11pt" fo:font-style="normal" fo:font-weight="bold" officeooo:rsid="02892b50"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officeooo:rsid="01f05ba6"/>
    </style:style>
    <style:style style:name="MT12" style:family="text">
      <style:text-properties officeooo:rsid="01f06956"/>
    </style:style>
    <style:style style:name="MT13" style:family="text">
      <style:text-properties officeooo:rsid="02892b50"/>
    </style:style>
    <style:style style:name="MT14" style:family="text">
      <style:text-properties fo:font-size="12pt" style:font-size-asian="12pt" style:font-size-complex="12pt"/>
    </style:style>
    <style:style style:name="MT15" style:family="text">
      <style:text-properties fo:font-variant="small-caps" fo:font-size="15pt" style:font-size-asian="15pt" style:font-size-complex="15pt"/>
    </style:style>
    <style:style style:name="MT16" style:family="text">
      <style:text-properties officeooo:rsid="00b6801f"/>
    </style:style>
    <style:style style:name="MT17"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MT18" style:family="text">
      <style:text-properties fo:text-transform="uppercase" fo:color="#808080" loext:opacity="100%" style:font-name="Bitstream Vera Sans1" fo:font-size="9pt" officeooo:rsid="009a8a6b" fo:background-color="transparent" loext:char-shading-value="0"/>
    </style:style>
    <style:style style:name="MT19" style:family="text">
      <style:text-properties fo:text-transform="uppercase" fo:color="#808080" loext:opacity="100%" style:font-name="Bitstream Vera Sans1" fo:font-size="9pt" officeooo:rsid="00b5d2d1" fo:background-color="transparent" loext:char-shading-value="0"/>
    </style:style>
    <style:style style:name="MT20" style:family="text">
      <style:text-properties fo:text-transform="uppercase" fo:color="#808080" loext:opacity="100%" style:font-name="Bitstream Vera Sans1" fo:font-size="9pt" officeooo:rsid="00b6801f" fo:background-color="transparent" loext:char-shading-value="0"/>
    </style:style>
    <style:style style:name="MT21" style:family="text">
      <style:text-properties fo:text-transform="uppercase" fo:color="#808080" loext:opacity="100%" style:font-name="Bitstream Vera Sans1" fo:font-size="9pt" officeooo:rsid="009e3fdd" fo:background-color="transparent" loext:char-shading-value="0"/>
    </style:style>
    <style:style style:name="MT22" style:family="text">
      <style:text-properties style:use-window-font-color="true" loext:opacity="0%" style:font-name="Bitstream Vera Sans5"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23" style:family="text">
      <style:text-properties fo:font-variant="normal" fo:text-transform="none" fo:color="#000000" loext:opacity="100%" style:font-name="Bitstream Vera Sans5" fo:background-color="transparent" loext:char-shading-value="0"/>
    </style:style>
    <style:style style:name="MT24" style:family="text">
      <style:text-properties officeooo:rsid="009e3fdd"/>
    </style:style>
    <style:style style:name="MT25" style:family="text">
      <style:text-properties officeooo:rsid="00b5d2d1"/>
    </style:style>
    <style:style style:name="MT26" style:family="text">
      <style:text-properties fo:font-variant="small-caps" officeooo:rsid="00990660"/>
    </style:style>
    <style:style style:name="MT27" style:family="text">
      <style:text-properties fo:font-variant="small-caps" officeooo:rsid="0054f64f"/>
    </style:style>
    <style:style style:name="MT28" style:family="text">
      <style:text-properties fo:font-variant="small-caps" officeooo:rsid="00b5d2d1"/>
    </style:style>
    <style:style style:name="MT29" style:family="text">
      <style:text-properties fo:font-variant="small-caps" officeooo:rsid="00b6801f"/>
    </style:style>
    <style:style style:name="MT30" style:family="text">
      <style:text-properties officeooo:rsid="002925a2"/>
    </style:style>
    <style:style style:name="MT31" style:family="text">
      <style:text-properties officeooo:rsid="002b33e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solid" svg:stroke-width="0.088cm" svg:stroke-color="#0066ff" draw:marker-start-width="0.485cm" draw:marker-end-width="0.485cm" draw:fill="solid" draw:fill-color="#00cccc" fo:padding-top="0.044cm" fo:padding-bottom="0.044cm" fo:padding-left="0.044cm" fo:padding-right="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1.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7"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8"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9.5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198cm">
          <style:column-sep style:width="0.009cm" style:color="#0066ff" style:height="100%" style:style="solid"/>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4cm" fo:margin-left="0cm" fo:margin-right="0cm" fo:margin-top="0.3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2cm" style:num-format="1" style:print-orientation="portrait" fo:margin-top="0.801cm" fo:margin-bottom="0.85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4F439745515D277C.png" xlink:type="simple" xlink:actuate="onLoad" style:repeat="stretch"/>
        </style:header-footer-properties>
      </style:header-style>
      <style:footer-style/>
    </style:page-layout>
    <style:page-layout style:name="Mpm17">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8">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2_colonnes" style:display-name="2colonnes" style:page-layout-name="Mpm10">
      <style:header>
        <text:p text:style-name="MP1"><draw:path text:anchor-type="paragraph" draw:z-index="4" draw:name="Shape14" draw:style-name="Mgr1" draw:text-style-name="MP2" svg:width="4.329cm" svg:height="2.24cm" svg:x="-9.53cm" svg:y="-3.63cm" svg:viewBox="0 0 4330 2241" svg:d="M0 2241l3984-288c209-15 363-168 345-342l-170-1611h-4159z"><text:p/></draw:path><draw:frame text:anchor-type="paragraph" draw:z-index="5" draw:name="Shape1_2" draw:style-name="Mgr2" draw:text-style-name="MP3" svg:width="3.386cm" svg:height="1.318cm" draw:transform="rotate (0.0795870138909414) translate (-1.83091666666667cm -0.428625cm)"><draw:text-box><text:p><text:span text:style-name="MT1">Géométrie</text:span><text:span text:style-name="MT2"> </text:span></text:p></draw:text-box></draw:frame><text:span text:style-name="MT3"><text:tab/><text:tab/><text:tab/> <text:s text:c="2"/></text:span><text:span text:style-name="MT4">La symétrie axiale</text:span></text:p>
      </style:header>
      <style:footer>
        <text:p text:style-name="MP4"><text:span text:style-name="MT5"><text:s/></text:span><text:page-number text:select-page="current">0</text:page-number></text:p>
      </style:footer>
    </style:master-page>
    <style:master-page style:name="_5f_Fiche_20_éditeur_20__28_une_20_colonne_29__20_impaire_20__28_D_29_" style:display-name="_Fiche éditeur (une colonne) impaire (D)" style:page-layout-name="Mpm11">
      <style:header>
        <text:p text:style-name="_5f_Header_20_page_20_impaire_20__28_D_29_"/>
      </style:header>
      <style:footer>
        <text:h text:style-name="MP5" text:outline-level="1"><text:s/>: </text:h>
      </style:footer>
    </style:master-page>
    <style:master-page style:name="_5f_Fiche_20_éditeur_20__28_une_20_colonne_29__20_paire_20__28_G_29_" style:display-name="_Fiche éditeur (une colonne) paire (G)" style:page-layout-name="Mpm12" style:next-style-name="_5f_Fiche_20_éditeur_20__28_une_20_colonne_29__20_impaire_20__28_D_29_">
      <style:header>
        <text:p text:style-name="MP6"><draw:line text:anchor-type="paragraph" draw:z-index="33" draw:name="Shape3_3" draw:style-name="Mgr3" draw:text-style-name="MP7" svg:x1="12.956cm" svg:y1="0.365cm" svg:x2="20.497cm" svg:y2="0.36cm"><text:p/></draw:line><text:span text:style-name="MT6">Symétrie axiale</text:span> : <text:span text:style-name="MT6">Construction</text:span> </text:p>
      </style:header>
      <style:footer>
        <text:h text:style-name="MP8" text:outline-level="1"><text:span text:style-name="MT7">S</text:span><text:span text:style-name="MT8">ymétrie </text:span><text:span text:style-name="MT9">axiale </text:span><text:span text:style-name="MT8">: </text:span><text:span text:style-name="MT10">construction</text:span></text:h>
      </style:footer>
    </style:master-page>
    <style:master-page style:name="_5f_Fiche_20_éditeur_20_page_20_paire_20__28_G_29_" style:display-name="_Fiche éditeur page paire (G)" style:page-layout-name="Mpm13" style:next-style-name="_5f_Fiche_20_éditeur_20_page_20_impaire_20__28_D_29_">
      <style:header>
        <text:p text:style-name="MP9"><draw:line text:anchor-type="paragraph" draw:z-index="27" draw:name="Shape3" draw:style-name="Mgr3" draw:text-style-name="MP7" svg:x1="13.134cm" svg:y1="0.422cm" svg:x2="20.496cm" svg:y2="0.36cm"><text:p/></draw:line><text:span text:style-name="MT6">Symétrie axiale</text:span> : <text:span text:style-name="MT6">Construction</text:span> </text:p>
      </style:header>
      <style:footer>
        <text:h text:style-name="MP10" text:outline-level="1"><text:span text:style-name="MT11">S</text:span><text:span text:style-name="MT12">ymétrie </text:span><text:span text:style-name="MT6">axiale </text:span><text:span text:style-name="MT12">: </text:span><text:span text:style-name="MT13">construction</text:span></text:h>
      </style:footer>
    </style:master-page>
    <style:master-page style:name="_5f_Fiche_20_éditeur_20_page_20_impaire_20__28_D_29_" style:display-name="_Fiche éditeur page impaire (D)" style:page-layout-name="Mpm14" style:next-style-name="_5f_Fiche_20_éditeur_20_page_20_paire_20__28_G_29_">
      <style:header>
        <text:p text:style-name="MP6"><draw:line text:anchor-type="paragraph" draw:z-index="18" draw:name="Shape3_0" draw:style-name="Mgr3" draw:text-style-name="MP7" svg:x1="13.376cm" svg:y1="0.378cm" svg:x2="20.497cm" svg:y2="0.36cm"><text:p/></draw:line><text:span text:style-name="MT6">Symétrie axiale</text:span> : <text:span text:style-name="MT6">Construction</text:span> </text:p>
      </style:header>
      <style:footer>
        <text:h text:style-name="MP10" text:outline-level="1"><text:span text:style-name="MT11">S</text:span><text:span text:style-name="MT12">ymétrie </text:span><text:span text:style-name="MT6">axiale </text:span><text:span text:style-name="MT12">: </text:span><text:span text:style-name="MT13">construction</text:span></text:h>
      </style:footer>
      <style:footer-left>
        <text:p text:style-name="MP11">Série 2 :<text:tab/> <text:s text:c="87"/>Chapitre G? : ...</text:p>
      </style:footer-left>
    </style:master-page>
    <style:master-page style:name="_5f_Fiche_20_éditeur_20_page_20_paire_20_section_20_a_20_une_20_et_20_deux_20_colonnes" style:display-name="_Fiche éditeur page paire section a une et deux colonnes" style:page-layout-name="Mpm15">
      <style:header>
        <text:p text:style-name="MP9">Symétrie axiale : Construction </text:p>
      </style:header>
      <style:footer>
        <text:h text:style-name="MP12" text:outline-level="1"><text:span text:style-name="MT7">S</text:span><text:span text:style-name="MT8">ymétrie </text:span><text:span text:style-name="MT9">axiale </text:span><text:span text:style-name="MT8">: </text:span><text:span text:style-name="MT10">construction</text:span></text:h>
      </style:footer>
    </style:master-page>
    <style:master-page style:name="_5f_Fiche_20_format_20_Site" loext:hidden="true" style:hidden="true" style:display-name="_Fiche format Site" style:page-layout-name="Mpm16">
      <style:header>
        <text:p text:style-name="MP13"/>
        <text:p text:style-name="MP14"><text:span text:style-name="MT14">Chapitre N3 :</text:span> <text:span text:style-name="MT15">Nombres fractions</text:span></text:p>
        <text:p text:style-name="MP15">Série 2 : Fractions et partage <text:s text:c="75"/></text:p>
      </style:header>
    </style:master-page>
    <style:master-page style:name="SERIE_5f_G_5f_GAUCHE_5f_ET_5f_DROITE_5f_2COL" style:display-name="SERIE_G_GAUCHE_ET_DROITE_2COL" style:page-layout-name="Mpm17" draw:style-name="Mdp1">
      <style:header>
        <text:p text:style-name="MP16"><text:span text:style-name="MT16">S</text:span><text:span text:style-name="MT17">ymétrie axiale : Constructions</text:span></text:p>
      </style:header>
      <style:footer>
        <text:p text:style-name="MP17"><draw:frame draw:style-name="Mfr1" draw:name="Frame1" text:anchor-type="paragraph" svg:y="-0.06cm" draw:z-index="14"><draw:text-box fo:min-height="0.499cm" fo:min-width="7.096cm"><draw:frame draw:style-name="Mfr2" draw:name="Frame2" text:anchor-type="frame" svg:x="0.45cm" svg:y="0.079cm" svg:width="0.817cm" draw:z-index="16"><draw:text-box fo:min-height="0.355cm"><text:p text:style-name="MP18"><draw:g text:anchor-type="paragraph" draw:z-index="19" draw:name="Shape4_1" draw:style-name="Mgr4"><draw:path draw:style-name="Mgr5" draw:text-style-name="MP19" svg:width="0.855cm" svg:height="1.172cm" svg:x="-0.03cm" svg:y="-0.194cm" svg:viewBox="0 0 856 1173" svg:d="M856 1173h-856v-991c0-100 79-182 175-182h505c97 0 176 82 176 182z"><text:p/></draw:path></draw:g><text:page-number text:select-page="current">1</text:page-number></text:p></draw:text-box></draw:frame><text:p text:style-name="MP20"><text:span text:style-name="MT18">Géométrie plane : </text:span><text:span text:style-name="MT19">Parallèles, perpendiculaires, </text:span><text:span text:style-name="MT20">distances</text:span></text:p></draw:text-box></draw:frame></text:p>
      </style:footer>
      <style:footer-left>
        <text:p text:style-name="MP21"><draw:frame draw:style-name="Mfr1" draw:name="Frame3" text:anchor-type="paragraph" svg:y="-0.06cm" draw:z-index="0"><draw:text-box fo:min-height="0.499cm" fo:min-width="3cm"><draw:frame draw:style-name="Mfr2" draw:name="Frame4" text:anchor-type="frame" svg:x="0.45cm" svg:y="0.079cm" svg:width="0.817cm" draw:z-index="0"><draw:text-box fo:min-height="0.355cm"><text:p text:style-name="MP18"><draw:g text:anchor-type="paragraph" draw:z-index="11" draw:name="Shape4_2" draw:style-name="Mgr4"><draw:path draw:style-name="Mgr5" draw:text-style-name="MP19" svg:width="0.855cm" svg:height="1.172cm" svg:x="-0.03cm" svg:y="-0.194cm" svg:viewBox="0 0 856 1173" svg:d="M856 1173h-856v-991c0-100 79-182 175-182h505c97 0 176 82 176 182z"><text:p/></draw:path></draw:g><text:page-number text:select-page="current">2</text:page-number></text:p></draw:text-box></draw:frame><text:p text:style-name="MP22"><text:span text:style-name="MT21">Géométrie plane : </text:span><text:span text:style-name="MT19">parallèles, perpendiculaires, </text:span><text:span text:style-name="MT20">distances</text:span></text:p></draw:text-box></draw:frame></text:p>
      </style:footer-left>
    </style:master-page>
    <style:master-page style:name="odile" style:page-layout-name="Mpm18" draw:style-name="Mdp2">
      <style:header>
        <table:table table:name="Tableau5" table:style-name="Tableau5">
          <table:table-column table:style-name="Tableau5.A"/>
          <table:table-column table:style-name="Tableau5.B"/>
          <table:table-header-rows>
            <table:table-row>
              <table:table-cell table:style-name="Tableau5.A1" office:value-type="string">
                <text:p text:style-name="Standard"><draw:g text:anchor-type="as-char" svg:y="0cm" draw:z-index="8" draw:name="Shape5" draw:style-name="Mgr6"><draw:ellipse draw:style-name="Mgr7" draw:text-style-name="MP23" svg:width="1.715cm" svg:height="1.784cm" svg:x="0cm" svg:y="0.004cm" draw:kind="arc" draw:start-angle="90.48" draw:end-angle="269.56"><text:p/></draw:ellipse><draw:line draw:style-name="Mgr7" draw:text-style-name="MP23" svg:x1="0.847cm" svg:y1="0.002cm" svg:x2="18.167cm" svg:y2="0.002cm"><text:p/></draw:line><draw:line draw:style-name="Mgr7" draw:text-style-name="MP23" svg:x1="0.847cm" svg:y1="1.782cm" svg:x2="18.158cm" svg:y2="1.782cm"><text:p/></draw:line><draw:ellipse draw:style-name="Mgr7" draw:text-style-name="MP23" svg:width="1.719cm" svg:height="1.782cm" svg:x="17.29cm" svg:y="0cm" draw:kind="arc" draw:start-angle="270.5" draw:end-angle="89.48"><text:p/></draw:ellipse><draw:frame draw:style-name="Mgr8" draw:text-style-name="MP24" svg:width="5.531cm" svg:height="1.639cm" svg:x="0.127cm" svg:y="0.092cm"><draw:image><text:p/></draw:image></draw:frame></draw:g></text:p>
              </table:table-cell>
              <table:table-cell>
                <table:table table:is-sub-table="true">
                  <table:table-column table:style-name="Tableau5.B1.1"/>
                  <table:table-column table:style-name="Tableau5.B1.2"/>
                  <table:table-row table:style-name="Tableau5.B1.1">
                    <table:table-cell table:style-name="Tableau5.A1" office:value-type="string">
                      <text:p text:style-name="MP25">N1 : Priorités, distributivité</text:p>
                    </table:table-cell>
                    <table:table-cell table:style-name="Tableau5.A1" office:value-type="string">
                      <text:p text:style-name="MP25"/>
                    </table:table-cell>
                  </table:table-row>
                  <table:table-row>
                    <table:table-cell table:style-name="Tableau5.A1" office:value-type="string">
                      <text:p text:style-name="MP26">Série 1 : Priorités opératoires</text:p>
                    </table:table-cell>
                    <table:table-cell table:style-name="Tableau5.A1" office:value-type="string">
                      <text:p text:style-name="MP26"/>
                    </table:table-cell>
                  </table:table-row>
                </table:table>
              </table:table-cell>
            </table:table-row>
          </table:table-header-rows>
        </table:table>
        <text:p text:style-name="MP27"><text:span text:style-name="corps"><text:span text:style-name="MT22"/></text:span></text:p>
      </style:header>
      <style:header-left>
        <table:table table:name="Tableau7" table:style-name="Tableau7">
          <table:table-column table:style-name="Tableau7.A"/>
          <table:table-column table:style-name="Tableau7.B"/>
          <table:table-header-rows>
            <table:table-row>
              <table:table-cell table:style-name="Tableau7.A1" office:value-type="string">
                <text:p text:style-name="Standard"><draw:g text:anchor-type="as-char" svg:y="0cm" draw:z-index="9" draw:name="Shape6" draw:style-name="Mgr6"><draw:ellipse draw:style-name="Mgr7" draw:text-style-name="MP23" svg:width="1.715cm" svg:height="1.784cm" svg:x="0cm" svg:y="0.004cm" draw:kind="arc" draw:start-angle="90.48" draw:end-angle="269.56"><text:p/></draw:ellipse><draw:line draw:style-name="Mgr7" draw:text-style-name="MP23" svg:x1="0.847cm" svg:y1="0.002cm" svg:x2="18.167cm" svg:y2="0.002cm"><text:p/></draw:line><draw:line draw:style-name="Mgr7" draw:text-style-name="MP23" svg:x1="0.847cm" svg:y1="1.782cm" svg:x2="18.158cm" svg:y2="1.782cm"><text:p/></draw:line><draw:ellipse draw:style-name="Mgr7" draw:text-style-name="MP23" svg:width="1.719cm" svg:height="1.782cm" svg:x="17.29cm" svg:y="0cm" draw:kind="arc" draw:start-angle="270.5" draw:end-angle="89.48"><text:p/></draw:ellipse><draw:frame draw:style-name="Mgr8" draw:text-style-name="MP24" svg:width="5.531cm" svg:height="1.639cm" svg:x="0.127cm" svg:y="0.092cm"><draw:image><text:p/></draw:image></draw:frame></draw:g></text:p>
              </table:table-cell>
              <table:table-cell>
                <table:table table:is-sub-table="true">
                  <table:table-column table:style-name="Tableau7.B1.1"/>
                  <table:table-column table:style-name="Tableau7.B1.2"/>
                  <table:table-row table:style-name="Tableau7.B1.1">
                    <table:table-cell table:style-name="Tableau7.A1" office:value-type="string">
                      <text:p text:style-name="MP25">5N1 : Priorités, distributivité</text:p>
                    </table:table-cell>
                    <table:table-cell table:style-name="Tableau7.A1" office:value-type="string">
                      <text:p text:style-name="MP25"/>
                    </table:table-cell>
                  </table:table-row>
                  <table:table-row>
                    <table:table-cell table:style-name="Tableau7.A1" office:value-type="string">
                      <text:p text:style-name="MP26">Série 1 : Priorités opératoires</text:p>
                    </table:table-cell>
                    <table:table-cell table:style-name="Tableau7.A1" office:value-type="string">
                      <text:p text:style-name="MP26"/>
                    </table:table-cell>
                  </table:table-row>
                </table:table>
              </table:table-cell>
            </table:table-row>
          </table:table-header-rows>
        </table:table>
        <text:p text:style-name="MP27"><text:span text:style-name="corps"><text:span text:style-name="MT22"/></text:span></text:p>
      </style:header-left>
      <style:footer>
        <text:p text:style-name="MP28"><text:span text:style-name="MT23">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9" draw:style-name="Mdp2">
      <style:header>
        <text:p text:style-name="MP29">Série 4 : Constructions (2)</text:p>
      </style:header>
      <style:footer>
        <text:p text:style-name="MP30">Parallélogrammes : Chapitre G3</text:p>
      </style:footer>
    </style:master-page>
    <style:master-page style:name="_5f_Fiche_20_serie_20_6_20_une_20_colonne_20__28_D_29_" loext:hidden="true" style:hidden="true" style:display-name="_Fiche serie 6 une colonne (D)" style:page-layout-name="Mpm20">
      <style:header>
        <text:p text:style-name="MP29">Série 6 : Démonstrations (2)</text:p>
        <text:list xml:id="list3228085814" text:style-name="_5f_Numérotation_20_des_20_exercices_20_livrets">
          <text:list-item>
            <text:h text:style-name="MP31" text:outline-level="1">Sans justi</text:h>
          </text:list-item>
        </text:list>
      </style:header>
      <style:footer>
        <text:p text:style-name="MP30">Parallélogrammes : Chapitre G3</text:p>
      </style:footer>
    </style:master-page>
    <style:master-page style:name="SERIE_5f_G_5f_GAUCHE_5f_ET_5f_DROITE_5f_1COL" style:display-name="SERIE_G_GAUCHE_ET_DROITE_1COL" style:page-layout-name="Mpm21" draw:style-name="Mdp1">
      <style:header>
        <text:p text:style-name="MP32"><text:span text:style-name="MT16">Symétrie axiale : Constructions</text:span></text:p>
      </style:header>
      <style:footer>
        <text:p text:style-name="MP21"><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18"><text:page-number text:select-page="current">3</text:page-number></text:p></draw:text-box></draw:frame><text:p text:style-name="MP33"><text:span text:style-name="MT24">Géométrie plane : </text:span><text:span text:style-name="MT25">parallèles, perpendiculaires, </text:span><text:span text:style-name="MT16">distances</text:span></text:p></draw:text-box></draw:frame><draw:g text:anchor-type="paragraph" draw:z-index="12" draw:name="Shape4_3" draw:style-name="Mgr4"><draw:path draw:style-name="Mgr5" draw:text-style-name="MP19" svg:width="0.855cm" svg:height="1.172cm" svg:x="18.41cm" svg:y="-0.175cm" svg:viewBox="0 0 856 1173" svg:d="M856 1173h-856v-991c0-100 79-182 175-182h505c97 0 176 82 176 182z"><text:p/></draw:path></draw:g></text:p>
      </style:footer>
      <style:footer-left>
        <text:p text:style-name="MP21"><draw:frame draw:style-name="Mfr1" draw:name="Frame7" text:anchor-type="paragraph" svg:y="-0.06cm" draw:z-index="6"><draw:text-box fo:min-height="0.499cm" fo:min-width="3cm"><draw:frame draw:style-name="Mfr2" draw:name="Frame8" text:anchor-type="frame" svg:x="0.45cm" svg:y="0.079cm" svg:width="0.817cm" draw:z-index="7"><draw:text-box fo:min-height="0.355cm"><text:p text:style-name="MP18"><text:page-number text:select-page="current">2</text:page-number></text:p></draw:text-box></draw:frame><text:p text:style-name="MP33"><text:span text:style-name="MT24">Géométrie plane : </text:span><text:span text:style-name="MT25">parallèles, perpendiculaires, </text:span><text:span text:style-name="MT16">distances</text:span></text:p></draw:text-box></draw:frame><draw:g text:anchor-type="paragraph" draw:z-index="13" draw:name="Shape4_4" draw:style-name="Mgr4"><draw:path draw:style-name="Mgr5" draw:text-style-name="MP19" svg:width="0.855cm" svg:height="1.172cm" svg:x="-0.307cm" svg:y="-0.175cm" svg:viewBox="0 0 856 1173" svg:d="M856 1173h-856v-991c0-100 79-182 175-182h505c97 0 176 82 176 182z"><text:p/></draw:path></draw:g></text:p>
      </style:footer-left>
    </style:master-page>
    <style:master-page style:name="_5f_Fiche_20_éditeur_20_série_20_2_20_une_20_colonne_20_impaire_20__28_G_29_" style:display-name="_Fiche éditeur série 2 une colonne impaire (G)" style:page-layout-name="Mpm22" draw:style-name="Mdp1">
      <style:header>
        <text:p text:style-name="MP34"><text:span text:style-name="MT26">Géométrie plane</text:span><text:span text:style-name="MT27"> : </text:span><text:span text:style-name="MT28">Parallèles, perpendiculaires,<text:line-break/> </text:span><text:span text:style-name="MT29">distances</text:span></text:p>
      </style:header>
      <style:footer>
        <text:p text:style-name="MP21"><draw:frame draw:style-name="Mfr1" draw:name="Cadre11" text:anchor-type="paragraph" svg:y="-0.06cm" draw:z-index="2"><draw:text-box fo:min-height="0.499cm" fo:min-width="1cm"><draw:frame draw:style-name="Mfr2" draw:name="Cadre21" text:anchor-type="frame" svg:x="0.45cm" svg:y="0.079cm" svg:width="0.817cm" draw:z-index="1"><draw:text-box fo:min-height="0.355cm"><text:p text:style-name="MP18"><draw:g text:anchor-type="paragraph" draw:z-index="17" draw:name="Shape4" draw:style-name="Mgr4"><draw:path draw:style-name="Mgr5" draw:text-style-name="MP19"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30">espace</text:span> • <text:span text:style-name="MT31">G6</text:span></text:p></draw:text-box></draw:frame></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3DT2H38M27S</meta:editing-duration>
    <meta:editing-cycles>297</meta:editing-cycles>
    <meta:generator>LibreOffice/7.0.0.3$Linux_X86_64 LibreOffice_project/8061b3e9204bef6b321a21033174034a5e2ea88e</meta:generator>
    <dc:date>2021-01-23T17:01:34.314034758</dc:date>
    <meta:document-statistic meta:table-count="3" meta:image-count="0" meta:object-count="0" meta:page-count="2" meta:paragraph-count="64" meta:word-count="368" meta:character-count="2286" meta:non-whitespace-character-count="1813"/>
    <meta:template xlink:type="simple" xlink:actuate="onRequest" xlink:title="13-Géométrie plane partie_2_Serie_4_parallèles_et_perpendiculaires" xlink:href="../13-Géométrie%20plane%20partie_2_Serie_4_parallèles_et_perpendiculaires.ott" meta:date="2021-01-17T20:27:00.625215510"/>
  </office:meta>
</office:document-meta>
</file>